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JEMHGE+Webdings" svg:font-family="JEMHGE+Webdings"/>
    <style:font-face style:name="F" svg:font-family="" style:font-family-generic="roman"/>
    <style:font-face style:name="TimesNewRomanPSMT" svg:font-family="TimesNewRomanPSMT" style:font-family-generic="roman"/>
    <style:font-face style:name="Verdana" svg:font-family="Verdana" style:font-family-generic="swiss"/>
    <style:font-face style:name="Monospace" svg:font-family="Monospace" style:font-pitch="fixed"/>
    <style:font-face style:name="CourierNewPSMT" svg:font-family="CourierNewPSMT" style:font-family-generic="roma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4" style:family="table-column">
      <style:table-column-properties fo:break-before="auto" style:column-width="0.8925in"/>
    </style:style>
    <style:style style:name="co2" style:family="table-column">
      <style:table-column-properties fo:break-before="auto" style:column-width="1.3264in"/>
    </style:style>
    <style:style style:name="co3" style:family="table-column">
      <style:table-column-properties fo:break-before="auto" style:column-width="2.0366in"/>
    </style:style>
    <style:style style:name="co5" style:family="table-column">
      <style:table-column-properties fo:break-before="auto" style:column-width="1.6925in"/>
    </style:style>
    <style:style style:name="co6" style:family="table-column">
      <style:table-column-properties fo:break-before="auto" style:column-width="1.402in"/>
    </style:style>
    <style:style style:name="co7" style:family="table-column">
      <style:table-column-properties fo:break-before="auto" style:column-width="1.7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font-name="Verdana" fo:font-size="8pt" fo:language="en" fo:country="US" fo:font-style="normal" fo:text-shadow="none" style:text-underline-style="none" fo:font-weight="normal" style:text-underline-mode="continuous" style:text-overline-mode="continuous" style:text-line-through-mode="continuous" style:font-name-asian="Verdan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ff" style:text-outline="false" style:text-line-through-style="none" style:font-name="CourierNewPSMT" fo:font-size="8pt" fo:language="en" fo:country="US" fo:font-style="normal" fo:text-shadow="none" style:text-underline-style="none" fo:font-weight="normal" style:text-underline-mode="continuous" style:text-overline-mode="continuous" style:text-line-through-mode="continuous" style:font-name-asian="CourierNewPSMT"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2a00ff"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ff" style:text-outline="false" style:text-line-through-style="none" style:font-name="CourierNewPSMT" fo:font-size="8.5pt" fo:language="en" fo:country="US" fo:font-style="normal" fo:text-shadow="none" style:text-underline-style="none" fo:font-weight="normal" style:text-underline-mode="continuous" style:text-overline-mode="continuous" style:text-line-through-mode="continuous" style:font-name-asian="CourierNewPSMT" style:font-size-asian="8.5pt" style:language-asian="en" style:country-asian="US" style:font-style-asian="normal" style:font-weight-asian="normal" style:font-size-complex="4.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2" table:default-cell-style-name="ce2"/>
        <table:table-column table:style-name="co3" table:default-cell-style-name="Default"/>
        <table:table-column table:style-name="co5" table:number-columns-repeated="2" table:default-cell-style-name="Default"/>
        <table:table-column table:style-name="co4" table:number-columns-repeated="3" table:default-cell-style-name="Default"/>
        <table:table-column table:style-name="co6" table:default-cell-style-name="Default"/>
        <table:table-column table:style-name="co7" table:default-cell-style-name="Default"/>
        <table:table-column table:style-name="co4" table:default-cell-style-name="Default"/>
        <table:table-row table:style-name="ro1">
          <table:table-cell table:style-name="Default"/>
          <table:table-cell table:number-columns-repeated="9"/>
        </table:table-row>
        <table:table-row table:style-name="ro1">
          <table:table-cell table:style-name="Default" office:value-type="string">
            <text:p>Entidad</text:p>
          </table:table-cell>
          <table:table-cell office:value-type="string">
            <text:p>Field</text:p>
          </table:table-cell>
          <table:table-cell office:value-type="string">
            <text:p>Foreing key</text:p>
          </table:table-cell>
          <table:table-cell office:value-type="string">
            <text:p>Descripcion</text:p>
          </table:table-cell>
          <table:table-cell office:value-type="string">
            <text:p>Type</text:p>
          </table:table-cell>
          <table:table-cell office:value-type="string">
            <text:p>Size</text:p>
          </table:table-cell>
          <table:table-cell table:number-columns-repeated="4"/>
        </table:table-row>
        <table:table-row table:style-name="ro1">
          <table:table-cell table:style-name="Default" office:value-type="string">
            <text:p>CONTACT</text:p>
          </table:table-cell>
          <table:table-cell office:value-type="string">
            <text:p>CONTACTNAME</text:p>
          </table:table-cell>
          <table:table-cell/>
          <table:table-cell office:value-type="string">
            <text:p>Unique ID of the contact</text:p>
          </table:table-cell>
          <table:table-cell office:value-type="string">
            <text:p>ALPHANUMERIC</text:p>
          </table:table-cell>
          <table:table-cell office:value-type="float" office:value="200">
            <text:p>200</text:p>
          </table:table-cell>
          <table:table-cell/>
          <table:table-cell office:value-type="string">
            <text:p>CONTACT</text:p>
          </table:table-cell>
          <table:table-cell/>
          <table:table-cell table:style-name="ce1" office:value-type="string">
            <text:p>The contact object represents generic contact and address information in the system. Contacts are used with several higher level objects such as employees, customers, and vendors. They can also be created and maintained separately.</text:p>
          </table:table-cell>
        </table:table-row>
        <table:table-row table:style-name="ro1">
          <table:table-cell table:style-name="Default" office:value-type="string">
            <text:p>CONTACT</text:p>
          </table:table-cell>
          <table:table-cell office:value-type="string">
            <text:p>PRINTAS</text:p>
          </table:table-cell>
          <table:table-cell/>
          <table:table-cell office:value-type="string">
            <text:p>Name to be printed</text:p>
          </table:table-cell>
          <table:table-cell office:value-type="string">
            <text:p>ALPHANUMERIC</text:p>
          </table:table-cell>
          <table:table-cell office:value-type="float" office:value="200">
            <text:p>200</text:p>
          </table:table-cell>
          <table:table-cell/>
          <table:table-cell office:value-type="string">
            <text:p>DEPARTMENT</text:p>
          </table:table-cell>
          <table:table-cell/>
          <table:table-cell office:value-type="string">
            <text:p>The department object represents an organizational unit in the Intacct system. The department list is maintained in the Company Application, but is also used in the General Ledger, Employee Expense, and several other applications.</text:p>
          </table:table-cell>
        </table:table-row>
        <table:table-row table:style-name="ro1">
          <table:table-cell table:style-name="Default" office:value-type="string">
            <text:p>CONTACT</text:p>
          </table:table-cell>
          <table:table-cell office:value-type="string">
            <text:p>COMPANYNAME</text:p>
          </table:table-cell>
          <table:table-cell/>
          <table:table-cell office:value-type="string">
            <text:p>Company Name</text:p>
          </table:table-cell>
          <table:table-cell office:value-type="string">
            <text:p>ALPHANUMERIC</text:p>
          </table:table-cell>
          <table:table-cell office:value-type="float" office:value="100">
            <text:p>100</text:p>
          </table:table-cell>
          <table:table-cell/>
          <table:table-cell office:value-type="string">
            <text:p>LOCATION</text:p>
          </table:table-cell>
          <table:table-cell/>
          <table:table-cell office:value-type="string">
            <text:p>The location object represents a physical location or organizational unit in the Intacct system. The location list is maintained in the Company Application, but is also used in the General Ledger, Employee Expense, and Payroll applications.</text:p>
          </table:table-cell>
        </table:table-row>
        <table:table-row table:style-name="ro1">
          <table:table-cell table:style-name="Default" office:value-type="string">
            <text:p>CONTACT</text:p>
          </table:table-cell>
          <table:table-cell office:value-type="string">
            <text:p>PREFIX</text:p>
          </table:table-cell>
          <table:table-cell/>
          <table:table-cell office:value-type="string">
            <text:p>Salutation</text:p>
          </table:table-cell>
          <table:table-cell office:value-type="string">
            <text:p>ALPHANUMERIC</text:p>
          </table:table-cell>
          <table:table-cell office:value-type="float" office:value="15">
            <text:p>15</text:p>
          </table:table-cell>
          <table:table-cell/>
          <table:table-cell table:style-name="ce1" office:value-type="string">
            <text:p>employee</text:p>
          </table:table-cell>
          <table:table-cell/>
          <table:table-cell office:value-type="string">
            <text:p>The employee object represents an employee in the Intacct system. The employee list is maintained in the Company Application, but is also used in the Employee Expense, and Payroll applications.</text:p>
          </table:table-cell>
        </table:table-row>
        <table:table-row table:style-name="ro1">
          <table:table-cell table:style-name="Default" office:value-type="string">
            <text:p>CONTACT</text:p>
          </table:table-cell>
          <table:table-cell office:value-type="string">
            <text:p>FIRSTNAME</text:p>
          </table:table-cell>
          <table:table-cell/>
          <table:table-cell office:value-type="string">
            <text:p>First Name of contact</text:p>
          </table:table-cell>
          <table:table-cell office:value-type="string">
            <text:p>ALPHANUMERIC</text:p>
          </table:table-cell>
          <table:table-cell office:value-type="float" office:value="40">
            <text:p>40</text:p>
          </table:table-cell>
          <table:table-cell/>
          <table:table-cell table:style-name="ce2" office:value-type="string">
            <text:p>reportingperiod</text:p>
          </table:table-cell>
          <table:table-cell table:number-columns-repeated="2"/>
        </table:table-row>
        <table:table-row table:style-name="ro1">
          <table:table-cell table:style-name="Default" office:value-type="string">
            <text:p>CONTACT</text:p>
          </table:table-cell>
          <table:table-cell office:value-type="string">
            <text:p>LASTNAME</text:p>
          </table:table-cell>
          <table:table-cell/>
          <table:table-cell office:value-type="string">
            <text:p>Last Name of contact</text:p>
          </table:table-cell>
          <table:table-cell office:value-type="string">
            <text:p>ALPHANUMERIC</text:p>
          </table:table-cell>
          <table:table-cell office:value-type="float" office:value="40">
            <text:p>40</text:p>
          </table:table-cell>
          <table:table-cell/>
          <table:table-cell table:style-name="ce2" office:value-type="string">
            <text:p>bankaccount</text:p>
          </table:table-cell>
          <table:table-cell table:number-columns-repeated="2"/>
        </table:table-row>
        <table:table-row table:style-name="ro1">
          <table:table-cell table:style-name="Default" office:value-type="string">
            <text:p>CONTACT</text:p>
          </table:table-cell>
          <table:table-cell office:value-type="string">
            <text:p>INITIAL</text:p>
          </table:table-cell>
          <table:table-cell/>
          <table:table-cell office:value-type="string">
            <text:p>Middle Name of contact</text:p>
          </table:table-cell>
          <table:table-cell office:value-type="string">
            <text:p>ALPHANUMERIC</text:p>
          </table:table-cell>
          <table:table-cell office:value-type="float" office:value="40">
            <text:p>40</text:p>
          </table:table-cell>
          <table:table-cell/>
          <table:table-cell table:style-name="ce2" office:value-type="string">
            <text:p>araccountlabel</text:p>
          </table:table-cell>
          <table:table-cell/>
          <table:table-cell table:style-name="ce1" office:value-type="string">
            <text:p>The AR Account Label is used to specify the product being sold, when creating AR Invoices.</text:p>
          </table:table-cell>
        </table:table-row>
        <table:table-row table:style-name="ro1">
          <table:table-cell table:style-name="Default" office:value-type="string">
            <text:p>CONTACT</text:p>
          </table:table-cell>
          <table:table-cell office:value-type="string">
            <text:p>PHONE1</text:p>
          </table:table-cell>
          <table:table-cell/>
          <table:table-cell office:value-type="string">
            <text:p>Phone Number</text:p>
          </table:table-cell>
          <table:table-cell office:value-type="string">
            <text:p>ALPHANUMERIC</text:p>
          </table:table-cell>
          <table:table-cell office:value-type="float" office:value="30">
            <text:p>30</text:p>
          </table:table-cell>
          <table:table-cell/>
          <table:table-cell table:style-name="ce2" office:value-type="string">
            <text:p>arterm</text:p>
          </table:table-cell>
          <table:table-cell/>
          <table:table-cell office:value-type="string">
            <text:p>An AR Term defines conditions for payment of an invoice in the Intacct system. Conditions for the due date, discount for early payment, and penalty for late payment are all included in the definition of an AR term.</text:p>
          </table:table-cell>
        </table:table-row>
        <table:table-row table:style-name="ro1">
          <table:table-cell table:style-name="Default" office:value-type="string">
            <text:p>CONTACT</text:p>
          </table:table-cell>
          <table:table-cell office:value-type="string">
            <text:p>PHONE2</text:p>
          </table:table-cell>
          <table:table-cell/>
          <table:table-cell office:value-type="string">
            <text:p>Phone Number</text:p>
          </table:table-cell>
          <table:table-cell office:value-type="string">
            <text:p>ALPHANUMERIC</text:p>
          </table:table-cell>
          <table:table-cell office:value-type="float" office:value="30">
            <text:p>30</text:p>
          </table:table-cell>
          <table:table-cell/>
          <table:table-cell table:style-name="ce2" office:value-type="string">
            <text:p>customer</text:p>
          </table:table-cell>
          <table:table-cell/>
          <table:table-cell table:style-name="ce1" office:value-type="string">
            <text:p>The customer object represents a business partner to whom goods are sold in the Intacct system.</text:p>
          </table:table-cell>
        </table:table-row>
        <table:table-row table:style-name="ro1">
          <table:table-cell table:style-name="Default" office:value-type="string">
            <text:p>CONTACT</text:p>
          </table:table-cell>
          <table:table-cell office:value-type="string">
            <text:p>CELLPHONE</text:p>
          </table:table-cell>
          <table:table-cell/>
          <table:table-cell office:value-type="string">
            <text:p>Cellular Phone Number</text:p>
          </table:table-cell>
          <table:table-cell office:value-type="string">
            <text:p>ALPHANUMERIC</text:p>
          </table:table-cell>
          <table:table-cell office:value-type="float" office:value="30">
            <text:p>30</text:p>
          </table:table-cell>
          <table:table-cell/>
          <table:table-cell table:style-name="ce2" office:value-type="string">
            <text:p>invoicebatch</text:p>
          </table:table-cell>
          <table:table-cell/>
          <table:table-cell table:style-name="ce1" office:value-type="string">
            <text:p>An invoice batch is an entity that groups invoices. Every invoice in the Intacct system must be assigned to a batch.</text:p>
          </table:table-cell>
        </table:table-row>
        <table:table-row table:style-name="ro1">
          <table:table-cell table:style-name="Default" office:value-type="string">
            <text:p>CONTACT</text:p>
          </table:table-cell>
          <table:table-cell office:value-type="string">
            <text:p>PAGER</text:p>
          </table:table-cell>
          <table:table-cell/>
          <table:table-cell office:value-type="string">
            <text:p>Pager Number</text:p>
          </table:table-cell>
          <table:table-cell office:value-type="string">
            <text:p>ALPHANUMERIC</text:p>
          </table:table-cell>
          <table:table-cell office:value-type="float" office:value="30">
            <text:p>30</text:p>
          </table:table-cell>
          <table:table-cell/>
          <table:table-cell table:style-name="ce2" office:value-type="string">
            <text:p>invoice</text:p>
          </table:table-cell>
          <table:table-cell/>
          <table:table-cell table:style-name="ce1" office:value-type="string">
            <text:p>An invoice is a document within the Intacct system. The invoice represents a transaction between the company and a customer.</text:p>
          </table:table-cell>
        </table:table-row>
        <table:table-row table:style-name="ro1">
          <table:table-cell table:style-name="Default" office:value-type="string">
            <text:p>CONTACT</text:p>
          </table:table-cell>
          <table:table-cell office:value-type="string">
            <text:p>FAX</text:p>
          </table:table-cell>
          <table:table-cell/>
          <table:table-cell office:value-type="string">
            <text:p>Gender</text:p>
          </table:table-cell>
          <table:table-cell office:value-type="string">
            <text:p>ALPHANUMERIC</text:p>
          </table:table-cell>
          <table:table-cell office:value-type="float" office:value="30">
            <text:p>30</text:p>
          </table:table-cell>
          <table:table-cell/>
          <table:table-cell table:style-name="ce2" office:value-type="string">
            <text:p>lineitem</text:p>
          </table:table-cell>
          <table:table-cell table:number-columns-repeated="2"/>
        </table:table-row>
        <table:table-row table:style-name="ro1">
          <table:table-cell table:style-name="Default" office:value-type="string">
            <text:p>CONTACT</text:p>
          </table:table-cell>
          <table:table-cell office:value-type="string">
            <text:p>EMAIL1</text:p>
          </table:table-cell>
          <table:table-cell/>
          <table:table-cell office:value-type="string">
            <text:p>Email Address</text:p>
          </table:table-cell>
          <table:table-cell office:value-type="string">
            <text:p>ALPHANUMERIC</text:p>
          </table:table-cell>
          <table:table-cell office:value-type="float" office:value="40">
            <text:p>40</text:p>
          </table:table-cell>
          <table:table-cell/>
          <table:table-cell table:style-name="ce2" office:value-type="string">
            <text:p>aradjustmentbatch</text:p>
          </table:table-cell>
          <table:table-cell/>
          <table:table-cell office:value-type="string">
            <text:p>An AR Adjustment batch is an entity that groups AR adjustments. Every adjustment in the Intacct system must be assigned to a batch.</text:p>
          </table:table-cell>
        </table:table-row>
        <table:table-row table:style-name="ro1">
          <table:table-cell table:style-name="Default" office:value-type="string">
            <text:p>CONTACT</text:p>
          </table:table-cell>
          <table:table-cell office:value-type="string">
            <text:p>EMAIL2</text:p>
          </table:table-cell>
          <table:table-cell/>
          <table:table-cell office:value-type="string">
            <text:p>Email Address</text:p>
          </table:table-cell>
          <table:table-cell office:value-type="string">
            <text:p>ALPHANUMERIC</text:p>
          </table:table-cell>
          <table:table-cell office:value-type="float" office:value="40">
            <text:p>40</text:p>
          </table:table-cell>
          <table:table-cell/>
          <table:table-cell table:style-name="ce2" office:value-type="string">
            <text:p>aradjustment</text:p>
          </table:table-cell>
          <table:table-cell/>
          <table:table-cell office:value-type="string">
            <text:p>An AR Adjustment is a document within the Intacct system. The AR Adjustment represents an adjustment to the customer’s account, with or without reference to an existing invoice. Generally, the AR Adjustment is an internal document, not an invoice, and therefore does not have a due date.</text:p>
          </table:table-cell>
        </table:table-row>
        <table:table-row table:style-name="ro1">
          <table:table-cell table:style-name="Default" office:value-type="string">
            <text:p>CONTACT</text:p>
          </table:table-cell>
          <table:table-cell office:value-type="string">
            <text:p>URL1</text:p>
          </table:table-cell>
          <table:table-cell/>
          <table:table-cell office:value-type="string">
            <text:p>Web Page</text:p>
          </table:table-cell>
          <table:table-cell office:value-type="string">
            <text:p>ALPHANUMERIC</text:p>
          </table:table-cell>
          <table:table-cell office:value-type="float" office:value="256">
            <text:p>256</text:p>
          </table:table-cell>
          <table:table-cell/>
          <table:table-cell table:style-name="ce2" office:value-type="string">
            <text:p>arpaymentbatch</text:p>
          </table:table-cell>
          <table:table-cell/>
          <table:table-cell office:value-type="string">
            <text:p>An AR Payment batch is an entity that groups payments. Every payment in the Intacct system must be assigned to a batch.</text:p>
          </table:table-cell>
        </table:table-row>
        <table:table-row table:style-name="ro1">
          <table:table-cell table:style-name="Default" office:value-type="string">
            <text:p>CONTACT</text:p>
          </table:table-cell>
          <table:table-cell office:value-type="string">
            <text:p>URL2</text:p>
          </table:table-cell>
          <table:table-cell/>
          <table:table-cell office:value-type="string">
            <text:p>Web Page</text:p>
          </table:table-cell>
          <table:table-cell office:value-type="string">
            <text:p>ALPHANUMERIC</text:p>
          </table:table-cell>
          <table:table-cell office:value-type="float" office:value="256">
            <text:p>256</text:p>
          </table:table-cell>
          <table:table-cell/>
          <table:table-cell table:style-name="ce2" office:value-type="string">
            <text:p>arpayment</text:p>
          </table:table-cell>
          <table:table-cell/>
          <table:table-cell office:value-type="string">
            <text:p>A Bill is a document within the Intacct system. The Bill represents a transaction between the company and a vendor.</text:p>
          </table:table-cell>
        </table:table-row>
        <table:table-row table:style-name="ro1">
          <table:table-cell table:style-name="Default" office:value-type="string">
            <text:p>CONTACT</text:p>
          </table:table-cell>
          <table:table-cell office:value-type="string">
            <text:p>MAILADDRESS.ADDRESS1</text:p>
          </table:table-cell>
          <table:table-cell/>
          <table:table-cell office:value-type="string">
            <text:p>Street Address</text:p>
          </table:table-cell>
          <table:table-cell office:value-type="string">
            <text:p>ALPHANUMERIC</text:p>
          </table:table-cell>
          <table:table-cell office:value-type="float" office:value="80">
            <text:p>80</text:p>
          </table:table-cell>
          <table:table-cell/>
          <table:table-cell table:style-name="ce2" office:value-type="string">
            <text:p>apaccountlabel</text:p>
          </table:table-cell>
          <table:table-cell/>
          <table:table-cell table:style-name="ce1" office:value-type="string">
            <text:p>The AP Account Label is used to specify the product being purchased, when creating AP Bills.</text:p>
          </table:table-cell>
        </table:table-row>
        <table:table-row table:style-name="ro1">
          <table:table-cell table:style-name="Default" office:value-type="string">
            <text:p>CONTACT</text:p>
          </table:table-cell>
          <table:table-cell office:value-type="string">
            <text:p>MAILADDRESS.ADDRESS2</text:p>
          </table:table-cell>
          <table:table-cell/>
          <table:table-cell office:value-type="string">
            <text:p>Street Address</text:p>
          </table:table-cell>
          <table:table-cell office:value-type="string">
            <text:p>ALPHANUMERIC</text:p>
          </table:table-cell>
          <table:table-cell office:value-type="float" office:value="80">
            <text:p>80</text:p>
          </table:table-cell>
          <table:table-cell/>
          <table:table-cell table:style-name="ce2" office:value-type="string">
            <text:p>apterm</text:p>
          </table:table-cell>
          <table:table-cell/>
          <table:table-cell office:value-type="string">
            <text:p>An AP Term defines conditions for payment of a bill in the Intacct system. Conditions for the due date, discount for early payment, and penalty for late payment are all included in the definition of an AP term.</text:p>
          </table:table-cell>
        </table:table-row>
        <table:table-row table:style-name="ro1">
          <table:table-cell table:style-name="Default" office:value-type="string">
            <text:p>CONTACT</text:p>
          </table:table-cell>
          <table:table-cell office:value-type="string">
            <text:p>MAILADDRESS.CITY</text:p>
          </table:table-cell>
          <table:table-cell/>
          <table:table-cell office:value-type="string">
            <text:p>City</text:p>
          </table:table-cell>
          <table:table-cell office:value-type="string">
            <text:p>ALPHANUMERIC</text:p>
          </table:table-cell>
          <table:table-cell office:value-type="float" office:value="80">
            <text:p>80</text:p>
          </table:table-cell>
          <table:table-cell/>
          <table:table-cell table:style-name="ce2" office:value-type="string">
            <text:p>vendor</text:p>
          </table:table-cell>
          <table:table-cell/>
          <table:table-cell table:style-name="ce1" office:value-type="string">
            <text:p>The vendor object represents a business partner from whom goods are purchased in the Intacct system.</text:p>
          </table:table-cell>
        </table:table-row>
        <table:table-row table:style-name="ro1">
          <table:table-cell table:style-name="Default" office:value-type="string">
            <text:p>CONTACT</text:p>
          </table:table-cell>
          <table:table-cell office:value-type="string">
            <text:p>MAILADDRESS.STATE</text:p>
          </table:table-cell>
          <table:table-cell/>
          <table:table-cell office:value-type="string">
            <text:p>State</text:p>
          </table:table-cell>
          <table:table-cell office:value-type="string">
            <text:p>ALPHANUMERIC</text:p>
          </table:table-cell>
          <table:table-cell office:value-type="float" office:value="40">
            <text:p>40</text:p>
          </table:table-cell>
          <table:table-cell/>
          <table:table-cell office:value-type="string">
            <text:p>?bill_batch</text:p>
          </table:table-cell>
          <table:table-cell/>
          <table:table-cell table:style-name="ce1" office:value-type="string">
            <text:p>A bill batch is an entity that groups bills. Every bill in the Intacct system must be assigned to a bat</text:p>
          </table:table-cell>
        </table:table-row>
        <table:table-row table:style-name="ro1">
          <table:table-cell table:style-name="Default" office:value-type="string">
            <text:p>CONTACT</text:p>
          </table:table-cell>
          <table:table-cell office:value-type="string">
            <text:p>MAILADDRESS.ZIP</text:p>
          </table:table-cell>
          <table:table-cell/>
          <table:table-cell office:value-type="string">
            <text:p>Zip Code</text:p>
          </table:table-cell>
          <table:table-cell office:value-type="string">
            <text:p>ALPHANUMERIC</text:p>
          </table:table-cell>
          <table:table-cell office:value-type="float" office:value="30">
            <text:p>30</text:p>
          </table:table-cell>
          <table:table-cell/>
          <table:table-cell table:style-name="ce2" office:value-type="string">
            <text:p>bill</text:p>
          </table:table-cell>
          <table:table-cell/>
          <table:table-cell office:value-type="string">
            <text:p>A Bill is a document within the Intacct system. The Bill represents a transaction between the company and a vendor.</text:p>
          </table:table-cell>
        </table:table-row>
        <table:table-row table:style-name="ro1">
          <table:table-cell table:style-name="Default" office:value-type="string">
            <text:p>CONTACT</text:p>
          </table:table-cell>
          <table:table-cell office:value-type="string">
            <text:p>MAILADDRESS.COUNTRY</text:p>
          </table:table-cell>
          <table:table-cell/>
          <table:table-cell office:value-type="string">
            <text:p>Country</text:p>
          </table:table-cell>
          <table:table-cell office:value-type="string">
            <text:p>ALPHANUMERIC</text:p>
          </table:table-cell>
          <table:table-cell office:value-type="float" office:value="60">
            <text:p>60</text:p>
          </table:table-cell>
          <table:table-cell/>
          <table:table-cell table:style-name="ce2" office:value-type="string">
            <text:p>apadjustmentbatch</text:p>
          </table:table-cell>
          <table:table-cell/>
          <table:table-cell office:value-type="string">
            <text:p>An AP Adjustment batch is an entity that groups AP adjustments. Every adjustment in the Intacct system must be assigned to a batch.</text:p>
          </table:table-cell>
        </table:table-row>
        <table:table-row table:style-name="ro1">
          <table:table-cell table:style-name="Default" office:value-type="string">
            <text:p>CONTACT</text:p>
          </table:table-cell>
          <table:table-cell office:value-type="string">
            <text:p>STATUS</text:p>
          </table:table-cell>
          <table:table-cell/>
          <table:table-cell office:value-type="string">
            <text:p>Active/Intactive Status</text:p>
          </table:table-cell>
          <table:table-cell office:value-type="string">
            <text:p>ENUM: ‘active’, ‘inactive’</text:p>
          </table:table-cell>
          <table:table-cell office:value-type="float" office:value="-0">
            <text:p>-0</text:p>
          </table:table-cell>
          <table:table-cell/>
          <table:table-cell table:style-name="ce2" office:value-type="string">
            <text:p>apadjustment</text:p>
          </table:table-cell>
          <table:table-cell/>
          <table:table-cell office:value-type="string">
            <text:p>An AP Adjustment is a document within the Intacct system. The AP Adjustment represents an adjustment to the customer’s account, with or without reference to an existing invoice. Generally, the AP Adjustment is an internal document, not an invoice, and therefore does not have a due date.</text:p>
          </table:table-cell>
        </table:table-row>
        <table:table-row table:style-name="ro1">
          <table:table-cell table:style-name="Default" office:value-type="string">
            <text:p>CONTACT</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table-cell table:style-name="ce2" office:value-type="string">
            <text:p>appayment</text:p>
          </table:table-cell>
          <table:table-cell/>
          <table:table-cell office:value-type="string">
            <text:p>An AP Payment represents a payment to a vendor which is applied to outstanding bills. Intacct XML allows developers to extract AP Payment records using the get_list method.</text:p>
          </table:table-cell>
        </table:table-row>
        <table:table-row table:style-name="ro1">
          <table:table-cell table:style-name="Default" office:value-type="string">
            <text:p>DEPARTMENT</text:p>
          </table:table-cell>
          <table:table-cell office:value-type="string">
            <text:p>DEPARTMENTID</text:p>
          </table:table-cell>
          <table:table-cell/>
          <table:table-cell office:value-type="string">
            <text:p>Unique ID of the department</text:p>
          </table:table-cell>
          <table:table-cell office:value-type="string">
            <text:p>ALPHANUMERIC</text:p>
          </table:table-cell>
          <table:table-cell office:value-type="float" office:value="20">
            <text:p>20</text:p>
          </table:table-cell>
          <table:table-cell/>
          <table:table-cell table:style-name="ce2" office:value-type="string">
            <text:p>expensetypes</text:p>
          </table:table-cell>
          <table:table-cell/>
          <table:table-cell table:style-name="ce1" office:value-type="string">
            <text:p>The Expense Type is used to identify the type of expense that was incurred.</text:p>
          </table:table-cell>
        </table:table-row>
        <table:table-row table:style-name="ro1">
          <table:table-cell table:style-name="Default" office:value-type="string">
            <text:p>DEPARTMENT</text:p>
          </table:table-cell>
          <table:table-cell office:value-type="string">
            <text:p>TITLE</text:p>
          </table:table-cell>
          <table:table-cell/>
          <table:table-cell office:value-type="string">
            <text:p>Department Title</text:p>
          </table:table-cell>
          <table:table-cell office:value-type="string">
            <text:p>ALPHANUMERIC</text:p>
          </table:table-cell>
          <table:table-cell office:value-type="float" office:value="40">
            <text:p>40</text:p>
          </table:table-cell>
          <table:table-cell/>
          <table:table-cell table:style-name="ce2" office:value-type="string">
            <text:p>expensereportbatch</text:p>
          </table:table-cell>
          <table:table-cell/>
          <table:table-cell office:value-type="string">
            <text:p>An expense report batch is an entity which groups expense reports. Every expense report in the Intacct system must be assigned to a batch.</text:p>
          </table:table-cell>
        </table:table-row>
        <table:table-row table:style-name="ro1">
          <table:table-cell table:style-name="Default" office:value-type="string">
            <text:p>DEPARTMENT</text:p>
          </table:table-cell>
          <table:table-cell office:value-type="string">
            <text:p>PARENTID</text:p>
          </table:table-cell>
          <table:table-cell office:value-type="string">
            <text:p>department</text:p>
          </table:table-cell>
          <table:table-cell office:value-type="string">
            <text:p>ID of Parent Department</text:p>
          </table:table-cell>
          <table:table-cell office:value-type="string">
            <text:p>ALPHANUMERIC</text:p>
          </table:table-cell>
          <table:table-cell office:value-type="float" office:value="20">
            <text:p>20</text:p>
          </table:table-cell>
          <table:table-cell/>
          <table:table-cell table:style-name="ce2" office:value-type="string">
            <text:p>expensereport</text:p>
          </table:table-cell>
          <table:table-cell/>
          <table:table-cell office:value-type="string">
            <text:p>A Bill is a document within the Intacct system. The Bill represents a transaction between the company and a vendor.</text:p>
          </table:table-cell>
        </table:table-row>
        <table:table-row table:style-name="ro1">
          <table:table-cell table:style-name="Default" office:value-type="string">
            <text:p>DEPARTMENT</text:p>
          </table:table-cell>
          <table:table-cell office:value-type="string">
            <text:p>SUPERVISORID</text:p>
          </table:table-cell>
          <table:table-cell office:value-type="string">
            <text:p>employee</text:p>
          </table:table-cell>
          <table:table-cell office:value-type="string">
            <text:p>Employee ID of Supervisor</text:p>
          </table:table-cell>
          <table:table-cell office:value-type="string">
            <text:p>ALPHANUMERIC</text:p>
          </table:table-cell>
          <table:table-cell office:value-type="float" office:value="20">
            <text:p>20</text:p>
          </table:table-cell>
          <table:table-cell/>
          <table:table-cell table:style-name="ce2" office:value-type="string">
            <text:p>accountgroup</text:p>
          </table:table-cell>
          <table:table-cell/>
          <table:table-cell office:value-type="string">
            <text:p>Account groups in the Intacct system allow the grouping of GL Accounts into different reporting buckets. Account Groups are hierarchical, and can therefore contain other account groups, or a list of accounts.</text:p>
          </table:table-cell>
        </table:table-row>
        <table:table-row table:style-name="ro1">
          <table:table-cell table:style-name="Default" office:value-type="string">
            <text:p>DEPARTMENT</text:p>
          </table:table-cell>
          <table:table-cell office:value-type="string">
            <text:p>STATUS</text:p>
          </table:table-cell>
          <table:table-cell/>
          <table:table-cell office:value-type="string">
            <text:p>Active/Intactive Status</text:p>
          </table:table-cell>
          <table:table-cell office:value-type="string">
            <text:p>ENUM: ‘active’, ‘inactive’</text:p>
          </table:table-cell>
          <table:table-cell office:value-type="float" office:value="-0">
            <text:p>-0</text:p>
          </table:table-cell>
          <table:table-cell/>
          <table:table-cell table:style-name="ce2" office:value-type="string">
            <text:p>glaccount</text:p>
          </table:table-cell>
          <table:table-cell/>
          <table:table-cell office:value-type="string">
            <text:p>The GL Account object represents a General Ledger financial account in the Intacct system. The size of the main and sub accounts, as well as the separator between the main- and sub-accounts are determined at company creation time. The format of the GL account specified in the following APIs must adhere to the format defined in the company settings</text:p>
          </table:table-cell>
        </table:table-row>
        <table:table-row table:style-name="ro1">
          <table:table-cell table:style-name="Default" office:value-type="string">
            <text:p>DEPARTMENT</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table-cell table:style-name="ce2" office:value-type="string">
            <text:p>journal</text:p>
          </table:table-cell>
          <table:table-cell/>
          <table:table-cell office:value-type="string">
            <text:p>The Journal object represents a General Ledger Journal in the Intacct system</text:p>
          </table:table-cell>
        </table:table-row>
        <table:table-row table:style-name="ro1">
          <table:table-cell table:style-name="Default" office:value-type="string">
            <text:p>LOCATION</text:p>
          </table:table-cell>
          <table:table-cell office:value-type="string">
            <text:p>LOCATIONID</text:p>
          </table:table-cell>
          <table:table-cell/>
          <table:table-cell office:value-type="string">
            <text:p>Unique ID of the location</text:p>
          </table:table-cell>
          <table:table-cell office:value-type="string">
            <text:p>ALPHANUMERIC</text:p>
          </table:table-cell>
          <table:table-cell office:value-type="float" office:value="20">
            <text:p>20</text:p>
          </table:table-cell>
          <table:table-cell/>
          <table:table-cell table:style-name="ce3" office:value-type="string">
            <text:p>gltransaction</text:p>
          </table:table-cell>
          <table:table-cell/>
          <table:table-cell table:style-name="ce1" office:value-type="string">
            <text:p>A GL Transaction represents a batch of journal entries in the Intacct system.</text:p>
          </table:table-cell>
        </table:table-row>
        <table:table-row table:style-name="ro1">
          <table:table-cell table:style-name="Default" office:value-type="string">
            <text:p>LOCATION</text:p>
          </table:table-cell>
          <table:table-cell office:value-type="string">
            <text:p>NAME</text:p>
          </table:table-cell>
          <table:table-cell/>
          <table:table-cell office:value-type="string">
            <text:p>Location Name</text:p>
          </table:table-cell>
          <table:table-cell office:value-type="string">
            <text:p>NUMERIC</text:p>
          </table:table-cell>
          <table:table-cell office:value-type="float" office:value="40">
            <text:p>40</text:p>
          </table:table-cell>
          <table:table-cell/>
          <table:table-cell table:style-name="ce2" office:value-type="string">
            <text:p>glbudget</text:p>
          </table:table-cell>
          <table:table-cell/>
          <table:table-cell table:style-name="ce1" office:value-type="string">
            <text:p>The GL Budget object represents a General Ledger budget record in the Intacct system.</text:p>
          </table:table-cell>
        </table:table-row>
        <table:table-row table:style-name="ro1">
          <table:table-cell table:style-name="Default" office:value-type="string">
            <text:p>LOCATION</text:p>
          </table:table-cell>
          <table:table-cell office:value-type="string">
            <text:p>PARENTID</text:p>
          </table:table-cell>
          <table:table-cell office:value-type="string">
            <text:p>location</text:p>
          </table:table-cell>
          <table:table-cell office:value-type="string">
            <text:p>Parent Location</text:p>
          </table:table-cell>
          <table:table-cell office:value-type="string">
            <text:p>ALPHANUMERIC</text:p>
          </table:table-cell>
          <table:table-cell office:value-type="float" office:value="20">
            <text:p>20</text:p>
          </table:table-cell>
          <table:table-cell/>
          <table:table-cell table:style-name="ce2" office:value-type="string">
            <text:p>glbudgetitem</text:p>
          </table:table-cell>
          <table:table-cell/>
          <table:table-cell office:value-type="string">
            <text:p>An individual budget record. A budget item contains budget information for a one GL Account for one reporting period. A budget item may also be constrained by deparmentid and locationid</text:p>
          </table:table-cell>
        </table:table-row>
        <table:table-row table:style-name="ro1">
          <table:table-cell table:style-name="Default" office:value-type="string">
            <text:p>LOCATION</text:p>
          </table:table-cell>
          <table:table-cell office:value-type="string">
            <text:p>SUPERVISORID</text:p>
          </table:table-cell>
          <table:table-cell office:value-type="string">
            <text:p>employee</text:p>
          </table:table-cell>
          <table:table-cell office:value-type="string">
            <text:p>Location Supervisor</text:p>
          </table:table-cell>
          <table:table-cell office:value-type="string">
            <text:p>ALPHANUMERIC</text:p>
          </table:table-cell>
          <table:table-cell office:value-type="float" office:value="20">
            <text:p>20</text:p>
          </table:table-cell>
          <table:table-cell/>
          <table:table-cell table:style-name="ce2" office:value-type="string">
            <text:p>icitem</text:p>
          </table:table-cell>
          <table:table-cell/>
          <table:table-cell office:value-type="string">
            <text:p>Finished goods inventory costs and activity can be tracked by item, by warehouse, based on the attributes <text:s/>assigned to the item. Vendors, unit of measure, cost methods and specific price lists are among some of the attributes that can be assigned at the item level. Items can be grouped by product line for pricing and reporting. Items are shared by the Inventory, Order Entry and Purchasing applications for consistency, and to reduce data entry. Item attributes compliment the integration between the three applications by allowing you to establish various pieces of related information in a single record. For example, data entry is facilitated in the Purchasing application due to the association of the vendor information established on the item records. Intacct XML supports querying icitem objects through the get_list and the get apis. For</text:p>
          </table:table-cell>
        </table:table-row>
        <table:table-row table:style-name="ro1">
          <table:table-cell table:style-name="Default" office:value-type="string">
            <text:p>LOCATION</text:p>
          </table:table-cell>
          <table:table-cell office:value-type="string">
            <text:p>STARTDATE</text:p>
          </table:table-cell>
          <table:table-cell/>
          <table:table-cell office:value-type="string">
            <text:p>Start Date</text:p>
          </table:table-cell>
          <table:table-cell office:value-type="string">
            <text:p>DATE</text:p>
          </table:table-cell>
          <table:table-cell office:value-type="float" office:value="0">
            <text:p>0</text:p>
          </table:table-cell>
          <table:table-cell/>
          <table:table-cell table:style-name="ce2" office:value-type="string">
            <text:p>icitemtotal</text:p>
          </table:table-cell>
          <table:table-cell/>
          <table:table-cell office:value-type="string">
            <text:p>An ICItemTotal is a reporting value corresponding with an inventory total. All intentory totals are custom defined using the ICTotal object. Intacct XML supports getting inventory totals using the get_list function.</text:p>
          </table:table-cell>
        </table:table-row>
        <table:table-row table:style-name="ro1">
          <table:table-cell table:style-name="Default" office:value-type="string">
            <text:p>LOCATION</text:p>
          </table:table-cell>
          <table:table-cell office:value-type="string">
            <text:p>ENDDATE</text:p>
          </table:table-cell>
          <table:table-cell/>
          <table:table-cell office:value-type="string">
            <text:p>End Date</text:p>
          </table:table-cell>
          <table:table-cell office:value-type="string">
            <text:p>DATE </text:p>
          </table:table-cell>
          <table:table-cell office:value-type="float" office:value="0">
            <text:p>0</text:p>
          </table:table-cell>
          <table:table-cell/>
          <table:table-cell table:style-name="ce2" office:value-type="string">
            <text:p>ictotal</text:p>
          </table:table-cell>
          <table:table-cell/>
          <table:table-cell office:value-type="string">
            <text:p>An ICTotal is a reporting object used for tracking inventory totals. All intentory totals are custom defined using the ICTotal object. Intacct XML supports getting inventory totals using the get_list function</text:p>
          </table:table-cell>
        </table:table-row>
        <table:table-row table:style-name="ro1">
          <table:table-cell table:style-name="Default" office:value-type="string">
            <text:p>LOCATION</text:p>
          </table:table-cell>
          <table:table-cell office:value-type="string">
            <text:p>PRIMARY</text:p>
          </table:table-cell>
          <table:table-cell office:value-type="string">
            <text:p>contact</text:p>
          </table:table-cell>
          <table:table-cell office:value-type="string">
            <text:p>Primary Contact Information</text:p>
          </table:table-cell>
          <table:table-cell office:value-type="string">
            <text:p>Link to Primary Contact object</text:p>
          </table:table-cell>
          <table:table-cell office:value-type="float" office:value="0">
            <text:p>0</text:p>
          </table:table-cell>
          <table:table-cell/>
          <table:table-cell table:style-name="ce2" office:value-type="string">
            <text:p>ictransaction</text:p>
          </table:table-cell>
          <table:table-cell/>
          <table:table-cell office:value-type="string">
            <text:p>An ICTransaction represents any transactional document created in the Inventory Control application. Each document in the Inventory Control application is user definable; there are no statically defined document types. When querying ICTransactions, it may be useful to filter the query by the transactiontype field. For example, suppose the client has defined a document entitled ‘receiver.’ By setting the transactiontype field equal to ‘receiver’ in the get_list function, the query will return only ‘receiver’ documents. For a complete schema diagram of the ICTransaction and related objects, see Appendix A: Application Schemata</text:p>
          </table:table-cell>
        </table:table-row>
        <table:table-row table:style-name="ro1">
          <table:table-cell table:style-name="Default" office:value-type="string">
            <text:p>LOCATION</text:p>
          </table:table-cell>
          <table:table-cell office:value-type="string">
            <text:p>SHIPTO</text:p>
          </table:table-cell>
          <table:table-cell office:value-type="string">
            <text:p>contact</text:p>
          </table:table-cell>
          <table:table-cell office:value-type="string">
            <text:p>Shipping Contact Information</text:p>
          </table:table-cell>
          <table:table-cell office:value-type="string">
            <text:p>Link to ShipTo Contact object</text:p>
          </table:table-cell>
          <table:table-cell office:value-type="float" office:value="0">
            <text:p>0</text:p>
          </table:table-cell>
          <table:table-cell/>
          <table:table-cell table:style-name="ce2" office:value-type="string">
            <text:p>ictransactiondef</text:p>
          </table:table-cell>
          <table:table-cell/>
          <table:table-cell office:value-type="string">
            <text:p>Inventory Transaction Definition. In the application, the ICTransactionDef contains processing rules for transaction types. Users can create an unlimited number of transaction definitions. Intacct XML supports getting inventory transaction definitions using the get_list function.</text:p>
          </table:table-cell>
        </table:table-row>
        <table:table-row table:style-name="ro1">
          <table:table-cell table:style-name="Default" office:value-type="string">
            <text:p>LOCATION</text:p>
          </table:table-cell>
          <table:table-cell office:value-type="string">
            <text:p>STATUS</text:p>
          </table:table-cell>
          <table:table-cell/>
          <table:table-cell office:value-type="string">
            <text:p>Active/Intactive Status</text:p>
          </table:table-cell>
          <table:table-cell office:value-type="string">
            <text:p>ENUM: ‘active’, ‘inactive’</text:p>
          </table:table-cell>
          <table:table-cell office:value-type="float" office:value="-0">
            <text:p>-0</text:p>
          </table:table-cell>
          <table:table-cell/>
          <table:table-cell table:style-name="ce2" office:value-type="string">
            <text:p>itemglgroup</text:p>
          </table:table-cell>
          <table:table-cell/>
          <table:table-cell office:value-type="string">
            <text:p>ItemGLGroups are used for grouping ICItems with the same accounting characteristics. Intacct XML supports getting the list of ItemGLGroups using the get_list function. </text:p>
          </table:table-cell>
        </table:table-row>
        <table:table-row table:style-name="ro1">
          <table:table-cell table:style-name="Default" office:value-type="string">
            <text:p>LOCATION</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table-cell table:style-name="ce2" office:value-type="string">
            <text:p>popricelist</text:p>
          </table:table-cell>
          <table:table-cell/>
          <table:table-cell office:value-type="string">
            <text:p>A POPriceList contains prices for ICItems contained in the list. IntacctXML supports getting the list of POPriceLists using the get_list function.</text:p>
          </table:table-cell>
        </table:table-row>
        <table:table-row table:style-name="ro1">
          <table:table-cell table:style-name="ce1" office:value-type="string">
            <text:p>employee</text:p>
          </table:table-cell>
          <table:table-cell office:value-type="string">
            <text:p>EMPLOYEEID</text:p>
          </table:table-cell>
          <table:table-cell/>
          <table:table-cell office:value-type="string">
            <text:p>Unique ID of the employee</text:p>
          </table:table-cell>
          <table:table-cell office:value-type="string">
            <text:p>ALPHANUMERIC</text:p>
          </table:table-cell>
          <table:table-cell office:value-type="float" office:value="20">
            <text:p>20</text:p>
          </table:table-cell>
          <table:table-cell/>
          <table:table-cell table:style-name="ce2" office:value-type="string">
            <text:p>sotransaction</text:p>
          </table:table-cell>
          <table:table-cell/>
          <table:table-cell office:value-type="string">
            <text:p>An SOTransaction represents any transactional document created in the Order Entry application. Each document in the Order Entry application is user definable; there are no statically defined document types. When querying SOTransactions, it may be useful to filter the query by the transactiontype field. For example, suppose the client has defined a document entitled ‘salesorder.’ Setting the transactiontype field equal to ‘salesorder’ in the get_list function will cause the query to return only ‘salesorder’ documents.</text:p>
          </table:table-cell>
        </table:table-row>
        <table:table-row table:style-name="ro1">
          <table:table-cell table:style-name="ce1" office:value-type="string">
            <text:p>employee</text:p>
          </table:table-cell>
          <table:table-cell office:value-type="string">
            <text:p>SSN</text:p>
          </table:table-cell>
          <table:table-cell/>
          <table:table-cell office:value-type="string">
            <text:p>Employee Social security number</text:p>
          </table:table-cell>
          <table:table-cell office:value-type="string">
            <text:p>NUMERIC</text:p>
          </table:table-cell>
          <table:table-cell office:value-type="float" office:value="9">
            <text:p>9</text:p>
          </table:table-cell>
          <table:table-cell/>
          <table:table-cell table:style-name="ce2" office:value-type="string">
            <text:p>potransaction</text:p>
          </table:table-cell>
          <table:table-cell/>
          <table:table-cell office:value-type="string">
            <text:p>An POTransaction represents any transactional document created in the Purchasing application. Each document in the Purchasing application is user definable; there are no statically defined document types. When querying POTransactions, it may be useful to filter the query by the transactiontype field. For example, suppose the client has defined a document entitled ‘purchaseorder.’ Setting the transactiontype field equal to ‘purchaseorder’ in the get_list function will cause the query to return only ‘purchaseorder’ documents.</text:p>
          </table:table-cell>
        </table:table-row>
        <table:table-row table:style-name="ro1">
          <table:table-cell table:style-name="ce1" office:value-type="string">
            <text:p>employee</text:p>
          </table:table-cell>
          <table:table-cell office:value-type="string">
            <text:p>TITLE</text:p>
          </table:table-cell>
          <table:table-cell office:value-type="string">
            <text:p>Employee</text:p>
          </table:table-cell>
          <table:table-cell office:value-type="string">
            <text:p>Title</text:p>
          </table:table-cell>
          <table:table-cell office:value-type="string">
            <text:p>ALPHANUMERIC</text:p>
          </table:table-cell>
          <table:table-cell office:value-type="float" office:value="30">
            <text:p>30</text:p>
          </table:table-cell>
          <table:table-cell/>
          <table:table-cell table:style-name="ce2" office:value-type="string">
            <text:p>potransactiondef</text:p>
          </table:table-cell>
          <table:table-cell/>
          <table:table-cell office:value-type="string">
            <text:p>Purchasing Transaction Definition. In the application, the POTransactionDef contains processing rules for transaction types. Users can create an unlimited number of transaction definitions. Intacct XML supports getting purchasing transaction definitions using the get_list function.</text:p>
          </table:table-cell>
        </table:table-row>
        <table:table-row table:style-name="ro1">
          <table:table-cell table:style-name="ce1" office:value-type="string">
            <text:p>employee</text:p>
          </table:table-cell>
          <table:table-cell office:value-type="string">
            <text:p>LOCATIONID</text:p>
          </table:table-cell>
          <table:table-cell office:value-type="string">
            <text:p>location</text:p>
          </table:table-cell>
          <table:table-cell office:value-type="string">
            <text:p>ID of Employee’s Location</text:p>
          </table:table-cell>
          <table:table-cell office:value-type="string">
            <text:p>ALPHANUMERIC</text:p>
          </table:table-cell>
          <table:table-cell office:value-type="float" office:value="20">
            <text:p>20</text:p>
          </table:table-cell>
          <table:table-cell/>
          <table:table-cell table:style-name="ce2" office:value-type="string">
            <text:p>sopricelist</text:p>
          </table:table-cell>
          <table:table-cell/>
          <table:table-cell office:value-type="string">
            <text:p>A SOPriceList contains prices for ICItems. IntacctXML supports getting the list of SOPriceLists using the get_list function.</text:p>
          </table:table-cell>
        </table:table-row>
        <table:table-row table:style-name="ro1">
          <table:table-cell table:style-name="ce1" office:value-type="string">
            <text:p>employee</text:p>
          </table:table-cell>
          <table:table-cell office:value-type="string">
            <text:p>DEPARTMENTID</text:p>
          </table:table-cell>
          <table:table-cell office:value-type="string">
            <text:p>department</text:p>
          </table:table-cell>
          <table:table-cell office:value-type="string">
            <text:p>ID of Employee’s Depart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ce1" office:value-type="string">
            <text:p>employee</text:p>
          </table:table-cell>
          <table:table-cell office:value-type="string">
            <text:p>SUPERVISORID</text:p>
          </table:table-cell>
          <table:table-cell office:value-type="string">
            <text:p>employee</text:p>
          </table:table-cell>
          <table:table-cell office:value-type="string">
            <text:p>Supervisor ID ALPHANUMERIC</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ce1" office:value-type="string">
            <text:p>employee</text:p>
          </table:table-cell>
          <table:table-cell office:value-type="string">
            <text:p>BIRTHDATE</text:p>
          </table:table-cell>
          <table:table-cell/>
          <table:table-cell office:value-type="string">
            <text:p>Birthdate</text:p>
          </table:table-cell>
          <table:table-cell office:value-type="string">
            <text:p>DATE</text:p>
          </table:table-cell>
          <table:table-cell office:value-type="float" office:value="-0">
            <text:p>-0</text:p>
          </table:table-cell>
          <table:table-cell table:number-columns-repeated="4"/>
        </table:table-row>
        <table:table-row table:style-name="ro1">
          <table:table-cell table:style-name="ce1" office:value-type="string">
            <text:p>employee</text:p>
          </table:table-cell>
          <table:table-cell office:value-type="string">
            <text:p>STARTDATE</text:p>
          </table:table-cell>
          <table:table-cell/>
          <table:table-cell office:value-type="string">
            <text:p>Hire Date</text:p>
          </table:table-cell>
          <table:table-cell office:value-type="string">
            <text:p>DATE</text:p>
          </table:table-cell>
          <table:table-cell office:value-type="float" office:value="-0">
            <text:p>-0</text:p>
          </table:table-cell>
          <table:table-cell table:number-columns-repeated="4"/>
        </table:table-row>
        <table:table-row table:style-name="ro1">
          <table:table-cell table:style-name="ce1" office:value-type="string">
            <text:p>employee</text:p>
          </table:table-cell>
          <table:table-cell office:value-type="string">
            <text:p>ENDATE</text:p>
          </table:table-cell>
          <table:table-cell/>
          <table:table-cell office:value-type="string">
            <text:p>Termination</text:p>
          </table:table-cell>
          <table:table-cell office:value-type="string">
            <text:p>Date DATE</text:p>
          </table:table-cell>
          <table:table-cell office:value-type="float" office:value="-0">
            <text:p>-0</text:p>
          </table:table-cell>
          <table:table-cell table:number-columns-repeated="4"/>
        </table:table-row>
        <table:table-row table:style-name="ro1">
          <table:table-cell table:style-name="ce1" office:value-type="string">
            <text:p>employee</text:p>
          </table:table-cell>
          <table:table-cell office:value-type="string">
            <text:p>TERMINATIONTYPE</text:p>
          </table:table-cell>
          <table:table-cell/>
          <table:table-cell office:value-type="string">
            <text:p>Reason for Termination</text:p>
          </table:table-cell>
          <table:table-cell office:value-type="string">
            <text:p>ENUM: ‘voluntary’, ‘involuntary’, ‘deceased’,‘disability’, ‘retired’</text:p>
          </table:table-cell>
          <table:table-cell office:value-type="float" office:value="-0">
            <text:p>-0</text:p>
          </table:table-cell>
          <table:table-cell table:number-columns-repeated="4"/>
        </table:table-row>
        <table:table-row table:style-name="ro1">
          <table:table-cell table:style-name="ce1" office:value-type="string">
            <text:p>employee</text:p>
          </table:table-cell>
          <table:table-cell office:value-type="string">
            <text:p>EMPLOYEETYPE</text:p>
          </table:table-cell>
          <table:table-cell/>
          <table:table-cell office:value-type="string">
            <text:p>Employee Type</text:p>
          </table:table-cell>
          <table:table-cell office:value-type="string">
            <text:p>ENUM: ‘fulltime’, ‘parttime’, ‘contractor’</text:p>
          </table:table-cell>
          <table:table-cell office:value-type="float" office:value="-0">
            <text:p>-0</text:p>
          </table:table-cell>
          <table:table-cell table:number-columns-repeated="4"/>
        </table:table-row>
        <table:table-row table:style-name="ro1">
          <table:table-cell table:style-name="ce1" office:value-type="string">
            <text:p>employee</text:p>
          </table:table-cell>
          <table:table-cell office:value-type="string">
            <text:p>GENDER</text:p>
          </table:table-cell>
          <table:table-cell/>
          <table:table-cell office:value-type="string">
            <text:p>Gender</text:p>
          </table:table-cell>
          <table:table-cell office:value-type="string">
            <text:p>ENUM: ‘male’, ‘female’</text:p>
          </table:table-cell>
          <table:table-cell office:value-type="float" office:value="-0">
            <text:p>-0</text:p>
          </table:table-cell>
          <table:table-cell table:number-columns-repeated="4"/>
        </table:table-row>
        <table:table-row table:style-name="ro1">
          <table:table-cell table:style-name="ce1" office:value-type="string">
            <text:p>employee</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table:style-name="ce1" office:value-type="string">
            <text:p>employee</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table:style-name="ce1" office:value-type="string">
            <text:p>employee</text:p>
          </table:table-cell>
          <table:table-cell office:value-type="string">
            <text:p>PERSONALINFO</text:p>
          </table:table-cell>
          <table:table-cell office:value-type="string">
            <text:p>contact</text:p>
          </table:table-cell>
          <table:table-cell office:value-type="string">
            <text:p>Main Contact Information</text:p>
          </table:table-cell>
          <table:table-cell office:value-type="string">
            <text:p>Link to Primary Contact object</text:p>
          </table:table-cell>
          <table:table-cell office:value-type="float" office:value="0">
            <text:p>0</text:p>
          </table:table-cell>
          <table:table-cell table:number-columns-repeated="4"/>
        </table:table-row>
        <table:table-row table:style-name="ro1">
          <table:table-cell table:style-name="ce1" office:value-type="string">
            <text:p>employee</text:p>
          </table:table-cell>
          <table:table-cell office:value-type="string">
            <text:p>CONTACTLIST</text:p>
          </table:table-cell>
          <table:table-cell office:value-type="string">
            <text:p>contact</text:p>
          </table:table-cell>
          <table:table-cell office:value-type="string">
            <text:p>List of additional contacts</text:p>
          </table:table-cell>
          <table:table-cell office:value-type="string">
            <text:p>List of Additional Contacts</text:p>
          </table:table-cell>
          <table:table-cell office:value-type="float" office:value="0">
            <text:p>0</text:p>
          </table:table-cell>
          <table:table-cell/>
          <table:table-cell office:value-type="string">
            <text:p>CONTACT</text:p>
          </table:table-cell>
          <table:table-cell table:style-name="ce2" office:value-type="string">
            <text:p>create_contact</text:p>
          </table:table-cell>
          <table:table-cell/>
        </table:table-row>
        <table:table-row table:style-name="ro1">
          <table:table-cell office:value-type="string">
            <text:p>reportingperiod</text:p>
          </table:table-cell>
          <table:table-cell office:value-type="string">
            <text:p>TITLE</text:p>
          </table:table-cell>
          <table:table-cell/>
          <table:table-cell office:value-type="string">
            <text:p>Unique ID of Reporting Period</text:p>
          </table:table-cell>
          <table:table-cell office:value-type="string">
            <text:p>ALPHANUMERIC</text:p>
          </table:table-cell>
          <table:table-cell office:value-type="float" office:value="80">
            <text:p>80</text:p>
          </table:table-cell>
          <table:table-cell/>
          <table:table-cell office:value-type="string">
            <text:p>CONTACT</text:p>
          </table:table-cell>
          <table:table-cell table:style-name="ce2" office:value-type="string">
            <text:p>update_contact</text:p>
          </table:table-cell>
          <table:table-cell/>
        </table:table-row>
        <table:table-row table:style-name="ro1">
          <table:table-cell office:value-type="string">
            <text:p>reportingperiod</text:p>
          </table:table-cell>
          <table:table-cell office:value-type="string">
            <text:p>STARTDATE</text:p>
          </table:table-cell>
          <table:table-cell/>
          <table:table-cell office:value-type="string">
            <text:p>Start Date</text:p>
          </table:table-cell>
          <table:table-cell office:value-type="string">
            <text:p>DATE</text:p>
          </table:table-cell>
          <table:table-cell office:value-type="float" office:value="-0">
            <text:p>-0</text:p>
          </table:table-cell>
          <table:table-cell/>
          <table:table-cell office:value-type="string">
            <text:p>CONTACT</text:p>
          </table:table-cell>
          <table:table-cell table:style-name="ce2" office:value-type="string">
            <text:p>delete_contact</text:p>
          </table:table-cell>
          <table:table-cell/>
        </table:table-row>
        <table:table-row table:style-name="ro1">
          <table:table-cell office:value-type="string">
            <text:p>reportingperiod</text:p>
          </table:table-cell>
          <table:table-cell office:value-type="string">
            <text:p>ENDDATE</text:p>
          </table:table-cell>
          <table:table-cell/>
          <table:table-cell office:value-type="string">
            <text:p>End Date</text:p>
          </table:table-cell>
          <table:table-cell office:value-type="string">
            <text:p>DATE</text:p>
          </table:table-cell>
          <table:table-cell office:value-type="float" office:value="-0">
            <text:p>-0</text:p>
          </table:table-cell>
          <table:table-cell/>
          <table:table-cell office:value-type="string">
            <text:p>DEPARTMENT</text:p>
          </table:table-cell>
          <table:table-cell table:style-name="ce2" office:value-type="string">
            <text:p>create_department</text:p>
          </table:table-cell>
          <table:table-cell/>
        </table:table-row>
        <table:table-row table:style-name="ro1">
          <table:table-cell office:value-type="string">
            <text:p>bankaccount</text:p>
          </table:table-cell>
          <table:table-cell office:value-type="string">
            <text:p>BANKACCOUNTID</text:p>
          </table:table-cell>
          <table:table-cell/>
          <table:table-cell office:value-type="string">
            <text:p>Bank Account ID</text:p>
          </table:table-cell>
          <table:table-cell office:value-type="string">
            <text:p>ALPHANUMERIC</text:p>
          </table:table-cell>
          <table:table-cell office:value-type="float" office:value="200">
            <text:p>200</text:p>
          </table:table-cell>
          <table:table-cell/>
          <table:table-cell office:value-type="string">
            <text:p>DEPARTMENT</text:p>
          </table:table-cell>
          <table:table-cell table:style-name="ce2" office:value-type="string">
            <text:p>update_department</text:p>
          </table:table-cell>
          <table:table-cell/>
        </table:table-row>
        <table:table-row table:style-name="ro1">
          <table:table-cell office:value-type="string">
            <text:p>bankaccount</text:p>
          </table:table-cell>
          <table:table-cell office:value-type="string">
            <text:p>BANKACCOUNTNO</text:p>
          </table:table-cell>
          <table:table-cell/>
          <table:table-cell office:value-type="string">
            <text:p>Bank Account Number</text:p>
          </table:table-cell>
          <table:table-cell office:value-type="string">
            <text:p>ALPHANUMERIC</text:p>
          </table:table-cell>
          <table:table-cell office:value-type="float" office:value="200">
            <text:p>200</text:p>
          </table:table-cell>
          <table:table-cell/>
          <table:table-cell office:value-type="string">
            <text:p>DEPARTMENT</text:p>
          </table:table-cell>
          <table:table-cell table:style-name="ce2" office:value-type="string">
            <text:p>delete_department</text:p>
          </table:table-cell>
          <table:table-cell/>
        </table:table-row>
        <table:table-row table:style-name="ro1">
          <table:table-cell office:value-type="string">
            <text:p>bankaccount</text:p>
          </table:table-cell>
          <table:table-cell office:value-type="string">
            <text:p>GLACCOUNTNO</text:p>
          </table:table-cell>
          <table:table-cell office:value-type="string">
            <text:p>glaccount</text:p>
          </table:table-cell>
          <table:table-cell office:value-type="string">
            <text:p>GL Account number representing transactions to bank account</text:p>
          </table:table-cell>
          <table:table-cell office:value-type="string">
            <text:p>ALPHANUMERIC</text:p>
          </table:table-cell>
          <table:table-cell office:value-type="float" office:value="100">
            <text:p>100</text:p>
          </table:table-cell>
          <table:table-cell/>
          <table:table-cell office:value-type="string">
            <text:p>LOCATION</text:p>
          </table:table-cell>
          <table:table-cell table:style-name="ce2" office:value-type="string">
            <text:p>create_location</text:p>
          </table:table-cell>
          <table:table-cell/>
        </table:table-row>
        <table:table-row table:style-name="ro1">
          <table:table-cell office:value-type="string">
            <text:p>bankaccount</text:p>
          </table:table-cell>
          <table:table-cell office:value-type="string">
            <text:p>BANKNAME</text:p>
          </table:table-cell>
          <table:table-cell/>
          <table:table-cell office:value-type="string">
            <text:p>Bank Name</text:p>
          </table:table-cell>
          <table:table-cell office:value-type="string">
            <text:p>ALPHANUMERIC</text:p>
          </table:table-cell>
          <table:table-cell office:value-type="float" office:value="15">
            <text:p>15</text:p>
          </table:table-cell>
          <table:table-cell/>
          <table:table-cell office:value-type="string">
            <text:p>LOCATION</text:p>
          </table:table-cell>
          <table:table-cell table:style-name="ce2" office:value-type="string">
            <text:p>update_location</text:p>
          </table:table-cell>
          <table:table-cell/>
        </table:table-row>
        <table:table-row table:style-name="ro1">
          <table:table-cell office:value-type="string">
            <text:p>bankaccount</text:p>
          </table:table-cell>
          <table:table-cell office:value-type="string">
            <text:p>ROUTINGNO</text:p>
          </table:table-cell>
          <table:table-cell/>
          <table:table-cell office:value-type="string">
            <text:p>The Bank’s routing number</text:p>
          </table:table-cell>
          <table:table-cell office:value-type="string">
            <text:p>ALPHANUMERIC</text:p>
          </table:table-cell>
          <table:table-cell office:value-type="float" office:value="40">
            <text:p>40</text:p>
          </table:table-cell>
          <table:table-cell/>
          <table:table-cell office:value-type="string">
            <text:p>LOCATION</text:p>
          </table:table-cell>
          <table:table-cell table:style-name="ce2" office:value-type="string">
            <text:p>delete_location</text:p>
          </table:table-cell>
          <table:table-cell/>
        </table:table-row>
        <table:table-row table:style-name="ro1">
          <table:table-cell office:value-type="string">
            <text:p>bankaccount</text:p>
          </table:table-cell>
          <table:table-cell office:value-type="string">
            <text:p>BRANCHID</text:p>
          </table:table-cell>
          <table:table-cell/>
          <table:table-cell office:value-type="string">
            <text:p>The Branch ID</text:p>
          </table:table-cell>
          <table:table-cell office:value-type="string">
            <text:p>ALPHANUMERIC</text:p>
          </table:table-cell>
          <table:table-cell office:value-type="float" office:value="12">
            <text:p>12</text:p>
          </table:table-cell>
          <table:table-cell/>
          <table:table-cell table:style-name="ce1" office:value-type="string">
            <text:p>employee</text:p>
          </table:table-cell>
          <table:table-cell table:style-name="ce2" office:value-type="string">
            <text:p>create_employee</text:p>
          </table:table-cell>
          <table:table-cell/>
        </table:table-row>
        <table:table-row table:style-name="ro1">
          <table:table-cell office:value-type="string">
            <text:p>bankaccount</text:p>
          </table:table-cell>
          <table:table-cell office:value-type="string">
            <text:p>BANKACCOUNTTYPE</text:p>
          </table:table-cell>
          <table:table-cell/>
          <table:table-cell office:value-type="string">
            <text:p>Checking or Savings Account</text:p>
          </table:table-cell>
          <table:table-cell office:value-type="string">
            <text:p>ENUM: ‘checking’, ‘savings’</text:p>
          </table:table-cell>
          <table:table-cell office:value-type="float" office:value="-0">
            <text:p>-0</text:p>
          </table:table-cell>
          <table:table-cell/>
          <table:table-cell table:style-name="ce1" office:value-type="string">
            <text:p>employee</text:p>
          </table:table-cell>
          <table:table-cell table:style-name="ce2" office:value-type="string">
            <text:p>update_employee</text:p>
          </table:table-cell>
          <table:table-cell/>
        </table:table-row>
        <table:table-row table:style-name="ro1">
          <table:table-cell office:value-type="string">
            <text:p>bankaccount</text:p>
          </table:table-cell>
          <table:table-cell office:value-type="string">
            <text:p>PHONE</text:p>
          </table:table-cell>
          <table:table-cell/>
          <table:table-cell office:value-type="string">
            <text:p>Phone</text:p>
          </table:table-cell>
          <table:table-cell office:value-type="string">
            <text:p>ALPHANUMERIC</text:p>
          </table:table-cell>
          <table:table-cell office:value-type="float" office:value="30">
            <text:p>30</text:p>
          </table:table-cell>
          <table:table-cell/>
          <table:table-cell table:style-name="ce1" office:value-type="string">
            <text:p>employee</text:p>
          </table:table-cell>
          <table:table-cell table:style-name="ce2" office:value-type="string">
            <text:p>delete_employee</text:p>
          </table:table-cell>
          <table:table-cell/>
        </table:table-row>
        <table:table-row table:style-name="ro1">
          <table:table-cell office:value-type="string">
            <text:p>bankaccount</text:p>
          </table:table-cell>
          <table:table-cell office:value-type="string">
            <text:p>NEXTCHECK</text:p>
          </table:table-cell>
          <table:table-cell/>
          <table:table-cell office:value-type="string">
            <text:p>The next check number to be used</text:p>
          </table:table-cell>
          <table:table-cell office:value-type="string">
            <text:p>ALPHANUMERIC</text:p>
          </table:table-cell>
          <table:table-cell office:value-type="float" office:value="6">
            <text:p>6</text:p>
          </table:table-cell>
          <table:table-cell/>
          <table:table-cell table:style-name="ce1" office:value-type="string">
            <text:p>employee</text:p>
          </table:table-cell>
          <table:table-cell table:style-name="ce2" office:value-type="string">
            <text:p>get_employee</text:p>
          </table:table-cell>
          <table:table-cell/>
        </table:table-row>
        <table:table-row table:style-name="ro1">
          <table:table-cell office:value-type="string">
            <text:p>bankaccount</text:p>
          </table:table-cell>
          <table:table-cell office:value-type="string">
            <text:p>LASTRECONCILEDBALANCE</text:p>
          </table:table-cell>
          <table:table-cell/>
          <table:table-cell office:value-type="string">
            <text:p>The Last Balance after reconciliation</text:p>
          </table:table-cell>
          <table:table-cell office:value-type="string">
            <text:p>NUMERIC</text:p>
          </table:table-cell>
          <table:table-cell office:value-type="string">
            <text:p>38, 2</text:p>
          </table:table-cell>
          <table:table-cell/>
          <table:table-cell table:style-name="ce2" office:value-type="string">
            <text:p>araccountlabel</text:p>
          </table:table-cell>
          <table:table-cell table:style-name="ce2" office:value-type="string">
            <text:p>create_araccountlabel</text:p>
          </table:table-cell>
          <table:table-cell/>
        </table:table-row>
        <table:table-row table:style-name="ro1">
          <table:table-cell office:value-type="string">
            <text:p>bankaccount</text:p>
          </table:table-cell>
          <table:table-cell office:value-type="string">
            <text:p>LASTRECONCILEDDATE</text:p>
          </table:table-cell>
          <table:table-cell/>
          <table:table-cell office:value-type="string">
            <text:p>The Last Reconciliation</text:p>
          </table:table-cell>
          <table:table-cell office:value-type="string">
            <text:p>Date</text:p>
          </table:table-cell>
          <table:table-cell office:value-type="string">
            <text:p>DATE -</text:p>
          </table:table-cell>
          <table:table-cell/>
          <table:table-cell table:style-name="ce2" office:value-type="string">
            <text:p>araccountlabel</text:p>
          </table:table-cell>
          <table:table-cell table:style-name="ce2" office:value-type="string">
            <text:p>update_araccountlabel</text:p>
          </table:table-cell>
          <table:table-cell/>
        </table:table-row>
        <table:table-row table:style-name="ro1">
          <table:table-cell office:value-type="string">
            <text:p>bankaccount</text:p>
          </table:table-cell>
          <table:table-cell office:value-type="string">
            <text:p>MAILADDRESS.ADDRESS1</text:p>
          </table:table-cell>
          <table:table-cell/>
          <table:table-cell office:value-type="string">
            <text:p>Street Address</text:p>
          </table:table-cell>
          <table:table-cell office:value-type="string">
            <text:p>ALPHANUMERIC</text:p>
          </table:table-cell>
          <table:table-cell office:value-type="float" office:value="80">
            <text:p>80</text:p>
          </table:table-cell>
          <table:table-cell/>
          <table:table-cell table:style-name="ce2" office:value-type="string">
            <text:p>araccountlabel</text:p>
          </table:table-cell>
          <table:table-cell table:style-name="ce2" office:value-type="string">
            <text:p>delete_araccountlabel</text:p>
          </table:table-cell>
          <table:table-cell/>
        </table:table-row>
        <table:table-row table:style-name="ro1">
          <table:table-cell office:value-type="string">
            <text:p>bankaccount</text:p>
          </table:table-cell>
          <table:table-cell office:value-type="string">
            <text:p>MAILADDRESS.ADDRESS2</text:p>
          </table:table-cell>
          <table:table-cell/>
          <table:table-cell office:value-type="string">
            <text:p>Street Address</text:p>
          </table:table-cell>
          <table:table-cell office:value-type="string">
            <text:p>ALPHANUMERIC</text:p>
          </table:table-cell>
          <table:table-cell office:value-type="float" office:value="80">
            <text:p>80</text:p>
          </table:table-cell>
          <table:table-cell/>
          <table:table-cell table:style-name="ce2" office:value-type="string">
            <text:p>customer</text:p>
          </table:table-cell>
          <table:table-cell table:style-name="ce2" office:value-type="string">
            <text:p>create_customer</text:p>
          </table:table-cell>
          <table:table-cell/>
        </table:table-row>
        <table:table-row table:style-name="ro1">
          <table:table-cell office:value-type="string">
            <text:p>bankaccount</text:p>
          </table:table-cell>
          <table:table-cell office:value-type="string">
            <text:p>MAILADDRESS.CITY</text:p>
          </table:table-cell>
          <table:table-cell/>
          <table:table-cell office:value-type="string">
            <text:p>City</text:p>
          </table:table-cell>
          <table:table-cell office:value-type="string">
            <text:p>ALPHANUMERIC</text:p>
          </table:table-cell>
          <table:table-cell office:value-type="float" office:value="80">
            <text:p>80</text:p>
          </table:table-cell>
          <table:table-cell/>
          <table:table-cell table:style-name="ce2" office:value-type="string">
            <text:p>customer</text:p>
          </table:table-cell>
          <table:table-cell table:style-name="ce2" office:value-type="string">
            <text:p>update_customer</text:p>
          </table:table-cell>
          <table:table-cell/>
        </table:table-row>
        <table:table-row table:style-name="ro1">
          <table:table-cell office:value-type="string">
            <text:p>bankaccount</text:p>
          </table:table-cell>
          <table:table-cell office:value-type="string">
            <text:p>MAILADDRESS.STATE</text:p>
          </table:table-cell>
          <table:table-cell/>
          <table:table-cell office:value-type="string">
            <text:p>State</text:p>
          </table:table-cell>
          <table:table-cell office:value-type="string">
            <text:p>ALPHANUMERIC</text:p>
          </table:table-cell>
          <table:table-cell office:value-type="float" office:value="40">
            <text:p>40</text:p>
          </table:table-cell>
          <table:table-cell/>
          <table:table-cell table:style-name="ce2" office:value-type="string">
            <text:p>customer</text:p>
          </table:table-cell>
          <table:table-cell table:style-name="ce2" office:value-type="string">
            <text:p>delete_customer</text:p>
          </table:table-cell>
          <table:table-cell/>
        </table:table-row>
        <table:table-row table:style-name="ro1">
          <table:table-cell office:value-type="string">
            <text:p>bankaccount</text:p>
          </table:table-cell>
          <table:table-cell office:value-type="string">
            <text:p>MAILADDRESS.ZIP</text:p>
          </table:table-cell>
          <table:table-cell/>
          <table:table-cell office:value-type="string">
            <text:p>Zip Code</text:p>
          </table:table-cell>
          <table:table-cell office:value-type="string">
            <text:p>ALPHANUMERIC</text:p>
          </table:table-cell>
          <table:table-cell office:value-type="float" office:value="30">
            <text:p>30</text:p>
          </table:table-cell>
          <table:table-cell/>
          <table:table-cell table:style-name="ce2" office:value-type="string">
            <text:p>invoicebatch</text:p>
          </table:table-cell>
          <table:table-cell table:style-name="ce4" office:value-type="string">
            <text:p>create_invoicebatch</text:p>
          </table:table-cell>
          <table:table-cell office:value-type="string">
            <text:p>This API allows you to create a new Invoice Batch. The create_invoice function can be optionally nested inside, to simultaneously create new invoices</text:p>
          </table:table-cell>
        </table:table-row>
        <table:table-row table:style-name="ro1">
          <table:table-cell office:value-type="string">
            <text:p>bankaccount</text:p>
          </table:table-cell>
          <table:table-cell office:value-type="string">
            <text:p>MAILADDRESS.COUNTRY</text:p>
          </table:table-cell>
          <table:table-cell/>
          <table:table-cell office:value-type="string">
            <text:p>Country</text:p>
          </table:table-cell>
          <table:table-cell office:value-type="string">
            <text:p>ALPHANUMERIC</text:p>
          </table:table-cell>
          <table:table-cell office:value-type="float" office:value="60">
            <text:p>60</text:p>
          </table:table-cell>
          <table:table-cell/>
          <table:table-cell table:style-name="ce2" office:value-type="string">
            <text:p>invoice</text:p>
          </table:table-cell>
          <table:table-cell table:style-name="ce2" office:value-type="string">
            <text:p>create_invoice</text:p>
          </table:table-cell>
          <table:table-cell office:value-type="string">
            <text:p>This API allows you to create a new Invoice. The batch can optionally be specified in the Invoice, or by using the Set Current Bill Batch API, or by using the Create Invoice Batch API. Alternatively, autobatching can be used to create an automatic batch, based the AR Module Preferences. See the section on autobatching for more information.</text:p>
          </table:table-cell>
        </table:table-row>
        <table:table-row table:style-name="ro1">
          <table:table-cell office:value-type="string">
            <text:p>bankaccount</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table-cell table:style-name="ce2" office:value-type="string">
            <text:p>invoice</text:p>
          </table:table-cell>
          <table:table-cell table:style-name="ce2" office:value-type="string">
            <text:p>update_invoice</text:p>
          </table:table-cell>
          <table:table-cell office:value-type="string">
            <text:p>This API allows you to edit an existing Invoice. You must know the key of the Invoice. The key is returned in the response of the create_invoice API, and is also available through the getlist function. You have the ability to edit the existing invoice line items, and add new line items. In the sample below, line 1 is being edited, and a new line is being added.</text:p>
          </table:table-cell>
        </table:table-row>
        <table:table-row table:style-name="ro1">
          <table:table-cell office:value-type="string">
            <text:p>araccountlabel</text:p>
          </table:table-cell>
          <table:table-cell office:value-type="string">
            <text:p>ACCOUNTLABEL</text:p>
          </table:table-cell>
          <table:table-cell/>
          <table:table-cell office:value-type="string">
            <text:p>Account Label ID</text:p>
          </table:table-cell>
          <table:table-cell office:value-type="string">
            <text:p>ALPHANUMERIC</text:p>
          </table:table-cell>
          <table:table-cell office:value-type="float" office:value="80">
            <text:p>80</text:p>
          </table:table-cell>
          <table:table-cell/>
          <table:table-cell table:style-name="ce2" office:value-type="string">
            <text:p>invoice</text:p>
          </table:table-cell>
          <table:table-cell table:style-name="ce2" office:value-type="string">
            <text:p>delete_invoice</text:p>
          </table:table-cell>
          <table:table-cell table:style-name="ce1" office:value-type="string">
            <text:p>This API allows you to delete an Invoice. Only unpaid invoices can be deleted.</text:p>
          </table:table-cell>
        </table:table-row>
        <table:table-row table:style-name="ro1">
          <table:table-cell office:value-type="string">
            <text:p>araccountlabel</text:p>
          </table:table-cell>
          <table:table-cell office:value-type="string">
            <text:p>DESCRIPTION</text:p>
          </table:table-cell>
          <table:table-cell/>
          <table:table-cell office:value-type="string">
            <text:p>Account Label Description</text:p>
          </table:table-cell>
          <table:table-cell office:value-type="string">
            <text:p>ALPHANUMERIC</text:p>
          </table:table-cell>
          <table:table-cell office:value-type="float" office:value="80">
            <text:p>80</text:p>
          </table:table-cell>
          <table:table-cell/>
          <table:table-cell table:style-name="ce2" office:value-type="string">
            <text:p>aradjustmentbatch</text:p>
          </table:table-cell>
          <table:table-cell table:style-name="ce4" office:value-type="string">
            <text:p>create_aradjustmentbatch</text:p>
          </table:table-cell>
          <table:table-cell office:value-type="string">
            <text:p>This API allows you to create a new AR Adjustment Batch. The create_aradjustment function can be optionally nested inside, to simultaneously create new adjustments</text:p>
          </table:table-cell>
        </table:table-row>
        <table:table-row table:style-name="ro1">
          <table:table-cell office:value-type="string">
            <text:p>araccountlabel</text:p>
          </table:table-cell>
          <table:table-cell office:value-type="string">
            <text:p>GLACCOUNTNO</text:p>
          </table:table-cell>
          <table:table-cell office:value-type="string">
            <text:p>glaccount</text:p>
          </table:table-cell>
          <table:table-cell office:value-type="string">
            <text:p>GL Account which the label represents</text:p>
          </table:table-cell>
          <table:table-cell office:value-type="string">
            <text:p>ALPHANUMERIC</text:p>
          </table:table-cell>
          <table:table-cell office:value-type="float" office:value="24">
            <text:p>24</text:p>
          </table:table-cell>
          <table:table-cell/>
          <table:table-cell table:style-name="ce2" office:value-type="string">
            <text:p>aradjustment</text:p>
          </table:table-cell>
          <table:table-cell table:style-name="ce2" office:value-type="string">
            <text:p>create_aradjustment</text:p>
          </table:table-cell>
          <table:table-cell office:value-type="string">
            <text:p>This API allows you to create a new AR Adjustment. The batch can optionally be specified in the AR Adjustment, or by using the Set Current AR Adjustment Batch API, or by using the Create AR Adjustment Batch API. Alternatively, autobatching can be used to create an automatic batch, based the AR Module Preferences. See the section on autobatching for more information.</text:p>
          </table:table-cell>
        </table:table-row>
        <table:table-row table:style-name="ro1">
          <table:table-cell office:value-type="string">
            <text:p>araccountlabel</text:p>
          </table:table-cell>
          <table:table-cell office:value-type="string">
            <text:p>OFFSETGLACCOUNTNO</text:p>
          </table:table-cell>
          <table:table-cell office:value-type="string">
            <text:p>glaccount</text:p>
          </table:table-cell>
          <table:table-cell office:value-type="string">
            <text:p>Specific offset account for the account label, if not set, the default offset account will be used.</text:p>
          </table:table-cell>
          <table:table-cell office:value-type="string">
            <text:p>ALPHANUMERIC</text:p>
          </table:table-cell>
          <table:table-cell office:value-type="float" office:value="24">
            <text:p>24</text:p>
          </table:table-cell>
          <table:table-cell/>
          <table:table-cell table:style-name="ce2" office:value-type="string">
            <text:p>aradjustment</text:p>
          </table:table-cell>
          <table:table-cell table:style-name="ce2" office:value-type="string">
            <text:p>update_aradjustment</text:p>
          </table:table-cell>
          <table:table-cell office:value-type="string">
            <text:p>This API allows you to edit an existing AR Adjustment. You must know the key of the AR Adjustment. The key is returned in the response of the create_aradjustment API, and is also available through the getlist function. You have the ability to edit the existing AR Adjustment line items, and add new line items. In the sample below, line 1 is being edited, and a new line is being added.</text:p>
          </table:table-cell>
        </table:table-row>
        <table:table-row table:style-name="ro1">
          <table:table-cell office:value-type="string">
            <text:p>araccountlabel</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table-cell table:style-name="ce2" office:value-type="string">
            <text:p>aradjustment</text:p>
          </table:table-cell>
          <table:table-cell table:style-name="ce2" office:value-type="string">
            <text:p>delete_aradjustment</text:p>
          </table:table-cell>
          <table:table-cell table:style-name="ce1" office:value-type="string">
            <text:p>This API allows you to delete an AR Adjustment. Only open adjustments can be deleted.</text:p>
          </table:table-cell>
        </table:table-row>
        <table:table-row table:style-name="ro1">
          <table:table-cell office:value-type="string">
            <text:p>araccountlabel</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table-cell table:style-name="ce2" office:value-type="string">
            <text:p>arpaymentbatch</text:p>
          </table:table-cell>
          <table:table-cell table:style-name="ce2" office:value-type="string">
            <text:p>create_arpaymentbatch</text:p>
          </table:table-cell>
          <table:table-cell office:value-type="string">
            <text:p>This API allows you to create a new AR Payment Batch. The create_arpayment function can be optionally nested inside, to simultaneously create new payments.</text:p>
          </table:table-cell>
        </table:table-row>
        <table:table-row table:style-name="ro1">
          <table:table-cell office:value-type="string">
            <text:p>arterm</text:p>
          </table:table-cell>
          <table:table-cell office:value-type="string">
            <text:p>NAME</text:p>
          </table:table-cell>
          <table:table-cell/>
          <table:table-cell office:value-type="string">
            <text:p>Unique ID of AR Term</text:p>
          </table:table-cell>
          <table:table-cell office:value-type="string">
            <text:p>ALPHANUMERIC</text:p>
          </table:table-cell>
          <table:table-cell office:value-type="float" office:value="200">
            <text:p>200</text:p>
          </table:table-cell>
          <table:table-cell/>
          <table:table-cell table:style-name="ce2" office:value-type="string">
            <text:p>arpayment</text:p>
          </table:table-cell>
          <table:table-cell table:style-name="ce2" office:value-type="string">
            <text:p>create_arpayment</text:p>
          </table:table-cell>
          <table:table-cell office:value-type="string">
            <text:p>This API allows you to create a new AR Payment. The batch can optionally be specified in the AR Payment, or by using the Set Current AR Payment Batch API, or by using the Create AR Payment Batch API. Autobatching is not supported for AR Payments. See the section on batching for more information.</text:p>
          </table:table-cell>
        </table:table-row>
        <table:table-row table:style-name="ro1">
          <table:table-cell office:value-type="string">
            <text:p>arterm</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200">
            <text:p>200</text:p>
          </table:table-cell>
          <table:table-cell/>
          <table:table-cell office:value-type="string">
            <text:p>?</text:p>
          </table:table-cell>
          <table:table-cell table:style-name="ce2" office:value-type="string">
            <text:p>get_araging</text:p>
          </table:table-cell>
          <table:table-cell office:value-type="string">
            <text:p>The method get_araging provides an extract of customer aging information. This extract may be modified or filtered in a couple ways. The extract may be invoked for a specific customer, the extract may be configured to use custom aging buckets, the extract may be configured to use a date other than today to calculate age, and the extract may be configured to age the invoices by either the invoice creation date or the invoice due date.</text:p>
          </table:table-cell>
        </table:table-row>
        <table:table-row table:style-name="ro1">
          <table:table-cell office:value-type="string">
            <text:p>arterm</text:p>
          </table:table-cell>
          <table:table-cell office:value-type="string">
            <text:p>DUE</text:p>
          </table:table-cell>
          <table:table-cell/>
          <table:table-cell office:value-type="string">
            <text:p>Terms for Due date</text:p>
          </table:table-cell>
          <table:table-cell office:value-type="string">
            <text:p>ALPHANUMERIC</text:p>
          </table:table-cell>
          <table:table-cell office:value-type="float" office:value="-0">
            <text:p>-0</text:p>
          </table:table-cell>
          <table:table-cell/>
          <table:table-cell table:style-name="ce2" office:value-type="string">
            <text:p>apaccountlabel</text:p>
          </table:table-cell>
          <table:table-cell table:style-name="ce2" office:value-type="string">
            <text:p>create_apaccountlabel</text:p>
          </table:table-cell>
          <table:table-cell/>
        </table:table-row>
        <table:table-row table:style-name="ro1">
          <table:table-cell office:value-type="string">
            <text:p>arterm</text:p>
          </table:table-cell>
          <table:table-cell office:value-type="string">
            <text:p>DISCOUNT</text:p>
          </table:table-cell>
          <table:table-cell/>
          <table:table-cell office:value-type="string">
            <text:p>Terms for Discount</text:p>
          </table:table-cell>
          <table:table-cell office:value-type="string">
            <text:p>ALPHANUMERIC</text:p>
          </table:table-cell>
          <table:table-cell office:value-type="float" office:value="-0">
            <text:p>-0</text:p>
          </table:table-cell>
          <table:table-cell/>
          <table:table-cell table:style-name="ce2" office:value-type="string">
            <text:p>apaccountlabel</text:p>
          </table:table-cell>
          <table:table-cell table:style-name="ce2" office:value-type="string">
            <text:p>apaccountlabel</text:p>
          </table:table-cell>
          <table:table-cell/>
        </table:table-row>
        <table:table-row table:style-name="ro1">
          <table:table-cell office:value-type="string">
            <text:p>arterm</text:p>
          </table:table-cell>
          <table:table-cell office:value-type="string">
            <text:p>PENALTY</text:p>
          </table:table-cell>
          <table:table-cell/>
          <table:table-cell office:value-type="string">
            <text:p>Terms for Penalty</text:p>
          </table:table-cell>
          <table:table-cell office:value-type="string">
            <text:p>ALPHANUMERIC</text:p>
          </table:table-cell>
          <table:table-cell office:value-type="float" office:value="-0">
            <text:p>-0</text:p>
          </table:table-cell>
          <table:table-cell/>
          <table:table-cell table:style-name="ce2" office:value-type="string">
            <text:p>apaccountlabel</text:p>
          </table:table-cell>
          <table:table-cell table:style-name="ce2" office:value-type="string">
            <text:p>delete_araccountlabel</text:p>
          </table:table-cell>
          <table:table-cell/>
        </table:table-row>
        <table:table-row table:style-name="ro1">
          <table:table-cell office:value-type="string">
            <text:p>arterm</text:p>
          </table:table-cell>
          <table:table-cell office:value-type="string">
            <text:p>STATUS</text:p>
          </table:table-cell>
          <table:table-cell/>
          <table:table-cell office:value-type="string">
            <text:p>Status of AR Term</text:p>
          </table:table-cell>
          <table:table-cell office:value-type="string">
            <text:p>ENUM: ‘active’, ‘inactive’</text:p>
          </table:table-cell>
          <table:table-cell office:value-type="float" office:value="-0">
            <text:p>-0</text:p>
          </table:table-cell>
          <table:table-cell/>
          <table:table-cell table:style-name="ce2" office:value-type="string">
            <text:p>apterm</text:p>
          </table:table-cell>
          <table:table-cell table:number-columns-repeated="2"/>
        </table:table-row>
        <table:table-row table:style-name="ro1">
          <table:table-cell office:value-type="string">
            <text:p>customer</text:p>
          </table:table-cell>
          <table:table-cell office:value-type="string">
            <text:p>CUSTOMERID</text:p>
          </table:table-cell>
          <table:table-cell/>
          <table:table-cell office:value-type="string">
            <text:p>Unique ID of the customer</text:p>
          </table:table-cell>
          <table:table-cell office:value-type="string">
            <text:p>ALPHANUMERIC</text:p>
          </table:table-cell>
          <table:table-cell office:value-type="float" office:value="20">
            <text:p>20</text:p>
          </table:table-cell>
          <table:table-cell/>
          <table:table-cell table:style-name="ce2" office:value-type="string">
            <text:p>vendor</text:p>
          </table:table-cell>
          <table:table-cell table:style-name="ce2" office:value-type="string">
            <text:p>create_vendor</text:p>
          </table:table-cell>
          <table:table-cell/>
        </table:table-row>
        <table:table-row table:style-name="ro1">
          <table:table-cell office:value-type="string">
            <text:p>customer</text:p>
          </table:table-cell>
          <table:table-cell office:value-type="string">
            <text:p>NAME</text:p>
          </table:table-cell>
          <table:table-cell/>
          <table:table-cell office:value-type="string">
            <text:p>Customer name</text:p>
          </table:table-cell>
          <table:table-cell office:value-type="string">
            <text:p>ALPHANUMERIC</text:p>
          </table:table-cell>
          <table:table-cell office:value-type="float" office:value="100">
            <text:p>100</text:p>
          </table:table-cell>
          <table:table-cell/>
          <table:table-cell table:style-name="ce2" office:value-type="string">
            <text:p>vendor</text:p>
          </table:table-cell>
          <table:table-cell table:style-name="ce2" office:value-type="string">
            <text:p>update_vendor</text:p>
          </table:table-cell>
          <table:table-cell/>
        </table:table-row>
        <table:table-row table:style-name="ro1">
          <table:table-cell office:value-type="string">
            <text:p>customer</text:p>
          </table:table-cell>
          <table:table-cell office:value-type="string">
            <text:p>PARENTID</text:p>
          </table:table-cell>
          <table:table-cell office:value-type="string">
            <text:p>customer</text:p>
          </table:table-cell>
          <table:table-cell office:value-type="string">
            <text:p>ID of the parent customer, if applicable</text:p>
          </table:table-cell>
          <table:table-cell office:value-type="string">
            <text:p>ALPHANUMERIC</text:p>
          </table:table-cell>
          <table:table-cell office:value-type="float" office:value="20">
            <text:p>20</text:p>
          </table:table-cell>
          <table:table-cell/>
          <table:table-cell table:style-name="ce2" office:value-type="string">
            <text:p>vendor</text:p>
          </table:table-cell>
          <table:table-cell table:style-name="ce2" office:value-type="string">
            <text:p>delete_vendor</text:p>
          </table:table-cell>
          <table:table-cell/>
        </table:table-row>
        <table:table-row table:style-name="ro1">
          <table:table-cell office:value-type="string">
            <text:p>customer</text:p>
          </table:table-cell>
          <table:table-cell office:value-type="string">
            <text:p>TERMNAME</text:p>
          </table:table-cell>
          <table:table-cell office:value-type="string">
            <text:p>apterm</text:p>
          </table:table-cell>
          <table:table-cell office:value-type="string">
            <text:p>ID of the Term name applicable to thecustomer.</text:p>
          </table:table-cell>
          <table:table-cell office:value-type="string">
            <text:p>ALPHANUMERIC</text:p>
          </table:table-cell>
          <table:table-cell office:value-type="float" office:value="20">
            <text:p>20</text:p>
          </table:table-cell>
          <table:table-cell table:number-columns-repeated="2"/>
          <table:table-cell table:style-name="ce2" office:value-type="string">
            <text:p>create_billbatch</text:p>
          </table:table-cell>
          <table:table-cell office:value-type="string">
            <text:p>This API allows you to create a new Bill Batch. The create_bill function can be optionally nested inside, to simultaneously create new bills.</text:p>
          </table:table-cell>
        </table:table-row>
        <table:table-row table:style-name="ro1">
          <table:table-cell office:value-type="string">
            <text:p>customer</text:p>
          </table:table-cell>
          <table:table-cell office:value-type="string">
            <text:p>CUSTREPID</text:p>
          </table:table-cell>
          <table:table-cell office:value-type="string">
            <text:p>employee</text:p>
          </table:table-cell>
          <table:table-cell office:value-type="string">
            <text:p>ID of the Employee in the organization responsible for the customer.</text:p>
          </table:table-cell>
          <table:table-cell office:value-type="string">
            <text:p>ALPHANUMERIC</text:p>
          </table:table-cell>
          <table:table-cell office:value-type="float" office:value="20">
            <text:p>20</text:p>
          </table:table-cell>
          <table:table-cell/>
          <table:table-cell table:style-name="ce2" office:value-type="string">
            <text:p>bill</text:p>
          </table:table-cell>
          <table:table-cell table:style-name="ce2" office:value-type="string">
            <text:p>create_bill</text:p>
          </table:table-cell>
          <table:table-cell office:value-type="string">
            <text:p>This API allows you to create a new Bill. The batch can optionally be specified in the Bill, or by using the Set Current Bill Batch API, or by using the Create Bill Batch API. Alternatively, autobatching can be used to create an automatic batch, based the AP Module Preferences. See the section on autobatching for more information.</text:p>
          </table:table-cell>
        </table:table-row>
        <table:table-row table:style-name="ro1">
          <table:table-cell office:value-type="string">
            <text:p>customer</text:p>
          </table:table-cell>
          <table:table-cell office:value-type="string">
            <text:p>SHIPPINGMETHOD</text:p>
          </table:table-cell>
          <table:table-cell office:value-type="string">
            <text:p>shippingmethod</text:p>
          </table:table-cell>
          <table:table-cell office:value-type="string">
            <text:p>Shipping method of the customer</text:p>
          </table:table-cell>
          <table:table-cell office:value-type="string">
            <text:p>ALPHANUMERIC</text:p>
          </table:table-cell>
          <table:table-cell office:value-type="float" office:value="20">
            <text:p>20</text:p>
          </table:table-cell>
          <table:table-cell/>
          <table:table-cell table:style-name="ce2" office:value-type="string">
            <text:p>bill</text:p>
          </table:table-cell>
          <table:table-cell table:style-name="ce2" office:value-type="string">
            <text:p>update_bill</text:p>
          </table:table-cell>
          <table:table-cell office:value-type="string">
            <text:p>This API allows you to edit an existing Bill. You must know the key of the Bill. The key is returned in the response of the create_bill API, and is also available through the getlist function. You have the ability to edit the existing bill line items, and add new line items. In the sample below, line 1 is being edited, and a new line is being added.</text:p>
          </table:table-cell>
        </table:table-row>
        <table:table-row table:style-name="ro1">
          <table:table-cell office:value-type="string">
            <text:p>customer</text:p>
          </table:table-cell>
          <table:table-cell office:value-type="string">
            <text:p>CUSTTYPE</text:p>
          </table:table-cell>
          <table:table-cell office:value-type="string">
            <text:p>customertype</text:p>
          </table:table-cell>
          <table:table-cell office:value-type="string">
            <text:p>Customer’s Type</text:p>
          </table:table-cell>
          <table:table-cell office:value-type="string">
            <text:p>ALPHANUMERIC</text:p>
          </table:table-cell>
          <table:table-cell office:value-type="float" office:value="80">
            <text:p>80</text:p>
          </table:table-cell>
          <table:table-cell/>
          <table:table-cell table:style-name="ce2" office:value-type="string">
            <text:p>bill</text:p>
          </table:table-cell>
          <table:table-cell table:style-name="ce2" office:value-type="string">
            <text:p>delete_bill</text:p>
          </table:table-cell>
          <table:table-cell table:style-name="ce1" office:value-type="string">
            <text:p>This API allows you to delete a Bill. Only unpaid bills can be deleted.</text:p>
          </table:table-cell>
        </table:table-row>
        <table:table-row table:style-name="ro1">
          <table:table-cell office:value-type="string">
            <text:p>customer</text:p>
          </table:table-cell>
          <table:table-cell office:value-type="string">
            <text:p>TAXID</text:p>
          </table:table-cell>
          <table:table-cell/>
          <table:table-cell office:value-type="string">
            <text:p>Customer’s Federal Tax ID</text:p>
          </table:table-cell>
          <table:table-cell office:value-type="string">
            <text:p>ALPHANUMERIC</text:p>
          </table:table-cell>
          <table:table-cell office:value-type="float" office:value="20">
            <text:p>20</text:p>
          </table:table-cell>
          <table:table-cell/>
          <table:table-cell table:style-name="ce2" office:value-type="string">
            <text:p>apadjustmentbatch</text:p>
          </table:table-cell>
          <table:table-cell office:value-type="string">
            <text:p>create_apadjustmentbatch</text:p>
          </table:table-cell>
          <table:table-cell office:value-type="string">
            <text:p>This API allows you to create a new AP Adjustment Batch. The create_apadjustment function can be optionally nested inside, to simultaneously create new adjustments.</text:p>
          </table:table-cell>
        </table:table-row>
        <table:table-row table:style-name="ro1">
          <table:table-cell office:value-type="string">
            <text:p>customer</text:p>
          </table:table-cell>
          <table:table-cell office:value-type="string">
            <text:p>CREDITLIMIT</text:p>
          </table:table-cell>
          <table:table-cell/>
          <table:table-cell office:value-type="string">
            <text:p>The credit limit of the customer</text:p>
          </table:table-cell>
          <table:table-cell office:value-type="string">
            <text:p>NUMERIC</text:p>
          </table:table-cell>
          <table:table-cell office:value-type="float" office:value="38">
            <text:p>38</text:p>
          </table:table-cell>
          <table:table-cell/>
          <table:table-cell table:style-name="ce2" office:value-type="string">
            <text:p>apadjustment</text:p>
          </table:table-cell>
          <table:table-cell table:style-name="ce2" office:value-type="string">
            <text:p>create_apadjustment</text:p>
          </table:table-cell>
          <table:table-cell office:value-type="string">
            <text:p>This API allows you to create a new AP Adjustment. The batch can optionally be specified in the AP Adjustment, or by using the Set Current AP Adjustment Batch API, or by using the Create AP Adjustment Batch API. Alternatively, autobatching can be used to create an automatic batch, based the AP Module Preferences. See the section on autobatching for more information.</text:p>
          </table:table-cell>
        </table:table-row>
        <table:table-row table:style-name="ro1">
          <table:table-cell office:value-type="string">
            <text:p>customer</text:p>
          </table:table-cell>
          <table:table-cell office:value-type="string">
            <text:p>TERRITORYID</text:p>
          </table:table-cell>
          <table:table-cell office:value-type="string">
            <text:p>territory</text:p>
          </table:table-cell>
          <table:table-cell office:value-type="string">
            <text:p>Sales Territory ID</text:p>
          </table:table-cell>
          <table:table-cell office:value-type="string">
            <text:p>ALPHANUMERIC</text:p>
          </table:table-cell>
          <table:table-cell office:value-type="float" office:value="20">
            <text:p>20</text:p>
          </table:table-cell>
          <table:table-cell/>
          <table:table-cell table:style-name="ce2" office:value-type="string">
            <text:p>apadjustment</text:p>
          </table:table-cell>
          <table:table-cell table:style-name="ce2" office:value-type="string">
            <text:p>update_apadjustment</text:p>
          </table:table-cell>
          <table:table-cell office:value-type="string">
            <text:p>This API allows you to edit an existing AP Adjustment. You must know the key of the AP Adjustment. The key is returned in the response of the create_apadjustment API, and is also available through the getlist function. You have the ability to edit the existing AP Adjustment line items, and add new line items. In the sample below, line 1 is being edited, and a new line is being added.</text:p>
          </table:table-cell>
        </table:table-row>
        <table:table-row table:style-name="ro1">
          <table:table-cell office:value-type="string">
            <text:p>customer</text:p>
          </table:table-cell>
          <table:table-cell office:value-type="string">
            <text:p>RESALENO</text:p>
          </table:table-cell>
          <table:table-cell/>
          <table:table-cell office:value-type="string">
            <text:p>Resale number for resellers.</text:p>
          </table:table-cell>
          <table:table-cell office:value-type="string">
            <text:p>ALPHANUMERIC</text:p>
          </table:table-cell>
          <table:table-cell office:value-type="float" office:value="20">
            <text:p>20</text:p>
          </table:table-cell>
          <table:table-cell/>
          <table:table-cell table:style-name="ce2" office:value-type="string">
            <text:p>apadjustment</text:p>
          </table:table-cell>
          <table:table-cell table:style-name="ce2" office:value-type="string">
            <text:p>delete_apadjustment</text:p>
          </table:table-cell>
          <table:table-cell table:style-name="ce1" office:value-type="string">
            <text:p>This API allows you to delete an AP Adjustment. Only open adjustments can be deleted.</text:p>
          </table:table-cell>
        </table:table-row>
        <table:table-row table:style-name="ro1">
          <table:table-cell office:value-type="string">
            <text:p>customer</text:p>
          </table:table-cell>
          <table:table-cell office:value-type="string">
            <text:p>DELIVERYOPTIONS</text:p>
          </table:table-cell>
          <table:table-cell/>
          <table:table-cell office:value-type="string">
            <text:p>Default Invoice &amp; Statement Delivery preference</text:p>
          </table:table-cell>
          <table:table-cell office:value-type="string">
            <text:p>ENUM: ‘print, ‘email’, ‘online</text:p>
          </table:table-cell>
          <table:table-cell office:value-type="float" office:value="-0">
            <text:p>-0</text:p>
          </table:table-cell>
          <table:table-cell/>
          <table:table-cell table:style-name="ce2" office:value-type="string">
            <text:p>expensetypes</text:p>
          </table:table-cell>
          <table:table-cell table:style-name="ce2" office:value-type="string">
            <text:p>create_expensetype</text:p>
          </table:table-cell>
          <table:table-cell/>
        </table:table-row>
        <table:table-row table:style-name="ro1">
          <table:table-cell office:value-type="string">
            <text:p>customer</text:p>
          </table:table-cell>
          <table:table-cell office:value-type="string">
            <text:p>ACCOUNTLABEL</text:p>
          </table:table-cell>
          <table:table-cell office:value-type="string">
            <text:p>accountlabel</text:p>
          </table:table-cell>
          <table:table-cell office:value-type="string">
            <text:p>The default accountlabel to be used in invoices.</text:p>
          </table:table-cell>
          <table:table-cell office:value-type="string">
            <text:p>ALPHANUMERIC</text:p>
          </table:table-cell>
          <table:table-cell office:value-type="float" office:value="80">
            <text:p>80</text:p>
          </table:table-cell>
          <table:table-cell/>
          <table:table-cell table:style-name="ce2" office:value-type="string">
            <text:p>expensetypes</text:p>
          </table:table-cell>
          <table:table-cell table:style-name="ce2" office:value-type="string">
            <text:p>update_expensetype</text:p>
          </table:table-cell>
          <table:table-cell/>
        </table:table-row>
        <table:table-row table:style-name="ro1">
          <table:table-cell office:value-type="string">
            <text:p>customer</text:p>
          </table:table-cell>
          <table:table-cell office:value-type="string">
            <text:p>GLACCOUNTNO</text:p>
          </table:table-cell>
          <table:table-cell office:value-type="string">
            <text:p>glaccount</text:p>
          </table:table-cell>
          <table:table-cell office:value-type="string">
            <text:p>The default glaccount to be used in invoices.</text:p>
          </table:table-cell>
          <table:table-cell office:value-type="string">
            <text:p>ALPHANUMERIC</text:p>
          </table:table-cell>
          <table:table-cell office:value-type="float" office:value="24">
            <text:p>24</text:p>
          </table:table-cell>
          <table:table-cell/>
          <table:table-cell table:style-name="ce2" office:value-type="string">
            <text:p>expensetypes</text:p>
          </table:table-cell>
          <table:table-cell table:style-name="ce2" office:value-type="string">
            <text:p>delete_expensetype</text:p>
          </table:table-cell>
          <table:table-cell/>
        </table:table-row>
        <table:table-row table:style-name="ro1">
          <table:table-cell office:value-type="string">
            <text:p>customer</text:p>
          </table:table-cell>
          <table:table-cell office:value-type="string">
            <text:p>COMMENTS</text:p>
          </table:table-cell>
          <table:table-cell/>
          <table:table-cell office:value-type="string">
            <text:p>Free form Comments</text:p>
          </table:table-cell>
          <table:table-cell office:value-type="string">
            <text:p>ALPHANUMERIC</text:p>
          </table:table-cell>
          <table:table-cell office:value-type="float" office:value="200">
            <text:p>200</text:p>
          </table:table-cell>
          <table:table-cell/>
          <table:table-cell table:style-name="ce2" office:value-type="string">
            <text:p>expensereportbatch</text:p>
          </table:table-cell>
          <table:table-cell table:style-name="ce2" office:value-type="string">
            <text:p>create_expensereportbatch</text:p>
          </table:table-cell>
          <table:table-cell office:value-type="string">
            <text:p>This API allows you to create a new Expense Report Batch. The create_expensereport function can be optionally nested inside, to simultaneously create new expense reports.</text:p>
          </table:table-cell>
        </table:table-row>
        <table:table-row table:style-name="ro1">
          <table:table-cell office:value-type="string">
            <text:p>customer</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table:number-columns-repeated="2"/>
          <table:table-cell table:style-name="ce2" office:value-type="string">
            <text:p>expensereport</text:p>
          </table:table-cell>
          <table:table-cell table:style-name="ce2" office:value-type="string">
            <text:p>create_expensereport</text:p>
          </table:table-cell>
          <table:table-cell office:value-type="string">
            <text:p>This API allows you to create a new Expense Report. The batch can optionally be specified in the Expense Report, or by using the Set Current Expense Report Batch API, or by using the Create Expense Report Batch API. Alternatively, autobatching can be used to create an automatic batch, based the EE Module Preferences. See the section on autobatching for more information.</text:p>
          </table:table-cell>
        </table:table-row>
        <table:table-row table:style-name="ro1">
          <table:table-cell office:value-type="string">
            <text:p>customer</text:p>
          </table:table-cell>
          <table:table-cell office:value-type="string">
            <text:p>EXTERNALID</text:p>
          </table:table-cell>
          <table:table-cell/>
          <table:table-cell office:value-type="string">
            <text:p>External ID</text:p>
          </table:table-cell>
          <table:table-cell office:value-type="string">
            <text:p>External ID of customer</text:p>
          </table:table-cell>
          <table:table-cell office:value-type="float" office:value="80">
            <text:p>80</text:p>
          </table:table-cell>
          <table:table-cell/>
          <table:table-cell table:style-name="ce2" office:value-type="string">
            <text:p>expensereport</text:p>
          </table:table-cell>
          <table:table-cell table:style-name="ce2" office:value-type="string">
            <text:p>update_expensereport</text:p>
          </table:table-cell>
          <table:table-cell office:value-type="string">
            <text:p>This API allows you to edit an existing Expense Report. You must know the key of the Expense Report. The key is returned in the response of the create_expensereport API, and is also available through the getlist function. You have the ability to edit the existing expense report line items, and add new line items. In the sample below, line 1 is being edited.</text:p>
          </table:table-cell>
        </table:table-row>
        <table:table-row table:style-name="ro1">
          <table:table-cell office:value-type="string">
            <text:p>customer</text:p>
          </table:table-cell>
          <table:table-cell office:value-type="string">
            <text:p>PRIMARY</text:p>
          </table:table-cell>
          <table:table-cell office:value-type="string">
            <text:p>contact</text:p>
          </table:table-cell>
          <table:table-cell office:value-type="string">
            <text:p>Primary Customer Contact Information</text:p>
          </table:table-cell>
          <table:table-cell office:value-type="string">
            <text:p>Link to Primary Contact object</text:p>
          </table:table-cell>
          <table:table-cell office:value-type="float" office:value="200">
            <text:p>200</text:p>
          </table:table-cell>
          <table:table-cell/>
          <table:table-cell table:style-name="ce2" office:value-type="string">
            <text:p>expensereport</text:p>
          </table:table-cell>
          <table:table-cell table:style-name="ce2" office:value-type="string">
            <text:p>delete_expensereport</text:p>
          </table:table-cell>
          <table:table-cell table:style-name="ce1" office:value-type="string">
            <text:p>This API allows you to delete an Expense Report. Only unpaid expense reports can be deleted.</text:p>
          </table:table-cell>
        </table:table-row>
        <table:table-row table:style-name="ro1">
          <table:table-cell office:value-type="string">
            <text:p>customer</text:p>
          </table:table-cell>
          <table:table-cell office:value-type="string">
            <text:p>BILLTO</text:p>
          </table:table-cell>
          <table:table-cell office:value-type="string">
            <text:p>contact</text:p>
          </table:table-cell>
          <table:table-cell office:value-type="string">
            <text:p>Bill To Contact Information</text:p>
          </table:table-cell>
          <table:table-cell office:value-type="string">
            <text:p>Link to Primary Contact object</text:p>
          </table:table-cell>
          <table:table-cell office:value-type="float" office:value="200">
            <text:p>200</text:p>
          </table:table-cell>
          <table:table-cell/>
          <table:table-cell table:style-name="ce2" office:value-type="string">
            <text:p>accountgroup</text:p>
          </table:table-cell>
          <table:table-cell table:number-columns-repeated="2"/>
        </table:table-row>
        <table:table-row table:style-name="ro1">
          <table:table-cell office:value-type="string">
            <text:p>customer</text:p>
          </table:table-cell>
          <table:table-cell office:value-type="string">
            <text:p>SHIPTO</text:p>
          </table:table-cell>
          <table:table-cell office:value-type="string">
            <text:p>contact</text:p>
          </table:table-cell>
          <table:table-cell office:value-type="string">
            <text:p>Ship To Contact Information</text:p>
          </table:table-cell>
          <table:table-cell office:value-type="string">
            <text:p>Link to Primary Contact object</text:p>
          </table:table-cell>
          <table:table-cell office:value-type="float" office:value="200">
            <text:p>200</text:p>
          </table:table-cell>
          <table:table-cell/>
          <table:table-cell table:style-name="ce2" office:value-type="string">
            <text:p>glaccount</text:p>
          </table:table-cell>
          <table:table-cell table:style-name="ce2" office:value-type="string">
            <text:p>create_glaccount</text:p>
          </table:table-cell>
          <table:table-cell/>
        </table:table-row>
        <table:table-row table:style-name="ro1">
          <table:table-cell office:value-type="string">
            <text:p>customer</text:p>
          </table:table-cell>
          <table:table-cell office:value-type="string">
            <text:p>CONTACTINFO</text:p>
          </table:table-cell>
          <table:table-cell office:value-type="string">
            <text:p>contact</text:p>
          </table:table-cell>
          <table:table-cell office:value-type="string">
            <text:p>Customer Contact Information</text:p>
          </table:table-cell>
          <table:table-cell office:value-type="string">
            <text:p>Link to Primary Contact object</text:p>
          </table:table-cell>
          <table:table-cell office:value-type="float" office:value="200">
            <text:p>200</text:p>
          </table:table-cell>
          <table:table-cell/>
          <table:table-cell table:style-name="ce2" office:value-type="string">
            <text:p>glaccount</text:p>
          </table:table-cell>
          <table:table-cell table:style-name="ce2" office:value-type="string">
            <text:p>update_glaccount</text:p>
          </table:table-cell>
          <table:table-cell/>
        </table:table-row>
        <table:table-row table:style-name="ro1">
          <table:table-cell office:value-type="string">
            <text:p>customer</text:p>
          </table:table-cell>
          <table:table-cell office:value-type="string">
            <text:p>CONTACTLIST</text:p>
          </table:table-cell>
          <table:table-cell office:value-type="string">
            <text:p>contact</text:p>
          </table:table-cell>
          <table:table-cell office:value-type="string">
            <text:p>Master list of all contacts relevant to the Customer</text:p>
          </table:table-cell>
          <table:table-cell office:value-type="string">
            <text:p>List of Additional Contacts</text:p>
          </table:table-cell>
          <table:table-cell office:value-type="float" office:value="200">
            <text:p>200</text:p>
          </table:table-cell>
          <table:table-cell/>
          <table:table-cell table:style-name="ce2" office:value-type="string">
            <text:p>glaccount</text:p>
          </table:table-cell>
          <table:table-cell table:style-name="ce2" office:value-type="string">
            <text:p>delete_glaccount</text:p>
          </table:table-cell>
          <table:table-cell/>
        </table:table-row>
        <table:table-row table:style-name="ro1">
          <table:table-cell office:value-type="string">
            <text:p>invoicebatch</text:p>
          </table:table-cell>
          <table:table-cell office:value-type="string">
            <text:p>KEY</text:p>
          </table:table-cell>
          <table:table-cell/>
          <table:table-cell office:value-type="string">
            <text:p>Internally assigned batch key</text:p>
          </table:table-cell>
          <table:table-cell office:value-type="string">
            <text:p>NUMERIC</text:p>
          </table:table-cell>
          <table:table-cell office:value-type="float" office:value="8">
            <text:p>8</text:p>
          </table:table-cell>
          <table:table-cell/>
          <table:table-cell table:style-name="ce2" office:value-type="string">
            <text:p>journal</text:p>
          </table:table-cell>
          <table:table-cell table:style-name="ce2" office:value-type="string">
            <text:p>create_journal</text:p>
          </table:table-cell>
          <table:table-cell/>
        </table:table-row>
        <table:table-row table:style-name="ro1">
          <table:table-cell office:value-type="string">
            <text:p>invoicebatch</text:p>
          </table:table-cell>
          <table:table-cell office:value-type="string">
            <text:p>BATCHTITLE</text:p>
          </table:table-cell>
          <table:table-cell/>
          <table:table-cell office:value-type="string">
            <text:p>Batch Title</text:p>
          </table:table-cell>
          <table:table-cell office:value-type="string">
            <text:p>ALPHANUMERIC</text:p>
          </table:table-cell>
          <table:table-cell office:value-type="float" office:value="80">
            <text:p>80</text:p>
          </table:table-cell>
          <table:table-cell/>
          <table:table-cell table:style-name="ce2" office:value-type="string">
            <text:p>journal</text:p>
          </table:table-cell>
          <table:table-cell table:style-name="ce2" office:value-type="string">
            <text:p>update_journal</text:p>
          </table:table-cell>
          <table:table-cell/>
        </table:table-row>
        <table:table-row table:style-name="ro1">
          <table:table-cell office:value-type="string">
            <text:p>invoicebatch</text:p>
          </table:table-cell>
          <table:table-cell office:value-type="string">
            <text:p>DATECREATED</text:p>
          </table:table-cell>
          <table:table-cell/>
          <table:table-cell office:value-type="string">
            <text:p>Creation Date of Batch</text:p>
          </table:table-cell>
          <table:table-cell office:value-type="string">
            <text:p>ALPHANUMERIC</text:p>
          </table:table-cell>
          <table:table-cell office:value-type="float" office:value="24">
            <text:p>24</text:p>
          </table:table-cell>
          <table:table-cell/>
          <table:table-cell table:style-name="ce2" office:value-type="string">
            <text:p>journal</text:p>
          </table:table-cell>
          <table:table-cell table:style-name="ce2" office:value-type="string">
            <text:p>delete_journal</text:p>
          </table:table-cell>
          <table:table-cell/>
        </table:table-row>
        <table:table-row table:style-name="ro1">
          <table:table-cell office:value-type="string">
            <text:p>invoicebatch</text:p>
          </table:table-cell>
          <table:table-cell office:value-type="string">
            <text:p>OPEN</text:p>
          </table:table-cell>
          <table:table-cell/>
          <table:table-cell office:value-type="string">
            <text:p>Flag indicating whether batch is open or closed</text:p>
          </table:table-cell>
          <table:table-cell office:value-type="string">
            <text:p>ENUM: ‘true’, ‘false’</text:p>
          </table:table-cell>
          <table:table-cell office:value-type="float" office:value="24">
            <text:p>24</text:p>
          </table:table-cell>
          <table:table-cell/>
          <table:table-cell table:style-name="ce3" office:value-type="string">
            <text:p>gltransaction</text:p>
          </table:table-cell>
          <table:table-cell table:style-name="ce2" office:value-type="string">
            <text:p>create_gltransaction</text:p>
          </table:table-cell>
          <table:table-cell/>
        </table:table-row>
        <table:table-row table:style-name="ro1">
          <table:table-cell office:value-type="string">
            <text:p>invoicebatch</text:p>
          </table:table-cell>
          <table:table-cell office:value-type="string">
            <text:p>TOTALAMOUNT</text:p>
          </table:table-cell>
          <table:table-cell/>
          <table:table-cell office:value-type="string">
            <text:p>Total amount of invoices in the batch</text:p>
          </table:table-cell>
          <table:table-cell office:value-type="string">
            <text:p>NUMERIC</text:p>
          </table:table-cell>
          <table:table-cell office:value-type="string">
            <text:p>38, 2</text:p>
          </table:table-cell>
          <table:table-cell table:number-columns-repeated="2"/>
          <table:table-cell table:style-name="ce2" office:value-type="string">
            <text:p>glbudget</text:p>
          </table:table-cell>
          <table:table-cell office:value-type="string">
            <text:p>The function get_accountgroupdetail can give you a hierarchical view of an account group. The properties of the account group, and all sub account groups with their account members are returned in the response.</text:p>
          </table:table-cell>
        </table:table-row>
        <table:table-row table:style-name="ro1">
          <table:table-cell office:value-type="string">
            <text:p>invoicebatch</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2"/>
          <table:table-cell table:style-name="ce2" office:value-type="string">
            <text:p>get_trialbalance</text:p>
          </table:table-cell>
          <table:table-cell office:value-type="string">
            <text:p>Using the get_trialbalance function, you can retrieve the account balances for your entire chart of accounts for a given time period. The time can be defined either by a reporting period, or by specifying start and end dates. You can also choose whether to display zero balances, for accounts with no activity in the specified period.</text:p>
          </table:table-cell>
        </table:table-row>
        <table:table-row table:style-name="ro1">
          <table:table-cell office:value-type="string">
            <text:p>invoice</text:p>
          </table:table-cell>
          <table:table-cell office:value-type="string">
            <text:p>KEY</text:p>
          </table:table-cell>
          <table:table-cell/>
          <table:table-cell office:value-type="string">
            <text:p>Internally assigned key</text:p>
          </table:table-cell>
          <table:table-cell office:value-type="string">
            <text:p>NUMERIC</text:p>
          </table:table-cell>
          <table:table-cell office:value-type="float" office:value="8">
            <text:p>8</text:p>
          </table:table-cell>
          <table:table-cell table:number-columns-repeated="2"/>
          <table:table-cell table:style-name="ce2" office:value-type="string">
            <text:p>get_accountbalances</text:p>
          </table:table-cell>
          <table:table-cell office:value-type="string">
            <text:p>Using the get_accountbalances function, you can retrieve the account balances for specified GL accounts for a given time period. The time can be defined either by a reporting period, or by specifying start and end dates. The range of accounts can be specified by either a glaccount range, or a single account, or an account group. You can also choose whether to display zero balances, for accounts with no activity in the specified period.</text:p>
          </table:table-cell>
        </table:table-row>
        <table:table-row table:style-name="ro1">
          <table:table-cell office:value-type="string">
            <text:p>invoice</text:p>
          </table:table-cell>
          <table:table-cell office:value-type="string">
            <text:p>CUSTOMERID</text:p>
          </table:table-cell>
          <table:table-cell office:value-type="string">
            <text:p>customer</text:p>
          </table:table-cell>
          <table:table-cell office:value-type="string">
            <text:p>ID of Customer</text:p>
          </table:table-cell>
          <table:table-cell office:value-type="string">
            <text:p>ALPHANUMERIC</text:p>
          </table:table-cell>
          <table:table-cell office:value-type="float" office:value="80">
            <text:p>80</text:p>
          </table:table-cell>
          <table:table-cell/>
          <table:table-cell table:style-name="ce2" office:value-type="string">
            <text:p>ictransaction</text:p>
          </table:table-cell>
          <table:table-cell table:style-name="ce2" office:value-type="string">
            <text:p>create_ictransaction</text:p>
          </table:table-cell>
          <table:table-cell office:value-type="string">
            <text:p>Using the create_ictransaction function, you can create an Inventory application transaction. The transactiontype element is required to define the document type. The response document from a create_ictransaction will contain a ‘key’ element containing the system generated transactionid.</text:p>
          </table:table-cell>
        </table:table-row>
        <table:table-row table:style-name="ro1">
          <table:table-cell office:value-type="string">
            <text:p>invoice</text:p>
          </table:table-cell>
          <table:table-cell office:value-type="string">
            <text:p>DATECREATED</text:p>
          </table:table-cell>
          <table:table-cell/>
          <table:table-cell office:value-type="string">
            <text:p>Creation Date of Invoice</text:p>
          </table:table-cell>
          <table:table-cell office:value-type="string">
            <text:p>ALPHANUMERIC</text:p>
          </table:table-cell>
          <table:table-cell office:value-type="float" office:value="24">
            <text:p>24</text:p>
          </table:table-cell>
          <table:table-cell/>
          <table:table-cell table:style-name="ce2" office:value-type="string">
            <text:p>sotransaction</text:p>
          </table:table-cell>
          <table:table-cell table:style-name="ce2" office:value-type="string">
            <text:p>create_sotransaction</text:p>
          </table:table-cell>
          <table:table-cell office:value-type="string">
            <text:p>Using the create_sotransaction function, you can create an order entry application transaction. The <text:s/>transactiontype element is required to define the document type. The response document from a create_sotransaction will contain a ‘key’ element containing the system-generated transactionid.</text:p>
          </table:table-cell>
        </table:table-row>
        <table:table-row table:style-name="ro1">
          <table:table-cell office:value-type="string">
            <text:p>invoice</text:p>
          </table:table-cell>
          <table:table-cell office:value-type="string">
            <text:p>DATEDUE</text:p>
          </table:table-cell>
          <table:table-cell/>
          <table:table-cell office:value-type="string">
            <text:p>Due Date of Invoice</text:p>
          </table:table-cell>
          <table:table-cell office:value-type="string">
            <text:p>ENUM: ‘true’, ‘false’</text:p>
          </table:table-cell>
          <table:table-cell office:value-type="float" office:value="24">
            <text:p>24</text:p>
          </table:table-cell>
          <table:table-cell/>
          <table:table-cell table:style-name="ce2" office:value-type="string">
            <text:p>potransaction</text:p>
          </table:table-cell>
          <table:table-cell table:style-name="ce2" office:value-type="string">
            <text:p>create_potransaction</text:p>
          </table:table-cell>
          <table:table-cell office:value-type="string">
            <text:p>Using the create_potransaction function, you can create a purchasing application transaction. The transactiontype element is required to define the document type. The response document from a create_potransaction will contain a ‘key’ element containing the system-generated transactionid.</text:p>
          </table:table-cell>
        </table:table-row>
        <table:table-row table:style-name="ro1">
          <table:table-cell office:value-type="string">
            <text:p>invoice</text:p>
          </table:table-cell>
          <table:table-cell office:value-type="string">
            <text:p>TERMNAME</text:p>
          </table:table-cell>
          <table:table-cell office:value-type="string">
            <text:p>arterm</text:p>
          </table:table-cell>
          <table:table-cell office:value-type="string">
            <text:p>Term Name</text:p>
          </table:table-cell>
          <table:table-cell office:value-type="string">
            <text:p>NUMERIC</text:p>
          </table:table-cell>
          <table:table-cell office:value-type="string">
            <text:p>38, 2</text:p>
          </table:table-cell>
          <table:table-cell/>
          <table:table-cell table:style-name="ce2" office:value-type="string">
            <text:p>productline</text:p>
          </table:table-cell>
          <table:table-cell/>
          <table:table-cell office:value-type="string">
            <text:p>ICItems may belong to ProductLines. IntacctXML supports getting the list of product lines using the get_list API.</text:p>
          </table:table-cell>
        </table:table-row>
        <table:table-row table:style-name="ro1">
          <table:table-cell office:value-type="string">
            <text:p>invoice</text:p>
          </table:table-cell>
          <table:table-cell office:value-type="string">
            <text:p>BATCHKEY</text:p>
          </table:table-cell>
          <table:table-cell/>
          <table:table-cell office:value-type="string">
            <text:p>Reference to Batch</text:p>
          </table:table-cell>
          <table:table-cell office:value-type="string">
            <text:p>NUMERIC</text:p>
          </table:table-cell>
          <table:table-cell office:value-type="float" office:value="8">
            <text:p>8</text:p>
          </table:table-cell>
          <table:table-cell table:number-columns-repeated="2"/>
          <table:table-cell table:style-name="ce2" office:value-type="string">
            <text:p>get_salestotals</text:p>
          </table:table-cell>
          <table:table-cell office:value-type="string">
            <text:p>Sales totals can be retrieved from the Order Entry application using the get_salestotals function. This function queries sales totals based on a customerid and, optionally, date filters. The function allows a filtered date range to be specified by either a reportingperiod or a startdate and enddate.</text:p>
          </table:table-cell>
        </table:table-row>
        <table:table-row table:style-name="ro1">
          <table:table-cell office:value-type="string">
            <text:p>invoice</text:p>
          </table:table-cell>
          <table:table-cell office:value-type="string">
            <text:p>INVOICENO</text:p>
          </table:table-cell>
          <table:table-cell/>
          <table:table-cell office:value-type="string">
            <text:p>Invoice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nvoice</text:p>
          </table:table-cell>
          <table:table-cell office:value-type="string">
            <text:p>PONUMBER</text:p>
          </table:table-cell>
          <table:table-cell/>
          <table:table-cell office:value-type="string">
            <text:p>Free form field for recording the PO Number</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invoice</text:p>
          </table:table-cell>
          <table:table-cell office:value-type="string">
            <text:p>TOTALAMOUNT</text:p>
          </table:table-cell>
          <table:table-cell/>
          <table:table-cell office:value-type="string">
            <text:p>Total Amount of Invoice</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invoice</text:p>
          </table:table-cell>
          <table:table-cell office:value-type="string">
            <text:p>TOTALPAID</text:p>
          </table:table-cell>
          <table:table-cell/>
          <table:table-cell office:value-type="string">
            <text:p>Total Amount Paid on Invoice</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invoice</text:p>
          </table:table-cell>
          <table:table-cell office:value-type="string">
            <text:p>TOTALDUE</text:p>
          </table:table-cell>
          <table:table-cell/>
          <table:table-cell office:value-type="string">
            <text:p>Total Amount Due on Invoice</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invoice</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invoice</text:p>
          </table:table-cell>
          <table:table-cell office:value-type="string">
            <text:p>INVOICEITEMS</text:p>
          </table:table-cell>
          <table:table-cell/>
          <table:table-cell office:value-type="string">
            <text:p>Invoice Items</text:p>
          </table:table-cell>
          <table:table-cell table:number-columns-repeated="6"/>
        </table:table-row>
        <table:table-row table:style-name="ro1">
          <table:table-cell office:value-type="string">
            <text:p>invoice|lineitem</text:p>
          </table:table-cell>
          <table:table-cell office:value-type="string">
            <text:p>LINE_NUM</text:p>
          </table:table-cell>
          <table:table-cell/>
          <table:table-cell office:value-type="string">
            <text:p>Line Number</text:p>
          </table:table-cell>
          <table:table-cell office:value-type="string">
            <text:p>NUMERIC</text:p>
          </table:table-cell>
          <table:table-cell office:value-type="float" office:value="4">
            <text:p>4</text:p>
          </table:table-cell>
          <table:table-cell table:number-columns-repeated="4"/>
        </table:table-row>
        <table:table-row table:style-name="ro1">
          <table:table-cell office:value-type="string">
            <text:p>invoice|lineitem</text:p>
          </table:table-cell>
          <table:table-cell office:value-type="string">
            <text:p>ACCOUNTLABEL</text:p>
          </table:table-cell>
          <table:table-cell office:value-type="string">
            <text:p>accountlabel</text:p>
          </table:table-cell>
          <table:table-cell office:value-type="string">
            <text:p>Account Label</text:p>
          </table:table-cell>
          <table:table-cell office:value-type="string">
            <text:p>ALPHANUMERIC</text:p>
          </table:table-cell>
          <table:table-cell table:number-columns-repeated="5"/>
        </table:table-row>
        <table:table-row table:style-name="ro1">
          <table:table-cell office:value-type="string">
            <text:p>invoice|lineitem</text:p>
          </table:table-cell>
          <table:table-cell office:value-type="string">
            <text:p>GLACCOUNTNO</text:p>
          </table:table-cell>
          <table:table-cell office:value-type="string">
            <text:p>glaccount</text:p>
          </table:table-cell>
          <table:table-cell office:value-type="string">
            <text:p>GL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invoice|lineitem</text:p>
          </table:table-cell>
          <table:table-cell office:value-type="string">
            <text:p>AMOUNT</text:p>
          </table:table-cell>
          <table:table-cell/>
          <table:table-cell office:value-type="string">
            <text:p>Amount</text:p>
          </table:table-cell>
          <table:table-cell office:value-type="string">
            <text:p>Amount of the Transaction</text:p>
          </table:table-cell>
          <table:table-cell office:value-type="string">
            <text:p>38, 2</text:p>
          </table:table-cell>
          <table:table-cell table:number-columns-repeated="4"/>
        </table:table-row>
        <table:table-row table:style-name="ro1">
          <table:table-cell office:value-type="string">
            <text:p>invoice|lineitem</text:p>
          </table:table-cell>
          <table:table-cell office:value-type="string">
            <text:p>MEMO</text:p>
          </table:table-cell>
          <table:table-cell/>
          <table:table-cell office:value-type="string">
            <text:p>Memo</text:p>
          </table:table-cell>
          <table:table-cell office:value-type="string">
            <text:p>ALPHANUMERIC</text:p>
          </table:table-cell>
          <table:table-cell office:value-type="float" office:value="500">
            <text:p>500</text:p>
          </table:table-cell>
          <table:table-cell table:number-columns-repeated="4"/>
        </table:table-row>
        <table:table-row table:style-name="ro1">
          <table:table-cell office:value-type="string">
            <text:p>invoice|lineitem</text:p>
          </table:table-cell>
          <table:table-cell office:value-type="string">
            <text:p>LOCATIONID</text:p>
          </table:table-cell>
          <table:table-cell office:value-type="string">
            <text:p>location</text:p>
          </table:table-cell>
          <table:table-cell office:value-type="string">
            <text:p>Location</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invoice|lineitem</text:p>
          </table:table-cell>
          <table:table-cell office:value-type="string">
            <text:p>DEPARTMENTID</text:p>
          </table:table-cell>
          <table:table-cell office:value-type="string">
            <text:p>department</text:p>
          </table:table-cell>
          <table:table-cell office:value-type="string">
            <text:p>Depart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aradjustmentbatch</text:p>
          </table:table-cell>
          <table:table-cell office:value-type="string">
            <text:p>KEY</text:p>
          </table:table-cell>
          <table:table-cell/>
          <table:table-cell office:value-type="string">
            <text:p>Internally assigned batch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adjustmentbatch</text:p>
          </table:table-cell>
          <table:table-cell office:value-type="string">
            <text:p>BATCHTITLE</text:p>
          </table:table-cell>
          <table:table-cell/>
          <table:table-cell office:value-type="string">
            <text:p>Batch Title</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adjustmentbatch</text:p>
          </table:table-cell>
          <table:table-cell office:value-type="string">
            <text:p>DATECREATED</text:p>
          </table:table-cell>
          <table:table-cell/>
          <table:table-cell office:value-type="string">
            <text:p>Creation Date of Batch</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radjustmentbatch</text:p>
          </table:table-cell>
          <table:table-cell office:value-type="string">
            <text:p>OPEN</text:p>
          </table:table-cell>
          <table:table-cell/>
          <table:table-cell office:value-type="string">
            <text:p>Flag indicating whether batch is open or closed</text:p>
          </table:table-cell>
          <table:table-cell office:value-type="string">
            <text:p>ENUM: ‘true’, ‘false’</text:p>
          </table:table-cell>
          <table:table-cell office:value-type="float" office:value="24">
            <text:p>24</text:p>
          </table:table-cell>
          <table:table-cell table:number-columns-repeated="4"/>
        </table:table-row>
        <table:table-row table:style-name="ro1">
          <table:table-cell office:value-type="string">
            <text:p>aradjustmentbatch</text:p>
          </table:table-cell>
          <table:table-cell office:value-type="string">
            <text:p>TOTALAMOUNT</text:p>
          </table:table-cell>
          <table:table-cell/>
          <table:table-cell office:value-type="string">
            <text:p>Total amount of adjustments in the batch</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adjustmentbatch</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aradjustment</text:p>
          </table:table-cell>
          <table:table-cell office:value-type="string">
            <text:p>KEY</text:p>
          </table:table-cell>
          <table:table-cell/>
          <table:table-cell office:value-type="string">
            <text:p>Internally assigned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adjustment</text:p>
          </table:table-cell>
          <table:table-cell office:value-type="string">
            <text:p>CUSTOMERID</text:p>
          </table:table-cell>
          <table:table-cell/>
          <table:table-cell office:value-type="string">
            <text:p>customer</text:p>
          </table:table-cell>
          <table:table-cell office:value-type="string">
            <text:p>ID of Customer ALPHANUMERIC</text:p>
          </table:table-cell>
          <table:table-cell office:value-type="float" office:value="80">
            <text:p>80</text:p>
          </table:table-cell>
          <table:table-cell table:number-columns-repeated="4"/>
        </table:table-row>
        <table:table-row table:style-name="ro1">
          <table:table-cell office:value-type="string">
            <text:p>aradjustment</text:p>
          </table:table-cell>
          <table:table-cell office:value-type="string">
            <text:p>DATECREATED</text:p>
          </table:table-cell>
          <table:table-cell/>
          <table:table-cell office:value-type="string">
            <text:p>Creation Date of Invoice</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radjustment</text:p>
          </table:table-cell>
          <table:table-cell office:value-type="string">
            <text:p>BATCHKEY</text:p>
          </table:table-cell>
          <table:table-cell/>
          <table:table-cell office:value-type="string">
            <text:p>Reference to Batch</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adjustment</text:p>
          </table:table-cell>
          <table:table-cell office:value-type="string">
            <text:p>ADJUSTMENTNO</text:p>
          </table:table-cell>
          <table:table-cell/>
          <table:table-cell office:value-type="string">
            <text:p>AR Adjustment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aradjustment</text:p>
          </table:table-cell>
          <table:table-cell office:value-type="string">
            <text:p>INVOICENO</text:p>
          </table:table-cell>
          <table:table-cell office:value-type="string">
            <text:p>invoice</text:p>
          </table:table-cell>
          <table:table-cell office:value-type="string">
            <text:p>Reference to an existing Invoice</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aradjustment</text:p>
          </table:table-cell>
          <table:table-cell office:value-type="string">
            <text:p>TOTALAMOUNT</text:p>
          </table:table-cell>
          <table:table-cell/>
          <table:table-cell office:value-type="string">
            <text:p>Total Amount of Adjust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adjustment</text:p>
          </table:table-cell>
          <table:table-cell office:value-type="string">
            <text:p>TOTALPAID</text:p>
          </table:table-cell>
          <table:table-cell/>
          <table:table-cell office:value-type="string">
            <text:p>Total Amount Paid on Adjust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adjustment</text:p>
          </table:table-cell>
          <table:table-cell office:value-type="string">
            <text:p>TOTALDUE</text:p>
          </table:table-cell>
          <table:table-cell/>
          <table:table-cell office:value-type="string">
            <text:p>Total Amount Due on Adjust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adjustment</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adjustment|lineitem</text:p>
          </table:table-cell>
          <table:table-cell office:value-type="string">
            <text:p>LINE_NUM</text:p>
          </table:table-cell>
          <table:table-cell/>
          <table:table-cell office:value-type="string">
            <text:p>Line Number</text:p>
          </table:table-cell>
          <table:table-cell office:value-type="string">
            <text:p>NUMERIC</text:p>
          </table:table-cell>
          <table:table-cell office:value-type="float" office:value="4">
            <text:p>4</text:p>
          </table:table-cell>
          <table:table-cell table:number-columns-repeated="4"/>
        </table:table-row>
        <table:table-row table:style-name="ro1">
          <table:table-cell office:value-type="string">
            <text:p>aradjustmentlineitem</text:p>
          </table:table-cell>
          <table:table-cell office:value-type="string">
            <text:p>ACCOUNTLABEL</text:p>
          </table:table-cell>
          <table:table-cell office:value-type="string">
            <text:p>accountlabel</text:p>
          </table:table-cell>
          <table:table-cell office:value-type="string">
            <text:p>Account Label</text:p>
          </table:table-cell>
          <table:table-cell office:value-type="string">
            <text:p>ALPHANUMERIC</text:p>
          </table:table-cell>
          <table:table-cell table:number-columns-repeated="5"/>
        </table:table-row>
        <table:table-row table:style-name="ro1">
          <table:table-cell office:value-type="string">
            <text:p>aradjustment|lineitem</text:p>
          </table:table-cell>
          <table:table-cell office:value-type="string">
            <text:p>GLACCOUNTNO</text:p>
          </table:table-cell>
          <table:table-cell office:value-type="string">
            <text:p>glaccount</text:p>
          </table:table-cell>
          <table:table-cell office:value-type="string">
            <text:p>GL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radjustment|lineitem</text:p>
          </table:table-cell>
          <table:table-cell office:value-type="string">
            <text:p>AMOUNT</text:p>
          </table:table-cell>
          <table:table-cell/>
          <table:table-cell office:value-type="string">
            <text:p>Amount</text:p>
          </table:table-cell>
          <table:table-cell office:value-type="string">
            <text:p>Amount of the Transaction</text:p>
          </table:table-cell>
          <table:table-cell office:value-type="string">
            <text:p>38, 2</text:p>
          </table:table-cell>
          <table:table-cell table:number-columns-repeated="4"/>
        </table:table-row>
        <table:table-row table:style-name="ro1">
          <table:table-cell office:value-type="string">
            <text:p>aradjustmentlineitem</text:p>
          </table:table-cell>
          <table:table-cell office:value-type="string">
            <text:p>MEMO</text:p>
          </table:table-cell>
          <table:table-cell/>
          <table:table-cell office:value-type="string">
            <text:p>Memo</text:p>
          </table:table-cell>
          <table:table-cell office:value-type="string">
            <text:p>ALPHANUMERIC</text:p>
          </table:table-cell>
          <table:table-cell office:value-type="float" office:value="500">
            <text:p>500</text:p>
          </table:table-cell>
          <table:table-cell table:number-columns-repeated="4"/>
        </table:table-row>
        <table:table-row table:style-name="ro1">
          <table:table-cell office:value-type="string">
            <text:p>aradjustment|lineitem</text:p>
          </table:table-cell>
          <table:table-cell office:value-type="string">
            <text:p>LOCATIONID</text:p>
          </table:table-cell>
          <table:table-cell office:value-type="string">
            <text:p>location</text:p>
          </table:table-cell>
          <table:table-cell office:value-type="string">
            <text:p>Location</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aradjustment|lineitem</text:p>
          </table:table-cell>
          <table:table-cell office:value-type="string">
            <text:p>DEPARTMENTID</text:p>
          </table:table-cell>
          <table:table-cell office:value-type="string">
            <text:p>department</text:p>
          </table:table-cell>
          <table:table-cell office:value-type="string">
            <text:p>Depart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arpaymentbatch</text:p>
          </table:table-cell>
          <table:table-cell office:value-type="string">
            <text:p>KEY</text:p>
          </table:table-cell>
          <table:table-cell/>
          <table:table-cell office:value-type="string">
            <text:p>Internally assigned batch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paymentbatch</text:p>
          </table:table-cell>
          <table:table-cell office:value-type="string">
            <text:p>BATCHTITLE</text:p>
          </table:table-cell>
          <table:table-cell/>
          <table:table-cell office:value-type="string">
            <text:p>Batch Title</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paymentbatch</text:p>
          </table:table-cell>
          <table:table-cell office:value-type="string">
            <text:p>DATECREATED</text:p>
          </table:table-cell>
          <table:table-cell/>
          <table:table-cell office:value-type="string">
            <text:p>Creation Date of Batch</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rpaymentbatch</text:p>
          </table:table-cell>
          <table:table-cell office:value-type="string">
            <text:p>BANKACCOUNTID</text:p>
          </table:table-cell>
          <table:table-cell/>
          <table:table-cell office:value-type="string">
            <text:p>The Bank Account to which the cash is deposited.</text:p>
          </table:table-cell>
          <table:table-cell table:number-columns-repeated="6"/>
        </table:table-row>
        <table:table-row table:style-name="ro1">
          <table:table-cell office:value-type="string">
            <text:p>arpaymentbatch</text:p>
          </table:table-cell>
          <table:table-cell office:value-type="string">
            <text:p>OPEN</text:p>
          </table:table-cell>
          <table:table-cell/>
          <table:table-cell office:value-type="string">
            <text:p>Flag indicating whether batch is open or closed</text:p>
          </table:table-cell>
          <table:table-cell office:value-type="string">
            <text:p>ENUM: ‘true’, ‘false’</text:p>
          </table:table-cell>
          <table:table-cell office:value-type="float" office:value="24">
            <text:p>24</text:p>
          </table:table-cell>
          <table:table-cell table:number-columns-repeated="4"/>
        </table:table-row>
        <table:table-row table:style-name="ro1">
          <table:table-cell office:value-type="string">
            <text:p>arpaymentbatch</text:p>
          </table:table-cell>
          <table:table-cell office:value-type="string">
            <text:p>TOTALAMOUNT</text:p>
          </table:table-cell>
          <table:table-cell/>
          <table:table-cell office:value-type="string">
            <text:p>Total amount of payments in the batch</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paymentbatch</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string">
            <text:p>-</text:p>
          </table:table-cell>
          <table:table-cell table:number-columns-repeated="4"/>
        </table:table-row>
        <table:table-row table:style-name="ro1">
          <table:table-cell office:value-type="string">
            <text:p>arpayment</text:p>
          </table:table-cell>
          <table:table-cell office:value-type="string">
            <text:p>KEY</text:p>
          </table:table-cell>
          <table:table-cell/>
          <table:table-cell office:value-type="string">
            <text:p>Internally assigned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payment</text:p>
          </table:table-cell>
          <table:table-cell office:value-type="string">
            <text:p>CUSTOMERID</text:p>
          </table:table-cell>
          <table:table-cell office:value-type="string">
            <text:p>customer</text:p>
          </table:table-cell>
          <table:table-cell office:value-type="string">
            <text:p>ID of Customer</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payment</text:p>
          </table:table-cell>
          <table:table-cell office:value-type="string">
            <text:p>DATERECEIVED</text:p>
          </table:table-cell>
          <table:table-cell/>
          <table:table-cell office:value-type="string">
            <text:p>Creation Date of Payment</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arpayment</text:p>
          </table:table-cell>
          <table:table-cell office:value-type="string">
            <text:p>BATCHKEY</text:p>
          </table:table-cell>
          <table:table-cell/>
          <table:table-cell office:value-type="string">
            <text:p>Reference to Batch</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payment</text:p>
          </table:table-cell>
          <table:table-cell office:value-type="string">
            <text:p>REFID</text:p>
          </table:table-cell>
          <table:table-cell/>
          <table:table-cell office:value-type="string">
            <text:p>Reference to Payment</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arpayment</text:p>
          </table:table-cell>
          <table:table-cell office:value-type="string">
            <text:p>PAYMENTAMOUNT</text:p>
          </table:table-cell>
          <table:table-cell/>
          <table:table-cell office:value-type="string">
            <text:p>Total Amount of Pay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payment</text:p>
          </table:table-cell>
          <table:table-cell office:value-type="string">
            <text:p>PAYMENTAPPLIED</text:p>
          </table:table-cell>
          <table:table-cell/>
          <table:table-cell office:value-type="string">
            <text:p>Total Amount Applied of Payment</text:p>
          </table:table-cell>
          <table:table-cell office:value-type="string">
            <text:p>NUMERIC</text:p>
          </table:table-cell>
          <table:table-cell office:value-type="string">
            <text:p>38, 2</text:p>
          </table:table-cell>
          <table:table-cell table:number-columns-repeated="4"/>
        </table:table-row>
        <table:table-row table:style-name="ro1">
          <table:table-cell table:style-name="Default" office:value-type="string">
            <text:p>arpaymentitem</text:p>
          </table:table-cell>
          <table:table-cell office:value-type="string">
            <text:p>INVOICE_KEY</text:p>
          </table:table-cell>
          <table:table-cell/>
          <table:table-cell office:value-type="string">
            <text:p>Invoice number to be applied against</text:p>
          </table:table-cell>
          <table:table-cell office:value-type="string">
            <text:p>NUMERIC</text:p>
          </table:table-cell>
          <table:table-cell office:value-type="float" office:value="4">
            <text:p>4</text:p>
          </table:table-cell>
          <table:table-cell table:number-columns-repeated="4"/>
        </table:table-row>
        <table:table-row table:style-name="ro1">
          <table:table-cell table:style-name="Default" office:value-type="string">
            <text:p>arpaymentitem</text:p>
          </table:table-cell>
          <table:table-cell office:value-type="string">
            <text:p>AMOUNT</text:p>
          </table:table-cell>
          <table:table-cell/>
          <table:table-cell office:value-type="string">
            <text:p>Amount</text:p>
          </table:table-cell>
          <table:table-cell office:value-type="string">
            <text:p>Amount of the Transaction</text:p>
          </table:table-cell>
          <table:table-cell office:value-type="string">
            <text:p>38, 2</text:p>
          </table:table-cell>
          <table:table-cell table:number-columns-repeated="4"/>
        </table:table-row>
        <table:table-row table:style-name="ro1">
          <table:table-cell table:style-name="Default" office:value-type="string">
            <text:p>arpaymentitem</text:p>
          </table:table-cell>
          <table:table-cell office:value-type="string">
            <text:p>MEMO</text:p>
          </table:table-cell>
          <table:table-cell/>
          <table:table-cell office:value-type="string">
            <text:p>Memo</text:p>
          </table:table-cell>
          <table:table-cell office:value-type="string">
            <text:p>ALPHANUMERIC</text:p>
          </table:table-cell>
          <table:table-cell office:value-type="float" office:value="500">
            <text:p>500</text:p>
          </table:table-cell>
          <table:table-cell table:number-columns-repeated="4"/>
        </table:table-row>
        <table:table-row table:style-name="ro1">
          <table:table-cell office:value-type="string">
            <text:p>apaccountlabel</text:p>
          </table:table-cell>
          <table:table-cell office:value-type="string">
            <text:p>ACCOUNTLABEL</text:p>
          </table:table-cell>
          <table:table-cell/>
          <table:table-cell office:value-type="string">
            <text:p>Account Labe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paccountlabel</text:p>
          </table:table-cell>
          <table:table-cell office:value-type="string">
            <text:p>DESCRIPTION</text:p>
          </table:table-cell>
          <table:table-cell/>
          <table:table-cell office:value-type="string">
            <text:p>Account Label 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paccountlabel</text:p>
          </table:table-cell>
          <table:table-cell office:value-type="string">
            <text:p>GLACCOUNTNO</text:p>
          </table:table-cell>
          <table:table-cell office:value-type="string">
            <text:p>glaccount</text:p>
          </table:table-cell>
          <table:table-cell office:value-type="string">
            <text:p>GL Account which the label represents</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paccountlabel</text:p>
          </table:table-cell>
          <table:table-cell office:value-type="string">
            <text:p>OFFSETGLACCOUNTNO</text:p>
          </table:table-cell>
          <table:table-cell office:value-type="string">
            <text:p>glaccount</text:p>
          </table:table-cell>
          <table:table-cell office:value-type="string">
            <text:p>Specific offset account for the account label, if not set, the default offset account will be used.</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paccountlabel</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apaccountlabel</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pterm</text:p>
          </table:table-cell>
          <table:table-cell office:value-type="string">
            <text:p>NAME</text:p>
          </table:table-cell>
          <table:table-cell/>
          <table:table-cell office:value-type="string">
            <text:p>Unique ID of AP Term</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office:value-type="string">
            <text:p>apterm</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office:value-type="string">
            <text:p>apterm</text:p>
          </table:table-cell>
          <table:table-cell office:value-type="string">
            <text:p>DUE</text:p>
          </table:table-cell>
          <table:table-cell/>
          <table:table-cell office:value-type="string">
            <text:p>Terms for Due date</text:p>
          </table:table-cell>
          <table:table-cell office:value-type="string">
            <text:p>ALPHANUMERIC</text:p>
          </table:table-cell>
          <table:table-cell office:value-type="float" office:value="-0">
            <text:p>-0</text:p>
          </table:table-cell>
          <table:table-cell table:number-columns-repeated="4"/>
        </table:table-row>
        <table:table-row table:style-name="ro1">
          <table:table-cell office:value-type="string">
            <text:p>apterm</text:p>
          </table:table-cell>
          <table:table-cell office:value-type="string">
            <text:p>DISCOUNT</text:p>
          </table:table-cell>
          <table:table-cell/>
          <table:table-cell office:value-type="string">
            <text:p>Terms for Discount</text:p>
          </table:table-cell>
          <table:table-cell office:value-type="string">
            <text:p>ALPHANUMERIC</text:p>
          </table:table-cell>
          <table:table-cell office:value-type="float" office:value="-0">
            <text:p>-0</text:p>
          </table:table-cell>
          <table:table-cell table:number-columns-repeated="4"/>
        </table:table-row>
        <table:table-row table:style-name="ro1">
          <table:table-cell office:value-type="string">
            <text:p>apterm</text:p>
          </table:table-cell>
          <table:table-cell office:value-type="string">
            <text:p>PENALTY</text:p>
          </table:table-cell>
          <table:table-cell/>
          <table:table-cell office:value-type="string">
            <text:p>Terms for Penalty</text:p>
          </table:table-cell>
          <table:table-cell office:value-type="string">
            <text:p>ALPHANUMERIC</text:p>
          </table:table-cell>
          <table:table-cell office:value-type="float" office:value="-0">
            <text:p>-0</text:p>
          </table:table-cell>
          <table:table-cell table:number-columns-repeated="4"/>
        </table:table-row>
        <table:table-row table:style-name="ro1">
          <table:table-cell office:value-type="string">
            <text:p>apterm</text:p>
          </table:table-cell>
          <table:table-cell office:value-type="string">
            <text:p>STATUS</text:p>
          </table:table-cell>
          <table:table-cell/>
          <table:table-cell office:value-type="string">
            <text:p>Status of AP Term</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vendor</text:p>
          </table:table-cell>
          <table:table-cell office:value-type="string">
            <text:p>VENDORID</text:p>
          </table:table-cell>
          <table:table-cell/>
          <table:table-cell office:value-type="string">
            <text:p>Unique ID of the vendor</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vendor</text:p>
          </table:table-cell>
          <table:table-cell office:value-type="string">
            <text:p>NAME</text:p>
          </table:table-cell>
          <table:table-cell/>
          <table:table-cell office:value-type="string">
            <text:p>Vendor name</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vendor</text:p>
          </table:table-cell>
          <table:table-cell office:value-type="string">
            <text:p>PARENTID</text:p>
          </table:table-cell>
          <table:table-cell office:value-type="string">
            <text:p>vendor</text:p>
          </table:table-cell>
          <table:table-cell office:value-type="string">
            <text:p>ID of the parent vendor, if applicable</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vendor</text:p>
          </table:table-cell>
          <table:table-cell office:value-type="string">
            <text:p>TERMNAME</text:p>
          </table:table-cell>
          <table:table-cell office:value-type="string">
            <text:p>arterm</text:p>
          </table:table-cell>
          <table:table-cell office:value-type="string">
            <text:p>ID of the Term name applicable to the vendor’s terms.</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vendor</text:p>
          </table:table-cell>
          <table:table-cell office:value-type="string">
            <text:p>BILLINGTYPE</text:p>
          </table:table-cell>
          <table:table-cell/>
          <table:table-cell office:value-type="string">
            <text:p>Open Item or Balance Forward</text:p>
          </table:table-cell>
          <table:table-cell office:value-type="string">
            <text:p>ENUM: ‘openitem’,‘balanceforward’</text:p>
          </table:table-cell>
          <table:table-cell office:value-type="float" office:value="-0">
            <text:p>-0</text:p>
          </table:table-cell>
          <table:table-cell table:number-columns-repeated="4"/>
        </table:table-row>
        <table:table-row table:style-name="ro1">
          <table:table-cell office:value-type="string">
            <text:p>vendor</text:p>
          </table:table-cell>
          <table:table-cell office:value-type="string">
            <text:p>VENDTYPE</text:p>
          </table:table-cell>
          <table:table-cell office:value-type="string">
            <text:p>vendortype</text:p>
          </table:table-cell>
          <table:table-cell office:value-type="string">
            <text:p>Vendor’s Type</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vendor</text:p>
          </table:table-cell>
          <table:table-cell office:value-type="string">
            <text:p>TAXID</text:p>
          </table:table-cell>
          <table:table-cell/>
          <table:table-cell office:value-type="string">
            <text:p>Vendor’s Federal Tax ID</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vendor</text:p>
          </table:table-cell>
          <table:table-cell office:value-type="string">
            <text:p>CREDITLIMIT</text:p>
          </table:table-cell>
          <table:table-cell/>
          <table:table-cell office:value-type="string">
            <text:p>The credit limit of the vendor</text:p>
          </table:table-cell>
          <table:table-cell office:value-type="string">
            <text:p>NUMERIC</text:p>
          </table:table-cell>
          <table:table-cell office:value-type="string">
            <text:p>38,2</text:p>
          </table:table-cell>
          <table:table-cell table:number-columns-repeated="4"/>
        </table:table-row>
        <table:table-row table:style-name="ro1">
          <table:table-cell office:value-type="string">
            <text:p>vendor</text:p>
          </table:table-cell>
          <table:table-cell office:value-type="string">
            <text:p>VENDORACCOUNTNO</text:p>
          </table:table-cell>
          <table:table-cell/>
          <table:table-cell office:value-type="string">
            <text:p>Vendor Account No</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vendor</text:p>
          </table:table-cell>
          <table:table-cell office:value-type="string">
            <text:p>ACCOUNTLABEL</text:p>
          </table:table-cell>
          <table:table-cell office:value-type="string">
            <text:p>accountlabel</text:p>
          </table:table-cell>
          <table:table-cell office:value-type="string">
            <text:p>The default accountlabel to be used in invoices.</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vendor</text:p>
          </table:table-cell>
          <table:table-cell office:value-type="string">
            <text:p>GLACCOUNTNO</text:p>
          </table:table-cell>
          <table:table-cell office:value-type="string">
            <text:p>glaccount</text:p>
          </table:table-cell>
          <table:table-cell office:value-type="string">
            <text:p>The default glaccount to be used in invoices.</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vendor</text:p>
          </table:table-cell>
          <table:table-cell office:value-type="string">
            <text:p>COMMENTS</text:p>
          </table:table-cell>
          <table:table-cell/>
          <table:table-cell office:value-type="string">
            <text:p>Free form</text:p>
          </table:table-cell>
          <table:table-cell office:value-type="string">
            <text:p>Comments</text:p>
          </table:table-cell>
          <table:table-cell office:value-type="float" office:value="200">
            <text:p>200</text:p>
          </table:table-cell>
          <table:table-cell table:number-columns-repeated="4"/>
        </table:table-row>
        <table:table-row table:style-name="ro1">
          <table:table-cell office:value-type="string">
            <text:p>vendor</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vendor</text:p>
          </table:table-cell>
          <table:table-cell office:value-type="string">
            <text:p>EXTERNALID</text:p>
          </table:table-cell>
          <table:table-cell/>
          <table:table-cell office:value-type="string">
            <text:p>External ID</text:p>
          </table:table-cell>
          <table:table-cell office:value-type="string">
            <text:p>External ID of customer</text:p>
          </table:table-cell>
          <table:table-cell office:value-type="float" office:value="80">
            <text:p>80</text:p>
          </table:table-cell>
          <table:table-cell table:number-columns-repeated="4"/>
        </table:table-row>
        <table:table-row table:style-name="ro1">
          <table:table-cell office:value-type="string">
            <text:p>vendor</text:p>
          </table:table-cell>
          <table:table-cell office:value-type="string">
            <text:p>PRIMARY</text:p>
          </table:table-cell>
          <table:table-cell office:value-type="string">
            <text:p>contact</text:p>
          </table:table-cell>
          <table:table-cell office:value-type="string">
            <text:p>Primary Vendor Contact Information Link to Primary Contact</text:p>
          </table:table-cell>
          <table:table-cell office:value-type="string">
            <text:p>object</text:p>
          </table:table-cell>
          <table:table-cell office:value-type="float" office:value="200">
            <text:p>200</text:p>
          </table:table-cell>
          <table:table-cell table:number-columns-repeated="4"/>
        </table:table-row>
        <table:table-row table:style-name="ro1">
          <table:table-cell office:value-type="string">
            <text:p>vendor</text:p>
          </table:table-cell>
          <table:table-cell office:value-type="string">
            <text:p>RETURNTO</text:p>
          </table:table-cell>
          <table:table-cell office:value-type="string">
            <text:p>contact</text:p>
          </table:table-cell>
          <table:table-cell office:value-type="string">
            <text:p>Bill To Vendor Information</text:p>
          </table:table-cell>
          <table:table-cell office:value-type="string">
            <text:p>Link to Primary Contact object</text:p>
          </table:table-cell>
          <table:table-cell office:value-type="float" office:value="200">
            <text:p>200</text:p>
          </table:table-cell>
          <table:table-cell table:number-columns-repeated="4"/>
        </table:table-row>
        <table:table-row table:style-name="ro1">
          <table:table-cell office:value-type="string">
            <text:p>vendor</text:p>
          </table:table-cell>
          <table:table-cell office:value-type="string">
            <text:p>PAYTO</text:p>
          </table:table-cell>
          <table:table-cell office:value-type="string">
            <text:p>contact</text:p>
          </table:table-cell>
          <table:table-cell office:value-type="string">
            <text:p>Ship To Vendor Information</text:p>
          </table:table-cell>
          <table:table-cell office:value-type="string">
            <text:p>Link to Primary Contact object</text:p>
          </table:table-cell>
          <table:table-cell office:value-type="float" office:value="200">
            <text:p>200</text:p>
          </table:table-cell>
          <table:table-cell table:number-columns-repeated="4"/>
        </table:table-row>
        <table:table-row table:style-name="ro1">
          <table:table-cell office:value-type="string">
            <text:p>vendor</text:p>
          </table:table-cell>
          <table:table-cell office:value-type="string">
            <text:p>CONTACTINFO</text:p>
          </table:table-cell>
          <table:table-cell office:value-type="string">
            <text:p>contact</text:p>
          </table:table-cell>
          <table:table-cell office:value-type="string">
            <text:p>Customer Vendor Information</text:p>
          </table:table-cell>
          <table:table-cell office:value-type="string">
            <text:p>Link to Primary Contact object</text:p>
          </table:table-cell>
          <table:table-cell office:value-type="float" office:value="200">
            <text:p>200</text:p>
          </table:table-cell>
          <table:table-cell table:number-columns-repeated="4"/>
        </table:table-row>
        <table:table-row table:style-name="ro1">
          <table:table-cell office:value-type="string">
            <text:p>vendor</text:p>
          </table:table-cell>
          <table:table-cell office:value-type="string">
            <text:p>CONTACTLIST</text:p>
          </table:table-cell>
          <table:table-cell office:value-type="string">
            <text:p>contact</text:p>
          </table:table-cell>
          <table:table-cell office:value-type="string">
            <text:p>Master list of all contacts relevant to the Customer</text:p>
          </table:table-cell>
          <table:table-cell office:value-type="string">
            <text:p>List of Additional Contacts</text:p>
          </table:table-cell>
          <table:table-cell office:value-type="float" office:value="-0">
            <text:p>-0</text:p>
          </table:table-cell>
          <table:table-cell table:number-columns-repeated="4"/>
        </table:table-row>
        <table:table-row table:style-name="ro1">
          <table:table-cell office:value-type="string">
            <text:p>bill</text:p>
          </table:table-cell>
          <table:table-cell office:value-type="string">
            <text:p>KEY</text:p>
          </table:table-cell>
          <table:table-cell/>
          <table:table-cell office:value-type="string">
            <text:p>Internally assigned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bill</text:p>
          </table:table-cell>
          <table:table-cell office:value-type="string">
            <text:p>VENDORID</text:p>
          </table:table-cell>
          <table:table-cell office:value-type="string">
            <text:p>vendor</text:p>
          </table:table-cell>
          <table:table-cell office:value-type="string">
            <text:p>ID of Vendor</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bill</text:p>
          </table:table-cell>
          <table:table-cell office:value-type="string">
            <text:p>DATECREATED</text:p>
          </table:table-cell>
          <table:table-cell/>
          <table:table-cell office:value-type="string">
            <text:p>Creation Date of Bill</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bill</text:p>
          </table:table-cell>
          <table:table-cell office:value-type="string">
            <text:p>DATEDUE</text:p>
          </table:table-cell>
          <table:table-cell/>
          <table:table-cell office:value-type="string">
            <text:p>Due Date of Bill</text:p>
          </table:table-cell>
          <table:table-cell office:value-type="string">
            <text:p>ENUM: ‘true’, ‘false'</text:p>
          </table:table-cell>
          <table:table-cell office:value-type="float" office:value="24">
            <text:p>24</text:p>
          </table:table-cell>
          <table:table-cell table:number-columns-repeated="4"/>
        </table:table-row>
        <table:table-row table:style-name="ro1">
          <table:table-cell office:value-type="string">
            <text:p>bill</text:p>
          </table:table-cell>
          <table:table-cell office:value-type="string">
            <text:p>TERMNAME</text:p>
          </table:table-cell>
          <table:table-cell office:value-type="string">
            <text:p>apterm</text:p>
          </table:table-cell>
          <table:table-cell office:value-type="string">
            <text:p>Term Name</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bill</text:p>
          </table:table-cell>
          <table:table-cell office:value-type="string">
            <text:p>BATCHKEY</text:p>
          </table:table-cell>
          <table:table-cell/>
          <table:table-cell office:value-type="string">
            <text:p>Reference to Batch</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bill</text:p>
          </table:table-cell>
          <table:table-cell office:value-type="string">
            <text:p>BILLNO</text:p>
          </table:table-cell>
          <table:table-cell/>
          <table:table-cell office:value-type="string">
            <text:p>Bill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bill</text:p>
          </table:table-cell>
          <table:table-cell office:value-type="string">
            <text:p>PONUMBER</text:p>
          </table:table-cell>
          <table:table-cell/>
          <table:table-cell office:value-type="string">
            <text:p>Free form field for recording the PO Number</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bill</text:p>
          </table:table-cell>
          <table:table-cell office:value-type="string">
            <text:p>TOTALAMOUNT</text:p>
          </table:table-cell>
          <table:table-cell/>
          <table:table-cell office:value-type="string">
            <text:p>Total Amount of Bill</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bill</text:p>
          </table:table-cell>
          <table:table-cell office:value-type="string">
            <text:p>TOTALPAID</text:p>
          </table:table-cell>
          <table:table-cell/>
          <table:table-cell office:value-type="string">
            <text:p>Total Amount Paid on Bill</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bill</text:p>
          </table:table-cell>
          <table:table-cell office:value-type="string">
            <text:p>TOTALDUE</text:p>
          </table:table-cell>
          <table:table-cell/>
          <table:table-cell office:value-type="string">
            <text:p>Total Amount Due on Bill</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bill</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table:style-name="Default" office:value-type="string">
            <text:p>lineitem|bill</text:p>
          </table:table-cell>
          <table:table-cell office:value-type="string">
            <text:p>LINE_NUM</text:p>
          </table:table-cell>
          <table:table-cell/>
          <table:table-cell office:value-type="string">
            <text:p>Line Number</text:p>
          </table:table-cell>
          <table:table-cell office:value-type="string">
            <text:p>NUMERIC</text:p>
          </table:table-cell>
          <table:table-cell office:value-type="float" office:value="4">
            <text:p>4</text:p>
          </table:table-cell>
          <table:table-cell table:number-columns-repeated="4"/>
        </table:table-row>
        <table:table-row table:style-name="ro1">
          <table:table-cell table:style-name="Default" office:value-type="string">
            <text:p>lineitem|bill</text:p>
          </table:table-cell>
          <table:table-cell office:value-type="string">
            <text:p>ACCOUNTLABEL</text:p>
          </table:table-cell>
          <table:table-cell office:value-type="string">
            <text:p>accountlabel</text:p>
          </table:table-cell>
          <table:table-cell office:value-type="string">
            <text:p>Account Label</text:p>
          </table:table-cell>
          <table:table-cell office:value-type="string">
            <text:p>ALPHANUMERIC</text:p>
          </table:table-cell>
          <table:table-cell table:number-columns-repeated="5"/>
        </table:table-row>
        <table:table-row table:style-name="ro1">
          <table:table-cell table:style-name="Default" office:value-type="string">
            <text:p>lineitem|bill</text:p>
          </table:table-cell>
          <table:table-cell office:value-type="string">
            <text:p>GLACCOUNTNO</text:p>
          </table:table-cell>
          <table:table-cell office:value-type="string">
            <text:p>glaccount</text:p>
          </table:table-cell>
          <table:table-cell office:value-type="string">
            <text:p>GL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table:style-name="Default" office:value-type="string">
            <text:p>lineitem|bill</text:p>
          </table:table-cell>
          <table:table-cell office:value-type="string">
            <text:p>AMOUNT</text:p>
          </table:table-cell>
          <table:table-cell/>
          <table:table-cell office:value-type="string">
            <text:p>Amount</text:p>
          </table:table-cell>
          <table:table-cell office:value-type="string">
            <text:p>Amount of the Transaction</text:p>
          </table:table-cell>
          <table:table-cell office:value-type="string">
            <text:p>38, 2</text:p>
          </table:table-cell>
          <table:table-cell table:number-columns-repeated="4"/>
        </table:table-row>
        <table:table-row table:style-name="ro1">
          <table:table-cell table:style-name="Default" office:value-type="string">
            <text:p>lineitem|bill</text:p>
          </table:table-cell>
          <table:table-cell office:value-type="string">
            <text:p>MEMO</text:p>
          </table:table-cell>
          <table:table-cell/>
          <table:table-cell office:value-type="string">
            <text:p>Memo</text:p>
          </table:table-cell>
          <table:table-cell office:value-type="string">
            <text:p>ALPHANUMERIC</text:p>
          </table:table-cell>
          <table:table-cell office:value-type="float" office:value="500">
            <text:p>500</text:p>
          </table:table-cell>
          <table:table-cell table:number-columns-repeated="4"/>
        </table:table-row>
        <table:table-row table:style-name="ro1">
          <table:table-cell table:style-name="Default" office:value-type="string">
            <text:p>lineitem|bill</text:p>
          </table:table-cell>
          <table:table-cell office:value-type="string">
            <text:p>LOCATIONID</text:p>
          </table:table-cell>
          <table:table-cell office:value-type="string">
            <text:p>location</text:p>
          </table:table-cell>
          <table:table-cell office:value-type="string">
            <text:p>Location</text:p>
          </table:table-cell>
          <table:table-cell office:value-type="string">
            <text:p>ALPHANUMERIC 20</text:p>
          </table:table-cell>
          <table:table-cell table:number-columns-repeated="5"/>
        </table:table-row>
        <table:table-row table:style-name="ro1">
          <table:table-cell table:style-name="Default" office:value-type="string">
            <text:p>lineitem|bill</text:p>
          </table:table-cell>
          <table:table-cell office:value-type="string">
            <text:p>DEPARTMENTID</text:p>
          </table:table-cell>
          <table:table-cell office:value-type="string">
            <text:p>department</text:p>
          </table:table-cell>
          <table:table-cell office:value-type="string">
            <text:p>Depart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Default" office:value-type="string">
            <text:p>apadjustmentbatch</text:p>
          </table:table-cell>
          <table:table-cell office:value-type="string">
            <text:p>KEY</text:p>
          </table:table-cell>
          <table:table-cell/>
          <table:table-cell office:value-type="string">
            <text:p>Internally assigned batch key</text:p>
          </table:table-cell>
          <table:table-cell office:value-type="string">
            <text:p>NUMERIC</text:p>
          </table:table-cell>
          <table:table-cell office:value-type="float" office:value="8">
            <text:p>8</text:p>
          </table:table-cell>
          <table:table-cell table:number-columns-repeated="4"/>
        </table:table-row>
        <table:table-row table:style-name="ro1">
          <table:table-cell table:style-name="Default" office:value-type="string">
            <text:p>apadjustmentbatch</text:p>
          </table:table-cell>
          <table:table-cell office:value-type="string">
            <text:p>BATCHTITLE</text:p>
          </table:table-cell>
          <table:table-cell/>
          <table:table-cell office:value-type="string">
            <text:p>Batch Title</text:p>
          </table:table-cell>
          <table:table-cell office:value-type="string">
            <text:p>ALPHANUMERIC</text:p>
          </table:table-cell>
          <table:table-cell office:value-type="float" office:value="80">
            <text:p>80</text:p>
          </table:table-cell>
          <table:table-cell table:number-columns-repeated="4"/>
        </table:table-row>
        <table:table-row table:style-name="ro1">
          <table:table-cell table:style-name="Default" office:value-type="string">
            <text:p>apadjustmentbatch</text:p>
          </table:table-cell>
          <table:table-cell office:value-type="string">
            <text:p>DATECREATED</text:p>
          </table:table-cell>
          <table:table-cell/>
          <table:table-cell office:value-type="string">
            <text:p>Creation Date of Batch</text:p>
          </table:table-cell>
          <table:table-cell office:value-type="string">
            <text:p>ALPHANUMERIC</text:p>
          </table:table-cell>
          <table:table-cell office:value-type="float" office:value="24">
            <text:p>24</text:p>
          </table:table-cell>
          <table:table-cell table:number-columns-repeated="4"/>
        </table:table-row>
        <table:table-row table:style-name="ro1">
          <table:table-cell table:style-name="Default" office:value-type="string">
            <text:p>apadjustmentbatch</text:p>
          </table:table-cell>
          <table:table-cell office:value-type="string">
            <text:p>OPEN</text:p>
          </table:table-cell>
          <table:table-cell/>
          <table:table-cell office:value-type="string">
            <text:p>Flag indicating whether batch is openor closed</text:p>
          </table:table-cell>
          <table:table-cell office:value-type="string">
            <text:p>ENUM: ‘true’, ‘false’</text:p>
          </table:table-cell>
          <table:table-cell office:value-type="float" office:value="24">
            <text:p>24</text:p>
          </table:table-cell>
          <table:table-cell table:number-columns-repeated="4"/>
        </table:table-row>
        <table:table-row table:style-name="ro1">
          <table:table-cell table:style-name="Default" office:value-type="string">
            <text:p>apadjustmentbatch</text:p>
          </table:table-cell>
          <table:table-cell office:value-type="string">
            <text:p>TOTALAMOUNT</text:p>
          </table:table-cell>
          <table:table-cell/>
          <table:table-cell office:value-type="string">
            <text:p>Total amount of adjustments in the batch</text:p>
          </table:table-cell>
          <table:table-cell office:value-type="string">
            <text:p>NUMERIC</text:p>
          </table:table-cell>
          <table:table-cell office:value-type="string">
            <text:p>38, 2</text:p>
          </table:table-cell>
          <table:table-cell table:number-columns-repeated="4"/>
        </table:table-row>
        <table:table-row table:style-name="ro1">
          <table:table-cell table:style-name="Default" office:value-type="string">
            <text:p>apadjustmentbatch</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apadjustment</text:p>
          </table:table-cell>
          <table:table-cell office:value-type="string">
            <text:p>KEY</text:p>
          </table:table-cell>
          <table:table-cell/>
          <table:table-cell office:value-type="string">
            <text:p>Internally assigned batch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padjustment</text:p>
          </table:table-cell>
          <table:table-cell office:value-type="string">
            <text:p>VENDORID</text:p>
          </table:table-cell>
          <table:table-cell office:value-type="string">
            <text:p>vendor</text:p>
          </table:table-cell>
          <table:table-cell office:value-type="string">
            <text:p>ID of Vendor</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padjustment</text:p>
          </table:table-cell>
          <table:table-cell office:value-type="string">
            <text:p>DATECREATED</text:p>
          </table:table-cell>
          <table:table-cell/>
          <table:table-cell office:value-type="string">
            <text:p>Creation Date of Adjustment</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padjustment</text:p>
          </table:table-cell>
          <table:table-cell office:value-type="string">
            <text:p>BATCHKEY</text:p>
          </table:table-cell>
          <table:table-cell/>
          <table:table-cell office:value-type="string">
            <text:p>Reference to Batch</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padjustment</text:p>
          </table:table-cell>
          <table:table-cell office:value-type="string">
            <text:p>ADJUSTMENTNO</text:p>
          </table:table-cell>
          <table:table-cell/>
          <table:table-cell office:value-type="string">
            <text:p>AP Adjustment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apadjustment</text:p>
          </table:table-cell>
          <table:table-cell office:value-type="string">
            <text:p>BILLNO</text:p>
          </table:table-cell>
          <table:table-cell office:value-type="string">
            <text:p>bill</text:p>
          </table:table-cell>
          <table:table-cell office:value-type="string">
            <text:p>Reference to an existing Bill</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apadjustment</text:p>
          </table:table-cell>
          <table:table-cell office:value-type="string">
            <text:p>TOTALAMOUNT</text:p>
          </table:table-cell>
          <table:table-cell/>
          <table:table-cell office:value-type="string">
            <text:p>Total Amount of Adjust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padjustment</text:p>
          </table:table-cell>
          <table:table-cell office:value-type="string">
            <text:p>TOTALPAID</text:p>
          </table:table-cell>
          <table:table-cell/>
          <table:table-cell office:value-type="string">
            <text:p>Total Amount Paid on Adjust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padjustment</text:p>
          </table:table-cell>
          <table:table-cell office:value-type="string">
            <text:p>TOTALDUE</text:p>
          </table:table-cell>
          <table:table-cell/>
          <table:table-cell office:value-type="string">
            <text:p>Total Amount Due on Adjust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padjustment</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table:style-name="Default" office:value-type="string">
            <text:p>lineitem|apadjustment</text:p>
          </table:table-cell>
          <table:table-cell office:value-type="string">
            <text:p>APADJUSTMENTITEMS+:</text:p>
          </table:table-cell>
          <table:table-cell table:number-columns-repeated="8"/>
        </table:table-row>
        <table:table-row table:style-name="ro1">
          <table:table-cell table:style-name="Default" office:value-type="string">
            <text:p>lineitem|apadjustment</text:p>
          </table:table-cell>
          <table:table-cell office:value-type="string">
            <text:p>LINE_NUM</text:p>
          </table:table-cell>
          <table:table-cell/>
          <table:table-cell office:value-type="string">
            <text:p>Line Number</text:p>
          </table:table-cell>
          <table:table-cell office:value-type="string">
            <text:p>NUMERIC</text:p>
          </table:table-cell>
          <table:table-cell office:value-type="float" office:value="4">
            <text:p>4</text:p>
          </table:table-cell>
          <table:table-cell table:number-columns-repeated="4"/>
        </table:table-row>
        <table:table-row table:style-name="ro1">
          <table:table-cell table:style-name="Default" office:value-type="string">
            <text:p>lineitem|apadjustment</text:p>
          </table:table-cell>
          <table:table-cell office:value-type="string">
            <text:p>ACCOUNTLABEL</text:p>
          </table:table-cell>
          <table:table-cell office:value-type="string">
            <text:p>accountlabel</text:p>
          </table:table-cell>
          <table:table-cell office:value-type="string">
            <text:p>Account Label</text:p>
          </table:table-cell>
          <table:table-cell office:value-type="string">
            <text:p>ALPHANUMERIC</text:p>
          </table:table-cell>
          <table:table-cell table:number-columns-repeated="5"/>
        </table:table-row>
        <table:table-row table:style-name="ro1">
          <table:table-cell table:style-name="Default" office:value-type="string">
            <text:p>lineitem|apadjustment</text:p>
          </table:table-cell>
          <table:table-cell office:value-type="string">
            <text:p>GLACCOUNTNO</text:p>
          </table:table-cell>
          <table:table-cell office:value-type="string">
            <text:p>glaccount</text:p>
          </table:table-cell>
          <table:table-cell office:value-type="string">
            <text:p>GL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table:style-name="Default" office:value-type="string">
            <text:p>lineitem|apadjustment</text:p>
          </table:table-cell>
          <table:table-cell office:value-type="string">
            <text:p>AMOUNT</text:p>
          </table:table-cell>
          <table:table-cell/>
          <table:table-cell office:value-type="string">
            <text:p>Amount</text:p>
          </table:table-cell>
          <table:table-cell office:value-type="string">
            <text:p>Amount of the Transaction</text:p>
          </table:table-cell>
          <table:table-cell office:value-type="string">
            <text:p>38, 2</text:p>
          </table:table-cell>
          <table:table-cell table:number-columns-repeated="4"/>
        </table:table-row>
        <table:table-row table:style-name="ro1">
          <table:table-cell table:style-name="Default" office:value-type="string">
            <text:p>lineitem|apadjustment</text:p>
          </table:table-cell>
          <table:table-cell office:value-type="string">
            <text:p>MEMO</text:p>
          </table:table-cell>
          <table:table-cell/>
          <table:table-cell office:value-type="string">
            <text:p>Memo</text:p>
          </table:table-cell>
          <table:table-cell office:value-type="string">
            <text:p>ALPHANUMERIC</text:p>
          </table:table-cell>
          <table:table-cell office:value-type="float" office:value="500">
            <text:p>500</text:p>
          </table:table-cell>
          <table:table-cell table:number-columns-repeated="4"/>
        </table:table-row>
        <table:table-row table:style-name="ro1">
          <table:table-cell table:style-name="Default" office:value-type="string">
            <text:p>lineitem|apadjustment</text:p>
          </table:table-cell>
          <table:table-cell office:value-type="string">
            <text:p>LOCATIONID</text:p>
          </table:table-cell>
          <table:table-cell office:value-type="string">
            <text:p>location</text:p>
          </table:table-cell>
          <table:table-cell office:value-type="string">
            <text:p>Location</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Default" office:value-type="string">
            <text:p>lineitem|apadjustment</text:p>
          </table:table-cell>
          <table:table-cell office:value-type="string">
            <text:p>DEPARTMENTID</text:p>
          </table:table-cell>
          <table:table-cell office:value-type="string">
            <text:p>department</text:p>
          </table:table-cell>
          <table:table-cell office:value-type="string">
            <text:p>Depart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appayment</text:p>
          </table:table-cell>
          <table:table-cell office:value-type="string">
            <text:p>Key</text:p>
          </table:table-cell>
          <table:table-cell/>
          <table:table-cell office:value-type="string">
            <text:p>Internally assigned payment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ppayment</text:p>
          </table:table-cell>
          <table:table-cell office:value-type="string">
            <text:p>Vendorid</text:p>
          </table:table-cell>
          <table:table-cell office:value-type="string">
            <text:p>vendor</text:p>
          </table:table-cell>
          <table:table-cell office:value-type="string">
            <text:p>ID of Vendor</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ppayment</text:p>
          </table:table-cell>
          <table:table-cell office:value-type="string">
            <text:p>Paymentamount</text:p>
          </table:table-cell>
          <table:table-cell/>
          <table:table-cell office:value-type="string">
            <text:p>Amount of payment</text:p>
          </table:table-cell>
          <table:table-cell office:value-type="string">
            <text:p>NUMERIC</text:p>
          </table:table-cell>
          <table:table-cell office:value-type="string">
            <text:p>38,2</text:p>
          </table:table-cell>
          <table:table-cell table:number-columns-repeated="4"/>
        </table:table-row>
        <table:table-row table:style-name="ro1">
          <table:table-cell office:value-type="string">
            <text:p>appayment</text:p>
          </table:table-cell>
          <table:table-cell office:value-type="string">
            <text:p>Refid</text:p>
          </table:table-cell>
          <table:table-cell/>
          <table:table-cell office:value-type="string">
            <text:p>Reference number. This might be the check number, transaction confirmation number, etc.</text:p>
          </table:table-cell>
          <table:table-cell office:value-type="string">
            <text:p>STRING</text:p>
          </table:table-cell>
          <table:table-cell office:value-type="float" office:value="20">
            <text:p>20</text:p>
          </table:table-cell>
          <table:table-cell table:number-columns-repeated="4"/>
        </table:table-row>
        <table:table-row table:style-name="ro1">
          <table:table-cell office:value-type="string">
            <text:p>appayment</text:p>
          </table:table-cell>
          <table:table-cell office:value-type="string">
            <text:p>Paymentdate</text:p>
          </table:table-cell>
          <table:table-cell/>
          <table:table-cell office:value-type="string">
            <text:p>Date of the payment</text:p>
          </table:table-cell>
          <table:table-cell office:value-type="string">
            <text:p>DATE</text:p>
          </table:table-cell>
          <table:table-cell table:number-columns-repeated="5"/>
        </table:table-row>
        <table:table-row table:style-name="ro1">
          <table:table-cell office:value-type="string">
            <text:p>appayment</text:p>
          </table:table-cell>
          <table:table-cell office:value-type="string">
            <text:p>Paymentmethod</text:p>
          </table:table-cell>
          <table:table-cell/>
          <table:table-cell office:value-type="string">
            <text:p>Payment method; e.g., check, cash</text:p>
          </table:table-cell>
          <table:table-cell office:value-type="string">
            <text:p>ENUM: ‘Printed Check’,‘Online’, ‘Cash’, ‘EFT’, ‘Credit Card’</text:p>
          </table:table-cell>
          <table:table-cell table:number-columns-repeated="5"/>
        </table:table-row>
        <table:table-row table:style-name="ro1">
          <table:table-cell office:value-type="string">
            <text:p>appayment</text:p>
          </table:table-cell>
          <table:table-cell office:value-type="string">
            <text:p>Financialentity</text:p>
          </table:table-cell>
          <table:table-cell office:value-type="string">
            <text:p>financialentity</text:p>
          </table:table-cell>
          <table:table-cell office:value-type="string">
            <text:p>ID of Financial Entity from which to draw the payment (bank, credit card, etc.)</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appayment</text:p>
          </table:table-cell>
          <table:table-cell office:value-type="string">
            <text:p>Transactionstate</text:p>
          </table:table-cell>
          <table:table-cell/>
          <table:table-cell office:value-type="string">
            <text:p>State of the transaction; e.g.,</text:p>
          </table:table-cell>
          <table:table-cell office:value-type="string">
            <text:p>ENUM: ‘Pending’,’Closed’, ‘Submitted’, ‘Approved’, ‘Unapproved’, ‘Confirmed’, ‘Voided’, ‘Deleted’, ‘Complete’</text:p>
          </table:table-cell>
          <table:table-cell table:number-columns-repeated="5"/>
        </table:table-row>
        <table:table-row table:style-name="ro1">
          <table:table-cell office:value-type="string">
            <text:p>appaymentitem</text:p>
          </table:table-cell>
          <table:table-cell office:value-type="string">
            <text:p>Billkey</text:p>
          </table:table-cell>
          <table:table-cell office:value-type="string">
            <text:p>bill</text:p>
          </table:table-cell>
          <table:table-cell office:value-type="string">
            <text:p>ID of Bill this line amount is applied to</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ppaymentitem</text:p>
          </table:table-cell>
          <table:table-cell office:value-type="string">
            <text:p>Billno</text:p>
          </table:table-cell>
          <table:table-cell/>
          <table:table-cell office:value-type="string">
            <text:p>Bill number for linked bill</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appaymentitem</text:p>
          </table:table-cell>
          <table:table-cell office:value-type="string">
            <text:p>Lineitemkey</text:p>
          </table:table-cell>
          <table:table-cell/>
          <table:table-cell office:value-type="string">
            <text:p>ID of Bill Lineitem this line amount is applied to</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ppaymentitem</text:p>
          </table:table-cell>
          <table:table-cell office:value-type="string">
            <text:p>Glaccountno</text:p>
          </table:table-cell>
          <table:table-cell office:value-type="string">
            <text:p>glaccount</text:p>
          </table:table-cell>
          <table:table-cell office:value-type="string">
            <text:p>General Ledger account number assigned to the bill line item – typically an expense or asset account.</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ppaymentitem</text:p>
          </table:table-cell>
          <table:table-cell office:value-type="string">
            <text:p>Amount</text:p>
          </table:table-cell>
          <table:table-cell/>
          <table:table-cell office:value-type="string">
            <text:p>Amount paid to the bill line item</text:p>
          </table:table-cell>
          <table:table-cell office:value-type="string">
            <text:p>NUMERIC</text:p>
          </table:table-cell>
          <table:table-cell office:value-type="string">
            <text:p>38,2</text:p>
          </table:table-cell>
          <table:table-cell table:number-columns-repeated="4"/>
        </table:table-row>
        <table:table-row table:style-name="ro1">
          <table:table-cell office:value-type="string">
            <text:p>appaymentitem</text:p>
          </table:table-cell>
          <table:table-cell office:value-type="string">
            <text:p>Departmentid</text:p>
          </table:table-cell>
          <table:table-cell office:value-type="string">
            <text:p>department</text:p>
          </table:table-cell>
          <table:table-cell office:value-type="string">
            <text:p>ID of the department the bill line item is assigned to</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appaymentitem</text:p>
          </table:table-cell>
          <table:table-cell office:value-type="string">
            <text:p>Locationid</text:p>
          </table:table-cell>
          <table:table-cell office:value-type="string">
            <text:p>location</text:p>
          </table:table-cell>
          <table:table-cell office:value-type="string">
            <text:p>ID of the location the bill line item is assigned to</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expensetypes</text:p>
          </table:table-cell>
          <table:table-cell office:value-type="string">
            <text:p>EXPENSETYPE</text:p>
          </table:table-cell>
          <table:table-cell/>
          <table:table-cell office:value-type="string">
            <text:p>Expense Type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expensetypes</text:p>
          </table:table-cell>
          <table:table-cell office:value-type="string">
            <text:p>DESCRIPTION</text:p>
          </table:table-cell>
          <table:table-cell/>
          <table:table-cell office:value-type="string">
            <text:p>Expense Type 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expensetypes</text:p>
          </table:table-cell>
          <table:table-cell office:value-type="string">
            <text:p>GLACCOUNTNO</text:p>
          </table:table-cell>
          <table:table-cell office:value-type="string">
            <text:p>glaccount</text:p>
          </table:table-cell>
          <table:table-cell office:value-type="string">
            <text:p>GL Account which the label represents</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expensetypes</text:p>
          </table:table-cell>
          <table:table-cell office:value-type="string">
            <text:p>OFFSETGLACCOUNTNO</text:p>
          </table:table-cell>
          <table:table-cell office:value-type="string">
            <text:p>glaccount</text:p>
          </table:table-cell>
          <table:table-cell office:value-type="string">
            <text:p>Specific offset account for the expense type, if not set, the default offset account will be used.</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expensetypes</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expensetypes</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expensereportbatch</text:p>
          </table:table-cell>
          <table:table-cell office:value-type="string">
            <text:p>KEY</text:p>
          </table:table-cell>
          <table:table-cell/>
          <table:table-cell office:value-type="string">
            <text:p>Internally assigned batch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expensereportbatch</text:p>
          </table:table-cell>
          <table:table-cell office:value-type="string">
            <text:p>BATCHTITLE</text:p>
          </table:table-cell>
          <table:table-cell/>
          <table:table-cell office:value-type="string">
            <text:p>Batch Title</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expensereportbatch</text:p>
          </table:table-cell>
          <table:table-cell office:value-type="string">
            <text:p>DATECREATED</text:p>
          </table:table-cell>
          <table:table-cell/>
          <table:table-cell office:value-type="string">
            <text:p>Creation Date of Batch</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expensereportbatch</text:p>
          </table:table-cell>
          <table:table-cell office:value-type="string">
            <text:p>OPEN</text:p>
          </table:table-cell>
          <table:table-cell/>
          <table:table-cell office:value-type="string">
            <text:p>Flag indicating whether batch is open or closed</text:p>
          </table:table-cell>
          <table:table-cell office:value-type="string">
            <text:p>ENUM: ‘true’, ‘false’</text:p>
          </table:table-cell>
          <table:table-cell office:value-type="float" office:value="24">
            <text:p>24</text:p>
          </table:table-cell>
          <table:table-cell table:number-columns-repeated="4"/>
        </table:table-row>
        <table:table-row table:style-name="ro1">
          <table:table-cell office:value-type="string">
            <text:p>expensereportbatch</text:p>
          </table:table-cell>
          <table:table-cell office:value-type="string">
            <text:p>TOTALAMOUNT</text:p>
          </table:table-cell>
          <table:table-cell/>
          <table:table-cell office:value-type="string">
            <text:p>Total amount of bills in the batch</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expensereportbatch</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expensereport</text:p>
          </table:table-cell>
          <table:table-cell office:value-type="string">
            <text:p>KEY</text:p>
          </table:table-cell>
          <table:table-cell/>
          <table:table-cell office:value-type="string">
            <text:p>Internally assigned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expensereport</text:p>
          </table:table-cell>
          <table:table-cell office:value-type="string">
            <text:p>EMPLOYEEID</text:p>
          </table:table-cell>
          <table:table-cell office:value-type="string">
            <text:p>employee</text:p>
          </table:table-cell>
          <table:table-cell office:value-type="string">
            <text:p>ID of Employee ALPHANUMERIC</text:p>
          </table:table-cell>
          <table:table-cell office:value-type="float" office:value="80">
            <text:p>80</text:p>
          </table:table-cell>
          <table:table-cell table:number-columns-repeated="5"/>
        </table:table-row>
        <table:table-row table:style-name="ro1">
          <table:table-cell office:value-type="string">
            <text:p>expensereport</text:p>
          </table:table-cell>
          <table:table-cell office:value-type="string">
            <text:p>DATECREATED</text:p>
          </table:table-cell>
          <table:table-cell/>
          <table:table-cell office:value-type="string">
            <text:p>Creation Date of Expense Report</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expensereport</text:p>
          </table:table-cell>
          <table:table-cell office:value-type="string">
            <text:p>BATCHKEY</text:p>
          </table:table-cell>
          <table:table-cell/>
          <table:table-cell office:value-type="string">
            <text:p>Reference to Batch</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expensereport</text:p>
          </table:table-cell>
          <table:table-cell office:value-type="string">
            <text:p>EXPENSEREPORTNO</text:p>
          </table:table-cell>
          <table:table-cell/>
          <table:table-cell office:value-type="string">
            <text:p>Expense Report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expensereport</text:p>
          </table:table-cell>
          <table:table-cell office:value-type="string">
            <text:p>TOTALAMOUNT</text:p>
          </table:table-cell>
          <table:table-cell/>
          <table:table-cell office:value-type="string">
            <text:p>Total Amount of Expense Repor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expensereport</text:p>
          </table:table-cell>
          <table:table-cell office:value-type="string">
            <text:p>TOTALPAID</text:p>
          </table:table-cell>
          <table:table-cell/>
          <table:table-cell office:value-type="string">
            <text:p>Total Amount Paid on Expense Report NUMERIC</text:p>
          </table:table-cell>
          <table:table-cell office:value-type="string">
            <text:p>38, 2</text:p>
          </table:table-cell>
          <table:table-cell table:number-columns-repeated="5"/>
        </table:table-row>
        <table:table-row table:style-name="ro1">
          <table:table-cell office:value-type="string">
            <text:p>expensereport</text:p>
          </table:table-cell>
          <table:table-cell office:value-type="string">
            <text:p>TOTALDUE</text:p>
          </table:table-cell>
          <table:table-cell/>
          <table:table-cell office:value-type="string">
            <text:p>Total Amount Due on Expense Repor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expensereport</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expense</text:p>
          </table:table-cell>
          <table:table-cell office:value-type="string">
            <text:p>LINE_NUM</text:p>
          </table:table-cell>
          <table:table-cell/>
          <table:table-cell office:value-type="string">
            <text:p>Line Number</text:p>
          </table:table-cell>
          <table:table-cell office:value-type="string">
            <text:p>NUMERIC</text:p>
          </table:table-cell>
          <table:table-cell office:value-type="float" office:value="4">
            <text:p>4</text:p>
          </table:table-cell>
          <table:table-cell table:number-columns-repeated="4"/>
        </table:table-row>
        <table:table-row table:style-name="ro1">
          <table:table-cell office:value-type="string">
            <text:p>expense</text:p>
          </table:table-cell>
          <table:table-cell office:value-type="string">
            <text:p>EXPENSETYPE</text:p>
          </table:table-cell>
          <table:table-cell office:value-type="string">
            <text:p>expensetype</text:p>
          </table:table-cell>
          <table:table-cell office:value-type="string">
            <text:p>Expense Type</text:p>
          </table:table-cell>
          <table:table-cell office:value-type="string">
            <text:p>ALPHANUMERIC</text:p>
          </table:table-cell>
          <table:table-cell table:number-columns-repeated="5"/>
        </table:table-row>
        <table:table-row table:style-name="ro1">
          <table:table-cell office:value-type="string">
            <text:p>expense</text:p>
          </table:table-cell>
          <table:table-cell office:value-type="string">
            <text:p>GLACCOUNTNO</text:p>
          </table:table-cell>
          <table:table-cell office:value-type="string">
            <text:p>glaccount</text:p>
          </table:table-cell>
          <table:table-cell office:value-type="string">
            <text:p>GL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expense</text:p>
          </table:table-cell>
          <table:table-cell office:value-type="string">
            <text:p>EXPENSEDATE</text:p>
          </table:table-cell>
          <table:table-cell/>
          <table:table-cell office:value-type="string">
            <text:p>Date that Expense</text:p>
          </table:table-cell>
          <table:table-cell office:value-type="string">
            <text:p>Occurred</text:p>
          </table:table-cell>
          <table:table-cell office:value-type="string">
            <text:p>DATE -</text:p>
          </table:table-cell>
          <table:table-cell table:number-columns-repeated="4"/>
        </table:table-row>
        <table:table-row table:style-name="ro1">
          <table:table-cell office:value-type="string">
            <text:p>expense</text:p>
          </table:table-cell>
          <table:table-cell office:value-type="string">
            <text:p>PAIDTO</text:p>
          </table:table-cell>
          <table:table-cell/>
          <table:table-cell office:value-type="string">
            <text:p>Free form Text</text:p>
          </table:table-cell>
          <table:table-cell table:number-columns-repeated="6"/>
        </table:table-row>
        <table:table-row table:style-name="ro1">
          <table:table-cell office:value-type="string">
            <text:p>expense</text:p>
          </table:table-cell>
          <table:table-cell office:value-type="string">
            <text:p>AMOUNT</text:p>
          </table:table-cell>
          <table:table-cell office:value-type="string">
            <text:p>Amount</text:p>
          </table:table-cell>
          <table:table-cell office:value-type="string">
            <text:p>Amount of the Transaction</text:p>
          </table:table-cell>
          <table:table-cell office:value-type="string">
            <text:p>38, 2</text:p>
          </table:table-cell>
          <table:table-cell table:number-columns-repeated="5"/>
        </table:table-row>
        <table:table-row table:style-name="ro1">
          <table:table-cell office:value-type="string">
            <text:p>expense</text:p>
          </table:table-cell>
          <table:table-cell office:value-type="string">
            <text:p>MEMO</text:p>
          </table:table-cell>
          <table:table-cell office:value-type="string">
            <text:p>Memo</text:p>
          </table:table-cell>
          <table:table-cell office:value-type="string">
            <text:p>ALPHANUMERIC</text:p>
          </table:table-cell>
          <table:table-cell office:value-type="float" office:value="500">
            <text:p>500</text:p>
          </table:table-cell>
          <table:table-cell table:number-columns-repeated="5"/>
        </table:table-row>
        <table:table-row table:style-name="ro1">
          <table:table-cell office:value-type="string">
            <text:p>expense</text:p>
          </table:table-cell>
          <table:table-cell office:value-type="string">
            <text:p>LOCATIONID</text:p>
          </table:table-cell>
          <table:table-cell office:value-type="string">
            <text:p>location</text:p>
          </table:table-cell>
          <table:table-cell office:value-type="string">
            <text:p>Location</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expense</text:p>
          </table:table-cell>
          <table:table-cell office:value-type="string">
            <text:p>DEPARTMENTID</text:p>
          </table:table-cell>
          <table:table-cell office:value-type="string">
            <text:p>department</text:p>
          </table:table-cell>
          <table:table-cell office:value-type="string">
            <text:p>Department</text:p>
          </table:table-cell>
          <table:table-cell office:value-type="string">
            <text:p>ALPHANUMERIC</text:p>
          </table:table-cell>
          <table:table-cell office:value-type="float" office:value="2">
            <text:p>2</text:p>
          </table:table-cell>
          <table:table-cell table:number-columns-repeated="4"/>
        </table:table-row>
        <table:table-row table:style-name="ro1">
          <table:table-cell office:value-type="string">
            <text:p>accountgroup</text:p>
          </table:table-cell>
          <table:table-cell office:value-type="string">
            <text:p>ACCOUNTGROUPNAME</text:p>
          </table:table-cell>
          <table:table-cell/>
          <table:table-cell office:value-type="string">
            <text:p>Unique ID of Account Group</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office:value-type="string">
            <text:p>accountgroup</text:p>
          </table:table-cell>
          <table:table-cell office:value-type="string">
            <text:p>HEADINGTITLE</text:p>
          </table:table-cell>
          <table:table-cell/>
          <table:table-cell office:value-type="string">
            <text:p>Title</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office:value-type="string">
            <text:p>accountgroup</text:p>
          </table:table-cell>
          <table:table-cell office:value-type="string">
            <text:p>TOTALTITLE</text:p>
          </table:table-cell>
          <table:table-cell/>
          <table:table-cell office:value-type="string">
            <text:p>Company Name</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accountgroup</text:p>
          </table:table-cell>
          <table:table-cell office:value-type="string">
            <text:p>NORMALBALANCE</text:p>
          </table:table-cell>
          <table:table-cell/>
          <table:table-cell office:value-type="string">
            <text:p>Salutation</text:p>
          </table:table-cell>
          <table:table-cell office:value-type="string">
            <text:p>ALPHANUMERIC</text:p>
          </table:table-cell>
          <table:table-cell office:value-type="float" office:value="15">
            <text:p>15</text:p>
          </table:table-cell>
          <table:table-cell table:number-columns-repeated="4"/>
        </table:table-row>
        <table:table-row table:style-name="ro1">
          <table:table-cell office:value-type="string">
            <text:p>accountgroup</text:p>
          </table:table-cell>
          <table:table-cell office:value-type="string">
            <text:p>MEMBERSTYPE</text:p>
          </table:table-cell>
          <table:table-cell/>
          <table:table-cell office:value-type="string">
            <text:p>First Name of contact</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glaccount</text:p>
          </table:table-cell>
          <table:table-cell office:value-type="string">
            <text:p>GLACCOUNTNO</text:p>
          </table:table-cell>
          <table:table-cell/>
          <table:table-cell office:value-type="string">
            <text:p>GL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glaccount</text:p>
          </table:table-cell>
          <table:table-cell office:value-type="string">
            <text:p>TITLE</text:p>
          </table:table-cell>
          <table:table-cell/>
          <table:table-cell office:value-type="string">
            <text:p>Title</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glaccount</text:p>
          </table:table-cell>
          <table:table-cell office:value-type="string">
            <text:p>NORMALBALANCE</text:p>
          </table:table-cell>
          <table:table-cell/>
          <table:table-cell office:value-type="string">
            <text:p>Normal Balance of Account</text:p>
          </table:table-cell>
          <table:table-cell office:value-type="string">
            <text:p>ENUM: ‘credit’, ‘debit’</text:p>
          </table:table-cell>
          <table:table-cell office:value-type="float" office:value="20">
            <text:p>20</text:p>
          </table:table-cell>
          <table:table-cell table:number-columns-repeated="4"/>
        </table:table-row>
        <table:table-row table:style-name="ro1">
          <table:table-cell office:value-type="string">
            <text:p>glaccount</text:p>
          </table:table-cell>
          <table:table-cell office:value-type="string">
            <text:p>ACCOUNTTYPE</text:p>
          </table:table-cell>
          <table:table-cell/>
          <table:table-cell office:value-type="string">
            <text:p>Type of Account</text:p>
          </table:table-cell>
          <table:table-cell office:value-type="string">
            <text:p>ENUM: ‘incomestatement’, ‘balancesheet’</text:p>
          </table:table-cell>
          <table:table-cell office:value-type="float" office:value="20">
            <text:p>20</text:p>
          </table:table-cell>
          <table:table-cell table:number-columns-repeated="4"/>
        </table:table-row>
        <table:table-row table:style-name="ro1">
          <table:table-cell office:value-type="string">
            <text:p>glaccount</text:p>
          </table:table-cell>
          <table:table-cell office:value-type="string">
            <text:p>CLOSINGTYPE</text:p>
          </table:table-cell>
          <table:table-cell/>
          <table:table-cell office:value-type="string">
            <text:p>Period End Closing Type</text:p>
          </table:table-cell>
          <table:table-cell office:value-type="string">
            <text:p>ENUM: ‘non-closing account’, ‘closingaccount’</text:p>
          </table:table-cell>
          <table:table-cell office:value-type="float" office:value="-0">
            <text:p>-0</text:p>
          </table:table-cell>
          <table:table-cell table:number-columns-repeated="4"/>
        </table:table-row>
        <table:table-row table:style-name="ro1">
          <table:table-cell office:value-type="string">
            <text:p>glaccount</text:p>
          </table:table-cell>
          <table:table-cell office:value-type="string">
            <text:p>CLOSINGACCOUNTNO</text:p>
          </table:table-cell>
          <table:table-cell office:value-type="string">
            <text:p>glaccount</text:p>
          </table:table-cell>
          <table:table-cell office:value-type="string">
            <text:p>If a closing account, the close into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glaccount</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glaccount</text:p>
          </table:table-cell>
          <table:table-cell office:value-type="string">
            <text:p>REQUIREDEPT</text:p>
          </table:table-cell>
          <table:table-cell/>
          <table:table-cell office:value-type="string">
            <text:p>Transactions to this account require a department</text:p>
          </table:table-cell>
          <table:table-cell office:value-type="string">
            <text:p>ENUM: ‘true’, ‘false’</text:p>
          </table:table-cell>
          <table:table-cell office:value-type="float" office:value="-0">
            <text:p>-0</text:p>
          </table:table-cell>
          <table:table-cell table:number-columns-repeated="4"/>
        </table:table-row>
        <table:table-row table:style-name="ro1">
          <table:table-cell office:value-type="string">
            <text:p>glaccount</text:p>
          </table:table-cell>
          <table:table-cell office:value-type="string">
            <text:p>REQUIRELOC</text:p>
          </table:table-cell>
          <table:table-cell/>
          <table:table-cell office:value-type="string">
            <text:p>Transactions to this account require a location</text:p>
          </table:table-cell>
          <table:table-cell office:value-type="string">
            <text:p>ENUM: ‘true’, ‘false’</text:p>
          </table:table-cell>
          <table:table-cell office:value-type="float" office:value="-0">
            <text:p>-0</text:p>
          </table:table-cell>
          <table:table-cell table:number-columns-repeated="4"/>
        </table:table-row>
        <table:table-row table:style-name="ro1">
          <table:table-cell office:value-type="string">
            <text:p>glaccount</text:p>
          </table:table-cell>
          <table:table-cell office:value-type="string">
            <text:p>TAXABLE</text:p>
          </table:table-cell>
          <table:table-cell/>
          <table:table-cell office:value-type="string">
            <text:p>Transactions to this account are taxable</text:p>
          </table:table-cell>
          <table:table-cell office:value-type="string">
            <text:p>ENUM: ‘true’, ‘false’</text:p>
          </table:table-cell>
          <table:table-cell office:value-type="float" office:value="-0">
            <text:p>-0</text:p>
          </table:table-cell>
          <table:table-cell table:number-columns-repeated="4"/>
        </table:table-row>
        <table:table-row table:style-name="ro1">
          <table:table-cell office:value-type="string">
            <text:p>glaccount</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journal</text:p>
          </table:table-cell>
          <table:table-cell office:value-type="string">
            <text:p>SYMBOL</text:p>
          </table:table-cell>
          <table:table-cell/>
          <table:table-cell office:value-type="string">
            <text:p>GL Account Number</text:p>
          </table:table-cell>
          <table:table-cell office:value-type="string">
            <text:p>ALPHANUMERIC</text:p>
          </table:table-cell>
          <table:table-cell office:value-type="float" office:value="4">
            <text:p>4</text:p>
          </table:table-cell>
          <table:table-cell table:number-columns-repeated="4"/>
        </table:table-row>
        <table:table-row table:style-name="ro1">
          <table:table-cell office:value-type="string">
            <text:p>journal</text:p>
          </table:table-cell>
          <table:table-cell office:value-type="string">
            <text:p>TITLE</text:p>
          </table:table-cell>
          <table:table-cell/>
          <table:table-cell office:value-type="string">
            <text:p>Title</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journal</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journal</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gltransaction</text:p>
          </table:table-cell>
          <table:table-cell office:value-type="string">
            <text:p>JOURNALID</text:p>
          </table:table-cell>
          <table:table-cell/>
          <table:table-cell office:value-type="string">
            <text:p>GL Account Number</text:p>
          </table:table-cell>
          <table:table-cell office:value-type="string">
            <text:p>ALPHANUMERIC</text:p>
          </table:table-cell>
          <table:table-cell office:value-type="float" office:value="4">
            <text:p>4</text:p>
          </table:table-cell>
          <table:table-cell table:number-columns-repeated="4"/>
        </table:table-row>
        <table:table-row table:style-name="ro1">
          <table:table-cell office:value-type="string">
            <text:p>gltransaction</text:p>
          </table:table-cell>
          <table:table-cell office:value-type="string">
            <text:p>DATECREATED</text:p>
          </table:table-cell>
          <table:table-cell/>
          <table:table-cell office:value-type="string">
            <text:p>Transaction Date</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gltransaction</text:p>
          </table:table-cell>
          <table:table-cell office:value-type="string">
            <text:p>DESCRIPTION</text:p>
          </table:table-cell>
          <table:table-cell/>
          <table:table-cell office:value-type="string">
            <text:p>Title</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glentry</text:p>
          </table:table-cell>
          <table:table-cell office:value-type="string">
            <text:p>TRTYPE</text:p>
          </table:table-cell>
          <table:table-cell/>
          <table:table-cell office:value-type="string">
            <text:p>Credit or Debit</text:p>
          </table:table-cell>
          <table:table-cell office:value-type="string">
            <text:p>ENUM: ‘credit’, ‘debit’</text:p>
          </table:table-cell>
          <table:table-cell table:number-columns-repeated="5"/>
        </table:table-row>
        <table:table-row table:style-name="ro1">
          <table:table-cell office:value-type="string">
            <text:p>glentry</text:p>
          </table:table-cell>
          <table:table-cell office:value-type="string">
            <text:p>AMOUNT</text:p>
          </table:table-cell>
          <table:table-cell/>
          <table:table-cell office:value-type="string">
            <text:p>Amount of the transaction</text:p>
          </table:table-cell>
          <table:table-cell office:value-type="string">
            <text:p>NUMERIC</text:p>
          </table:table-cell>
          <table:table-cell office:value-type="string">
            <text:p>38,2</text:p>
          </table:table-cell>
          <table:table-cell table:number-columns-repeated="4"/>
        </table:table-row>
        <table:table-row table:style-name="ro1">
          <table:table-cell office:value-type="string">
            <text:p>glentry</text:p>
          </table:table-cell>
          <table:table-cell office:value-type="string">
            <text:p>GLACCOUNTNO</text:p>
          </table:table-cell>
          <table:table-cell office:value-type="string">
            <text:p>glaccount</text:p>
          </table:table-cell>
          <table:table-cell office:value-type="string">
            <text:p>GL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glentry</text:p>
          </table:table-cell>
          <table:table-cell office:value-type="string">
            <text:p>DOCUMENT</text:p>
          </table:table-cell>
          <table:table-cell/>
          <table:table-cell office:value-type="string">
            <text:p>Check number ( if applicable)</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glentry</text:p>
          </table:table-cell>
          <table:table-cell office:value-type="string">
            <text:p>MEMO</text:p>
          </table:table-cell>
          <table:table-cell/>
          <table:table-cell office:value-type="string">
            <text:p>Free form memo field</text:p>
          </table:table-cell>
          <table:table-cell office:value-type="string">
            <text:p>ALPHANUMERIC</text:p>
          </table:table-cell>
          <table:table-cell office:value-type="float" office:value="500">
            <text:p>500</text:p>
          </table:table-cell>
          <table:table-cell table:number-columns-repeated="4"/>
        </table:table-row>
        <table:table-row table:style-name="ro1">
          <table:table-cell office:value-type="string">
            <text:p>glentry</text:p>
          </table:table-cell>
          <table:table-cell office:value-type="string">
            <text:p>LOCATIONID</text:p>
          </table:table-cell>
          <table:table-cell office:value-type="string">
            <text:p>location</text:p>
          </table:table-cell>
          <table:table-cell office:value-type="string">
            <text:p>Reference to Location</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glentry</text:p>
          </table:table-cell>
          <table:table-cell office:value-type="string">
            <text:p>DEPARTMENTID</text:p>
          </table:table-cell>
          <table:table-cell office:value-type="string">
            <text:p>department</text:p>
          </table:table-cell>
          <table:table-cell office:value-type="string">
            <text:p>Reference to Depart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glbudget</text:p>
          </table:table-cell>
          <table:table-cell office:value-type="string">
            <text:p>BUDGETID</text:p>
          </table:table-cell>
          <table:table-cell/>
          <table:table-cell office:value-type="string">
            <text:p>Unique Budget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glbudget</text:p>
          </table:table-cell>
          <table:table-cell office:value-type="string">
            <text:p>DESCRIPTION</text:p>
          </table:table-cell>
          <table:table-cell/>
          <table:table-cell office:value-type="string">
            <text:p>Budget description</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glbudget</text:p>
          </table:table-cell>
          <table:table-cell office:value-type="string">
            <text:p>BUDGETDEFAULT</text:p>
          </table:table-cell>
          <table:table-cell/>
          <table:table-cell office:value-type="string">
            <text:p>Whether or not this is the default budget</text:p>
          </table:table-cell>
          <table:table-cell office:value-type="string">
            <text:p>ENUM: ‘true’, ‘false’</text:p>
          </table:table-cell>
          <table:table-cell office:value-type="float" office:value="-0">
            <text:p>-0</text:p>
          </table:table-cell>
          <table:table-cell table:number-columns-repeated="4"/>
        </table:table-row>
        <table:table-row table:style-name="ro1">
          <table:table-cell office:value-type="string">
            <text:p>glbudget</text:p>
          </table:table-cell>
          <table:table-cell office:value-type="string">
            <text:p>WHENCREATED</text:p>
          </table:table-cell>
          <table:table-cell/>
          <table:table-cell office:value-type="string">
            <text:p>Created date</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glbudget</text:p>
          </table:table-cell>
          <table:table-cell office:value-type="string">
            <text:p>WHENMODIFIED</text:p>
          </table:table-cell>
          <table:table-cell/>
          <table:table-cell office:value-type="string">
            <text:p>Last modified date</text:p>
          </table:table-cell>
          <table:table-cell office:value-type="string">
            <text:p>DATE -</text:p>
          </table:table-cell>
          <table:table-cell table:number-columns-repeated="5"/>
        </table:table-row>
        <table:table-row table:style-name="ro1">
          <table:table-cell office:value-type="string">
            <text:p>glbudget</text:p>
          </table:table-cell>
          <table:table-cell office:value-type="string">
            <text:p>USERID</text:p>
          </table:table-cell>
          <table:table-cell office:value-type="string">
            <text:p>userinfo</text:p>
          </table:table-cell>
          <table:table-cell office:value-type="string">
            <text:p>User who created the budget</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glbudget</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glbudget</text:p>
          </table:table-cell>
          <table:table-cell office:value-type="string">
            <text:p>MEGADEPARTMENTID</text:p>
          </table:table-cell>
          <table:table-cell office:value-type="string">
            <text:p>department</text:p>
          </table:table-cell>
          <table:table-cell office:value-type="string">
            <text:p>Multi-entity Department ID</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glbudget</text:p>
          </table:table-cell>
          <table:table-cell office:value-type="string">
            <text:p>MEGALOCATIONID</text:p>
          </table:table-cell>
          <table:table-cell office:value-type="string">
            <text:p>location</text:p>
          </table:table-cell>
          <table:table-cell office:value-type="string">
            <text:p>Multi-entity Location ID</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glbudget</text:p>
          </table:table-cell>
          <table:table-cell office:value-type="string">
            <text:p>GLBUDGETITEMS</text:p>
          </table:table-cell>
          <table:table-cell/>
          <table:table-cell office:value-type="string">
            <text:p>List of budget items (See GL Budget Item)</text:p>
          </table:table-cell>
          <table:table-cell table:number-columns-repeated="6"/>
        </table:table-row>
        <table:table-row table:style-name="ro1">
          <table:table-cell office:value-type="string">
            <text:p>glbudgetitem</text:p>
          </table:table-cell>
          <table:table-cell office:value-type="string">
            <text:p>BUDGETID</text:p>
          </table:table-cell>
          <table:table-cell office:value-type="string">
            <text:p>glbudget</text:p>
          </table:table-cell>
          <table:table-cell office:value-type="string">
            <text:p>Budget to which this budget item belongs</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glbudgetitem</text:p>
          </table:table-cell>
          <table:table-cell office:value-type="string">
            <text:p>GLACCOUNTNO</text:p>
          </table:table-cell>
          <table:table-cell office:value-type="string">
            <text:p>glaccount</text:p>
          </table:table-cell>
          <table:table-cell office:value-type="string">
            <text:p>GL Account to which this budget item belongs</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glbudgetitem</text:p>
          </table:table-cell>
          <table:table-cell office:value-type="string">
            <text:p>REPORTINGPERIODNAME</text:p>
          </table:table-cell>
          <table:table-cell/>
          <table:table-cell office:value-type="string">
            <text:p>Reporting Period to which this budget item belongs</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glbudgetitem</text:p>
          </table:table-cell>
          <table:table-cell office:value-type="string">
            <text:p>AMOUNT</text:p>
          </table:table-cell>
          <table:table-cell/>
          <table:table-cell office:value-type="string">
            <text:p>Budget amount</text:p>
          </table:table-cell>
          <table:table-cell office:value-type="string">
            <text:p>NUMERIC</text:p>
          </table:table-cell>
          <table:table-cell office:value-type="float" office:value="-0">
            <text:p>-0</text:p>
          </table:table-cell>
          <table:table-cell table:number-columns-repeated="4"/>
        </table:table-row>
        <table:table-row table:style-name="ro1">
          <table:table-cell office:value-type="string">
            <text:p>glbudgetitem</text:p>
          </table:table-cell>
          <table:table-cell office:value-type="string">
            <text:p>LOCATIONID</text:p>
          </table:table-cell>
          <table:table-cell office:value-type="string">
            <text:p>location</text:p>
          </table:table-cell>
          <table:table-cell office:value-type="string">
            <text:p>Location to which this budget item belongs</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glbudgetitem</text:p>
          </table:table-cell>
          <table:table-cell office:value-type="string">
            <text:p>DEPARTMENTID</text:p>
          </table:table-cell>
          <table:table-cell office:value-type="string">
            <text:p>department</text:p>
          </table:table-cell>
          <table:table-cell office:value-type="string">
            <text:p>Department to which this budget item belongs</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icitem</text:p>
          </table:table-cell>
          <table:table-cell office:value-type="string">
            <text:p>ICITEMID</text:p>
          </table:table-cell>
          <table:table-cell/>
          <table:table-cell office:value-type="string">
            <text:p>Unique identifier for item</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ext:p>
          </table:table-cell>
          <table:table-cell office:value-type="string">
            <text:p>ITEMNAME</text:p>
          </table:table-cell>
          <table:table-cell/>
          <table:table-cell office:value-type="string">
            <text:p>Common name for Item</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icitem</text:p>
          </table:table-cell>
          <table:table-cell office:value-type="string">
            <text:p>EXTDESCRIPTION</text:p>
          </table:table-cell>
          <table:table-cell/>
          <table:table-cell office:value-type="string">
            <text:p>External description for Item</text:p>
          </table:table-cell>
          <table:table-cell office:value-type="string">
            <text:p>ALPHANUMERIC</text:p>
          </table:table-cell>
          <table:table-cell office:value-type="float" office:value="400">
            <text:p>400</text:p>
          </table:table-cell>
          <table:table-cell table:number-columns-repeated="4"/>
        </table:table-row>
        <table:table-row table:style-name="ro1">
          <table:table-cell office:value-type="string">
            <text:p>icitem</text:p>
          </table:table-cell>
          <table:table-cell office:value-type="string">
            <text:p>PRODUCTLINEID</text:p>
          </table:table-cell>
          <table:table-cell office:value-type="string">
            <text:p>PRODUCTLINE</text:p>
          </table:table-cell>
          <table:table-cell office:value-type="string">
            <text:p>ID of ProductLine this item belongs to</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ext:p>
          </table:table-cell>
          <table:table-cell office:value-type="string">
            <text:p>GLGROUPNAME</text:p>
          </table:table-cell>
          <table:table-cell office:value-type="string">
            <text:p>GLGROUP</text:p>
          </table:table-cell>
          <table:table-cell office:value-type="string">
            <text:p>ID of GLGroup this item belongs to</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icitem</text:p>
          </table:table-cell>
          <table:table-cell office:value-type="string">
            <text:p>SUBSTITUTEID</text:p>
          </table:table-cell>
          <table:table-cell office:value-type="string">
            <text:p>ICITEM</text:p>
          </table:table-cell>
          <table:table-cell office:value-type="string">
            <text:p>ID of Item suitable for substitution for this Item</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ext:p>
          </table:table-cell>
          <table:table-cell office:value-type="string">
            <text:p>SHIPWEIGHT</text:p>
          </table:table-cell>
          <table:table-cell/>
          <table:table-cell office:value-type="string">
            <text:p>Shipping weight of this item</text:p>
          </table:table-cell>
          <table:table-cell office:value-type="string">
            <text:p>NUMERIC</text:p>
          </table:table-cell>
          <table:table-cell office:value-type="string">
            <text:p>12,4</text:p>
          </table:table-cell>
          <table:table-cell table:number-columns-repeated="4"/>
        </table:table-row>
        <table:table-row table:style-name="ro1">
          <table:table-cell office:value-type="string">
            <text:p>icitem</text:p>
          </table:table-cell>
          <table:table-cell office:value-type="string">
            <text:p>STANDARDUNIT</text:p>
          </table:table-cell>
          <table:table-cell office:value-type="string">
            <text:p>UOM</text:p>
          </table:table-cell>
          <table:table-cell office:value-type="string">
            <text:p>ID of Unit of Measure this Item is measured with</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ext:p>
          </table:table-cell>
          <table:table-cell office:value-type="string">
            <text:p>PURCHASINGUNIT</text:p>
          </table:table-cell>
          <table:table-cell office:value-type="string">
            <text:p>UOM</text:p>
          </table:table-cell>
          <table:table-cell office:value-type="string">
            <text:p>ID of Unit of Measure this Item is purchased with</text:p>
          </table:table-cell>
          <table:table-cell office:value-type="string">
            <text:p>APHANUMERIC</text:p>
          </table:table-cell>
          <table:table-cell office:value-type="float" office:value="30">
            <text:p>30</text:p>
          </table:table-cell>
          <table:table-cell table:number-columns-repeated="4"/>
        </table:table-row>
        <table:table-row table:style-name="ro1">
          <table:table-cell office:value-type="string">
            <text:p>icitem</text:p>
          </table:table-cell>
          <table:table-cell office:value-type="string">
            <text:p>PURCHASINGUNITFACTOR</text:p>
          </table:table-cell>
          <table:table-cell/>
          <table:table-cell office:value-type="string">
            <text:p>Purchasing Unit facto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ext:p>
          </table:table-cell>
          <table:table-cell office:value-type="string">
            <text:p>SALESUNIT</text:p>
          </table:table-cell>
          <table:table-cell office:value-type="string">
            <text:p>UOM</text:p>
          </table:table-cell>
          <table:table-cell office:value-type="string">
            <text:p>ID of Unit of Measure this Item is sold with</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ext:p>
          </table:table-cell>
          <table:table-cell office:value-type="string">
            <text:p>SALESUNITFACTOR</text:p>
          </table:table-cell>
          <table:table-cell/>
          <table:table-cell office:value-type="string">
            <text:p>Sales Unit facto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ext:p>
          </table:table-cell>
          <table:table-cell office:value-type="string">
            <text:p>COSTMETHOD</text:p>
          </table:table-cell>
          <table:table-cell/>
          <table:table-cell office:value-type="string">
            <text:p>inventory costing method</text:p>
          </table:table-cell>
          <table:table-cell office:value-type="string">
            <text:p>ENUM <text:s/>'standard', 'average', 'lifo', and 'fifo'</text:p>
          </table:table-cell>
          <table:table-cell office:value-type="float" office:value="-0">
            <text:p>-0</text:p>
          </table:table-cell>
          <table:table-cell table:number-columns-repeated="4"/>
        </table:table-row>
        <table:table-row table:style-name="ro1">
          <table:table-cell office:value-type="string">
            <text:p>icitem</text:p>
          </table:table-cell>
          <table:table-cell office:value-type="string">
            <text:p>STANDARDCOST</text:p>
          </table:table-cell>
          <table:table-cell/>
          <table:table-cell office:value-type="string">
            <text:p>Standard cost</text:p>
          </table:table-cell>
          <table:table-cell office:value-type="string">
            <text:p>NUMERIC</text:p>
          </table:table-cell>
          <table:table-cell office:value-type="string">
            <text:p>38,2</text:p>
          </table:table-cell>
          <table:table-cell table:number-columns-repeated="4"/>
        </table:table-row>
        <table:table-row table:style-name="ro1">
          <table:table-cell office:value-type="string">
            <text:p>icitem</text:p>
          </table:table-cell>
          <table:table-cell office:value-type="string">
            <text:p>AVERAGECOST</text:p>
          </table:table-cell>
          <table:table-cell/>
          <table:table-cell office:value-type="string">
            <text:p>Average cost (Read only)</text:p>
          </table:table-cell>
          <table:table-cell office:value-type="string">
            <text:p>NUMERIC</text:p>
          </table:table-cell>
          <table:table-cell office:value-type="string">
            <text:p>38,2</text:p>
          </table:table-cell>
          <table:table-cell table:number-columns-repeated="4"/>
        </table:table-row>
        <table:table-row table:style-name="ro1">
          <table:table-cell office:value-type="string">
            <text:p>icitem</text:p>
          </table:table-cell>
          <table:table-cell office:value-type="string">
            <text:p>WHENLASTSOLD</text:p>
          </table:table-cell>
          <table:table-cell/>
          <table:table-cell office:value-type="string">
            <text:p>When last sold (Read only)</text:p>
          </table:table-cell>
          <table:table-cell office:value-type="string">
            <text:p>DATE</text:p>
          </table:table-cell>
          <table:table-cell table:number-columns-repeated="5"/>
        </table:table-row>
        <table:table-row table:style-name="ro1">
          <table:table-cell office:value-type="string">
            <text:p>icitem</text:p>
          </table:table-cell>
          <table:table-cell office:value-type="string">
            <text:p>WHENLASTRECEIVED</text:p>
          </table:table-cell>
          <table:table-cell/>
          <table:table-cell office:value-type="string">
            <text:p>When last received (Read only)</text:p>
          </table:table-cell>
          <table:table-cell office:value-type="string">
            <text:p>DATE</text:p>
          </table:table-cell>
          <table:table-cell table:number-columns-repeated="5"/>
        </table:table-row>
        <table:table-row table:style-name="ro1">
          <table:table-cell office:value-type="string">
            <text:p>icitem</text:p>
          </table:table-cell>
          <table:table-cell office:value-type="string">
            <text:p>TAXABLE</text:p>
          </table:table-cell>
          <table:table-cell/>
          <table:table-cell office:value-type="string">
            <text:p>Flag for whether or not this item is <text:s/>taxable</text:p>
          </table:table-cell>
          <table:table-cell office:value-type="string">
            <text:p>BOOLEAN</text:p>
          </table:table-cell>
          <table:table-cell table:number-columns-repeated="5"/>
        </table:table-row>
        <table:table-row table:style-name="ro1">
          <table:table-cell office:value-type="string">
            <text:p>icitem</text:p>
          </table:table-cell>
          <table:table-cell table:number-columns-repeated="2" office:value-type="string">
            <text:p>TAXGROUP</text:p>
          </table:table-cell>
          <table:table-cell office:value-type="string">
            <text:p>ID of taxgroup this item belongs to</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ext:p>
          </table:table-cell>
          <table:table-cell office:value-type="string">
            <text:p>DEFAULTWHSE</text:p>
          </table:table-cell>
          <table:table-cell office:value-type="string">
            <text:p>TAXGROUP</text:p>
          </table:table-cell>
          <table:table-cell office:value-type="string">
            <text:p>Default warehouse for stocking the item</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ext:p>
          </table:table-cell>
          <table:table-cell office:value-type="string">
            <text:p>NOTE</text:p>
          </table:table-cell>
          <table:table-cell/>
          <table:table-cell office:value-type="string">
            <text:p>Free form</text:p>
          </table:table-cell>
          <table:table-cell office:value-type="float" office:value="1000">
            <text:p>1000</text:p>
          </table:table-cell>
          <table:table-cell table:number-columns-repeated="5"/>
        </table:table-row>
        <table:table-row table:style-name="ro1">
          <table:table-cell office:value-type="string">
            <text:p>icitem</text:p>
          </table:table-cell>
          <table:table-cell office:value-type="string">
            <text:p>STATUS</text:p>
          </table:table-cell>
          <table:table-cell/>
          <table:table-cell office:value-type="string">
            <text:p>Status</text:p>
          </table:table-cell>
          <table:table-cell office:value-type="string">
            <text:p>ENUM: ‘active’, ‘inactive’</text:p>
          </table:table-cell>
          <table:table-cell office:value-type="float" office:value="7">
            <text:p>7</text:p>
          </table:table-cell>
          <table:table-cell table:number-columns-repeated="4"/>
        </table:table-row>
        <table:table-row table:style-name="ro1">
          <table:table-cell office:value-type="string">
            <text:p>icitemtotal</text:p>
          </table:table-cell>
          <table:table-cell office:value-type="string">
            <text:p>WAREHOUSEID</text:p>
          </table:table-cell>
          <table:table-cell office:value-type="string">
            <text:p>WAREHOUSE</text:p>
          </table:table-cell>
          <table:table-cell office:value-type="string">
            <text:p>WarehouseID identifies ID of Warehouse</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otal</text:p>
          </table:table-cell>
          <table:table-cell office:value-type="string">
            <text:p>ITEMID</text:p>
          </table:table-cell>
          <table:table-cell office:value-type="string">
            <text:p>ICITEM</text:p>
          </table:table-cell>
          <table:table-cell office:value-type="string">
            <text:p>ItemID identifies ID of ICItem ALPHANUMERIC 30</text:p>
          </table:table-cell>
          <table:table-cell office:value-type="string">
            <text:p>TOTALNAME</text:p>
          </table:table-cell>
          <table:table-cell office:value-type="string">
            <text:p>ICTOTAL</text:p>
          </table:table-cell>
          <table:table-cell table:number-columns-repeated="4"/>
        </table:table-row>
        <table:table-row table:style-name="ro1">
          <table:table-cell office:value-type="string">
            <text:p>icitemtotal</text:p>
          </table:table-cell>
          <table:table-cell office:value-type="string">
            <text:p>TotalName</text:p>
          </table:table-cell>
          <table:table-cell/>
          <table:table-cell office:value-type="string">
            <text:p>identifies ID of ICTotal</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itemtotal</text:p>
          </table:table-cell>
          <table:table-cell office:value-type="string">
            <text:p>QUANTITY</text:p>
          </table:table-cell>
          <table:table-cell/>
          <table:table-cell office:value-type="string">
            <text:p>Total value</text:p>
          </table:table-cell>
          <table:table-cell office:value-type="string">
            <text:p>NUMERIC</text:p>
          </table:table-cell>
          <table:table-cell office:value-type="string">
            <text:p>16,4</text:p>
          </table:table-cell>
          <table:table-cell table:number-columns-repeated="4"/>
        </table:table-row>
        <table:table-row table:style-name="ro1">
          <table:table-cell office:value-type="string">
            <text:p>ictotal</text:p>
          </table:table-cell>
          <table:table-cell office:value-type="string">
            <text:p>TOTALNAME</text:p>
          </table:table-cell>
          <table:table-cell/>
          <table:table-cell office:value-type="string">
            <text:p>TotalName identifies ICTotal</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total</text:p>
          </table:table-cell>
          <table:table-cell office:value-type="string">
            <text:p>STATUS</text:p>
          </table:table-cell>
          <table:table-cell/>
          <table:table-cell office:value-type="string">
            <text:p>Enumeration of ‘active’, ‘inactive’</text:p>
          </table:table-cell>
          <table:table-cell office:value-type="string">
            <text:p>ALPHANUMERIC</text:p>
          </table:table-cell>
          <table:table-cell office:value-type="float" office:value="7">
            <text:p>7</text:p>
          </table:table-cell>
          <table:table-cell table:number-columns-repeated="4"/>
        </table:table-row>
        <table:table-row table:style-name="ro1">
          <table:table-cell office:value-type="string">
            <text:p>ictotal</text:p>
          </table:table-cell>
          <table:table-cell office:value-type="string">
            <text:p>TRANSACTIONTYPE</text:p>
          </table:table-cell>
          <table:table-cell/>
          <table:table-cell office:value-type="string">
            <text:p>Transaction / Document type ID</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total</text:p>
          </table:table-cell>
          <table:table-cell office:value-type="string">
            <text:p>TRANSACTIONID</text:p>
          </table:table-cell>
          <table:table-cell/>
          <table:table-cell office:value-type="string">
            <text:p>System generated transaction key. The create_ictransaction response will contain an element ‘key’ containing this value.</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total</text:p>
          </table:table-cell>
          <table:table-cell office:value-type="string">
            <text:p>DATECREATED</text:p>
          </table:table-cell>
          <table:table-cell/>
          <table:table-cell office:value-type="string">
            <text:p>Transaction date</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ictotal</text:p>
          </table:table-cell>
          <table:table-cell office:value-type="string">
            <text:p>CREATEDFROM</text:p>
          </table:table-cell>
          <table:table-cell office:value-type="string">
            <text:p>ictransaction</text:p>
          </table:table-cell>
          <table:table-cell office:value-type="string">
            <text:p>Key to document originating this document</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total</text:p>
          </table:table-cell>
          <table:table-cell office:value-type="string">
            <text:p>REFERENCENO</text:p>
          </table:table-cell>
          <table:table-cell/>
          <table:table-cell office:value-type="string">
            <text:p>Document reference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total</text:p>
          </table:table-cell>
          <table:table-cell office:value-type="string">
            <text:p>MESSAGE</text:p>
          </table:table-cell>
          <table:table-cell/>
          <table:table-cell office:value-type="string">
            <text:p>Message to display on document</text:p>
          </table:table-cell>
          <table:table-cell office:value-type="string">
            <text:p>ALPHANUMERIC</text:p>
          </table:table-cell>
          <table:table-cell office:value-type="float" office:value="4000">
            <text:p>4000</text:p>
          </table:table-cell>
          <table:table-cell table:number-columns-repeated="4"/>
        </table:table-row>
        <table:table-row table:style-name="ro1">
          <table:table-cell office:value-type="string">
            <text:p>ictotal</text:p>
          </table:table-cell>
          <table:table-cell office:value-type="string">
            <text:p>TRANSACTIONSTATE</text:p>
          </table:table-cell>
          <table:table-cell/>
          <table:table-cell office:value-type="string">
            <text:p>State of the transaction</text:p>
          </table:table-cell>
          <table:table-cell office:value-type="string">
            <text:p>ALPHANUMERIC</text:p>
          </table:table-cell>
          <table:table-cell office:value-type="float" office:value="7">
            <text:p>7</text:p>
          </table:table-cell>
          <table:table-cell table:number-columns-repeated="4"/>
        </table:table-row>
        <table:table-row table:style-name="ro1">
          <table:table-cell office:value-type="string">
            <text:p>ictotal</text:p>
          </table:table-cell>
          <table:table-cell office:value-type="string">
            <text:p>WHENMODIFIED</text:p>
          </table:table-cell>
          <table:table-cell/>
          <table:table-cell office:value-type="string">
            <text:p>Timestamp when transaction was last modified</text:p>
          </table:table-cell>
          <table:table-cell office:value-type="string">
            <text:p>DATE</text:p>
          </table:table-cell>
          <table:table-cell table:number-columns-repeated="5"/>
        </table:table-row>
        <table:table-row table:style-name="ro1">
          <table:table-cell office:value-type="string">
            <text:p>ictotal</text:p>
          </table:table-cell>
          <table:table-cell office:value-type="string">
            <text:p>EXTERNALID</text:p>
          </table:table-cell>
          <table:table-cell/>
          <table:table-cell office:value-type="string">
            <text:p>ID for referencing this document outside the Intacct system.</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ictotal</text:p>
          </table:table-cell>
          <table:table-cell office:value-type="string">
            <text:p>ICTRANSITEMS</text:p>
          </table:table-cell>
          <table:table-cell/>
          <table:table-cell office:value-type="string">
            <text:p>Transaction line items</text:p>
          </table:table-cell>
          <table:table-cell office:value-type="string">
            <text:p>LIST</text:p>
          </table:table-cell>
          <table:table-cell table:number-columns-repeated="5"/>
        </table:table-row>
        <table:table-row table:style-name="ro1">
          <table:table-cell table:style-name="ce3" office:value-type="string">
            <text:p>ictransitem</text:p>
          </table:table-cell>
          <table:table-cell office:value-type="string">
            <text:p>ITEMID</text:p>
          </table:table-cell>
          <table:table-cell office:value-type="string">
            <text:p>icitem</text:p>
          </table:table-cell>
          <table:table-cell office:value-type="string">
            <text:p>Key to an icitem</text:p>
          </table:table-cell>
          <table:table-cell office:value-type="string">
            <text:p>ALPHANUMERIC</text:p>
          </table:table-cell>
          <table:table-cell office:value-type="float" office:value="30">
            <text:p>30</text:p>
          </table:table-cell>
          <table:table-cell table:number-columns-repeated="4"/>
        </table:table-row>
        <table:table-row table:style-name="ro1">
          <table:table-cell table:style-name="ce3" office:value-type="string">
            <text:p>ictransitem</text:p>
          </table:table-cell>
          <table:table-cell office:value-type="string">
            <text:p>ITEMDESC</text:p>
          </table:table-cell>
          <table:table-cell/>
          <table:table-cell office:value-type="string">
            <text:p>Item description</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table:style-name="ce3" office:value-type="string">
            <text:p>ictransitem</text:p>
          </table:table-cell>
          <table:table-cell office:value-type="string">
            <text:p>WAREHOUSEID</text:p>
          </table:table-cell>
          <table:table-cell office:value-type="string">
            <text:p>warehouse</text:p>
          </table:table-cell>
          <table:table-cell office:value-type="string">
            <text:p>Key to a warehouse</text:p>
          </table:table-cell>
          <table:table-cell office:value-type="string">
            <text:p>ALPHANUMERIC</text:p>
          </table:table-cell>
          <table:table-cell office:value-type="float" office:value="30">
            <text:p>30</text:p>
          </table:table-cell>
          <table:table-cell table:number-columns-repeated="4"/>
        </table:table-row>
        <table:table-row table:style-name="ro1">
          <table:table-cell table:style-name="ce3" office:value-type="string">
            <text:p>ictransitem</text:p>
          </table:table-cell>
          <table:table-cell office:value-type="string">
            <text:p>QUANTITY</text:p>
          </table:table-cell>
          <table:table-cell/>
          <table:table-cell office:value-type="string">
            <text:p>Quantity of items</text:p>
          </table:table-cell>
          <table:table-cell office:value-type="string">
            <text:p>NUMBER</text:p>
          </table:table-cell>
          <table:table-cell office:value-type="string">
            <text:p>16,4</text:p>
          </table:table-cell>
          <table:table-cell table:number-columns-repeated="4"/>
        </table:table-row>
        <table:table-row table:style-name="ro1">
          <table:table-cell table:style-name="ce3" office:value-type="string">
            <text:p>ictransitem</text:p>
          </table:table-cell>
          <table:table-cell office:value-type="string">
            <text:p>UNIT</text:p>
          </table:table-cell>
          <table:table-cell/>
          <table:table-cell office:value-type="string">
            <text:p>Item unit of measure</text:p>
          </table:table-cell>
          <table:table-cell office:value-type="string">
            <text:p>ALPHANUMERIC</text:p>
          </table:table-cell>
          <table:table-cell office:value-type="float" office:value="30">
            <text:p>30</text:p>
          </table:table-cell>
          <table:table-cell table:number-columns-repeated="4"/>
        </table:table-row>
        <table:table-row table:style-name="ro1">
          <table:table-cell table:style-name="ce3" office:value-type="string">
            <text:p>ictransitem</text:p>
          </table:table-cell>
          <table:table-cell office:value-type="string">
            <text:p>COST</text:p>
          </table:table-cell>
          <table:table-cell/>
          <table:table-cell office:value-type="string">
            <text:p>Item cost</text:p>
          </table:table-cell>
          <table:table-cell office:value-type="string">
            <text:p>NUMBER</text:p>
          </table:table-cell>
          <table:table-cell office:value-type="string">
            <text:p>16,2</text:p>
          </table:table-cell>
          <table:table-cell table:number-columns-repeated="4"/>
        </table:table-row>
        <table:table-row table:style-name="ro1">
          <table:table-cell table:style-name="ce3" office:value-type="string">
            <text:p>ictransitem</text:p>
          </table:table-cell>
          <table:table-cell office:value-type="string">
            <text:p>LOCATIONID</text:p>
          </table:table-cell>
          <table:table-cell office:value-type="string">
            <text:p>location</text:p>
          </table:table-cell>
          <table:table-cell office:value-type="string">
            <text:p>Key to the location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table:style-name="ce3" office:value-type="string">
            <text:p>ictransitem</text:p>
          </table:table-cell>
          <table:table-cell office:value-type="string">
            <text:p>DEPARTMENTID</text:p>
          </table:table-cell>
          <table:table-cell office:value-type="string">
            <text:p>department</text:p>
          </table:table-cell>
          <table:table-cell office:value-type="string">
            <text:p>Key to the department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table:style-name="ce3" office:value-type="string">
            <text:p>ictransitem</text:p>
          </table:table-cell>
          <table:table-cell office:value-type="string">
            <text:p>SUBTOTALS</text:p>
          </table:table-cell>
          <table:table-cell/>
          <table:table-cell office:value-type="string">
            <text:p>Subtotal line items</text:p>
          </table:table-cell>
          <table:table-cell office:value-type="string">
            <text:p>LIST</text:p>
          </table:table-cell>
          <table:table-cell table:number-columns-repeated="5"/>
        </table:table-row>
        <table:table-row table:style-name="ro1">
          <table:table-cell table:style-name="ce3" office:value-type="string">
            <text:p>ictransitem</text:p>
          </table:table-cell>
          <table:table-cell office:value-type="string">
            <text:p>DESCRIPTION</text:p>
          </table:table-cell>
          <table:table-cell/>
          <table:table-cell office:value-type="string">
            <text:p>Subtotal 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table:style-name="ce3" office:value-type="string">
            <text:p>ictransitem</text:p>
          </table:table-cell>
          <table:table-cell office:value-type="string">
            <text:p>TOTAL</text:p>
          </table:table-cell>
          <table:table-cell/>
          <table:table-cell office:value-type="string">
            <text:p>Subtotal amount</text:p>
          </table:table-cell>
          <table:table-cell office:value-type="string">
            <text:p>NUMBER</text:p>
          </table:table-cell>
          <table:table-cell office:value-type="string">
            <text:p>16,2</text:p>
          </table:table-cell>
          <table:table-cell table:number-columns-repeated="4"/>
        </table:table-row>
        <table:table-row table:style-name="ro1">
          <table:table-cell table:style-name="ce3" office:value-type="string">
            <text:p>ictransitem</text:p>
          </table:table-cell>
          <table:table-cell office:value-type="string">
            <text:p>ABSVAL</text:p>
          </table:table-cell>
          <table:table-cell/>
          <table:table-cell office:value-type="string">
            <text:p>The absolute subtotal amount</text:p>
          </table:table-cell>
          <table:table-cell office:value-type="string">
            <text:p>NUMBER</text:p>
          </table:table-cell>
          <table:table-cell office:value-type="string">
            <text:p>16,2</text:p>
          </table:table-cell>
          <table:table-cell table:number-columns-repeated="4"/>
        </table:table-row>
        <table:table-row table:style-name="ro1">
          <table:table-cell table:style-name="ce3" office:value-type="string">
            <text:p>ictransitem</text:p>
          </table:table-cell>
          <table:table-cell office:value-type="string">
            <text:p>PERCENTVAL</text:p>
          </table:table-cell>
          <table:table-cell/>
          <table:table-cell office:value-type="string">
            <text:p>The percentage subtotal amount</text:p>
          </table:table-cell>
          <table:table-cell office:value-type="string">
            <text:p>NUMBER</text:p>
          </table:table-cell>
          <table:table-cell office:value-type="string">
            <text:p>16,2</text:p>
          </table:table-cell>
          <table:table-cell table:number-columns-repeated="4"/>
        </table:table-row>
        <table:table-row table:style-name="ro1">
          <table:table-cell table:style-name="ce3" office:value-type="string">
            <text:p>ictransitem</text:p>
          </table:table-cell>
          <table:table-cell office:value-type="string">
            <text:p>LOCATIONID</text:p>
          </table:table-cell>
          <table:table-cell office:value-type="string">
            <text:p>location</text:p>
          </table:table-cell>
          <table:table-cell office:value-type="string">
            <text:p>Key to the location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table:style-name="ce3" office:value-type="string">
            <text:p>ictransitem</text:p>
          </table:table-cell>
          <table:table-cell office:value-type="string">
            <text:p>DEPARTMENTID</text:p>
          </table:table-cell>
          <table:table-cell office:value-type="string">
            <text:p>department</text:p>
          </table:table-cell>
          <table:table-cell office:value-type="string">
            <text:p>Key to the department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ictransactiondef</text:p>
          </table:table-cell>
          <table:table-cell office:value-type="string">
            <text:p>TRANSDEFID</text:p>
          </table:table-cell>
          <table:table-cell/>
          <table:table-cell office:value-type="string">
            <text:p>Ictransactiondef ID</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ctransactiondef</text:p>
          </table:table-cell>
          <table:table-cell office:value-type="string">
            <text:p>TRANSCLASS</text:p>
          </table:table-cell>
          <table:table-cell table:number-columns-repeated="2"/>
          <table:table-cell office:value-type="string">
            <text:p>Enumeration of “Quote", "Order", "Invoice", "List", "Adjustment", "Other"</text:p>
          </table:table-cell>
          <table:table-cell office:value-type="float" office:value="-0">
            <text:p>-0</text:p>
          </table:table-cell>
          <table:table-cell table:number-columns-repeated="4"/>
        </table:table-row>
        <table:table-row table:style-name="ro1">
          <table:table-cell office:value-type="string">
            <text:p>itemglgroup</text:p>
          </table:table-cell>
          <table:table-cell table:style-name="ce1" office:value-type="string">
            <text:p>GLGROUPNAME</text:p>
          </table:table-cell>
          <table:table-cell/>
          <table:table-cell table:style-name="ce1" office:value-type="string">
            <text:p>GL Group Name for grouping ICItems</text:p>
          </table:table-cell>
          <table:table-cell table:style-name="ce1" office:value-type="string">
            <text:p>ALPHANUMERIC</text:p>
          </table:table-cell>
          <table:table-cell office:value-type="float" office:value="10">
            <text:p>10</text:p>
          </table:table-cell>
          <table:table-cell table:number-columns-repeated="4"/>
        </table:table-row>
        <table:table-row table:style-name="ro1">
          <table:table-cell office:value-type="string">
            <text:p>popricelist</text:p>
          </table:table-cell>
          <table:table-cell office:value-type="string">
            <text:p>PRICELISTNAME</text:p>
          </table:table-cell>
          <table:table-cell/>
          <table:table-cell office:value-type="string">
            <text:p>PriceListName is the ID of POPriceList</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opricelist</text:p>
          </table:table-cell>
          <table:table-cell office:value-type="string">
            <text:p>DATEFROM</text:p>
          </table:table-cell>
          <table:table-cell/>
          <table:table-cell office:value-type="string">
            <text:p>Date price list becomes effective</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popricelist</text:p>
          </table:table-cell>
          <table:table-cell office:value-type="string">
            <text:p>DATETO</text:p>
          </table:table-cell>
          <table:table-cell/>
          <table:table-cell office:value-type="string">
            <text:p>Date price list is no longer effective</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popricelist</text:p>
          </table:table-cell>
          <table:table-cell office:value-type="string">
            <text:p>STATUS</text:p>
          </table:table-cell>
          <table:table-cell/>
          <table:table-cell office:value-type="string">
            <text:p>Enumeration of ‘active’, ‘inactive’</text:p>
          </table:table-cell>
          <table:table-cell office:value-type="string">
            <text:p>ALPHANUMERIC</text:p>
          </table:table-cell>
          <table:table-cell office:value-type="float" office:value="7">
            <text:p>7</text:p>
          </table:table-cell>
          <table:table-cell table:number-columns-repeated="4"/>
        </table:table-row>
        <table:table-row table:style-name="ro1">
          <table:table-cell office:value-type="string">
            <text:p>sotransaction</text:p>
          </table:table-cell>
          <table:table-cell office:value-type="string">
            <text:p>TRANSACTIONTYPE</text:p>
          </table:table-cell>
          <table:table-cell/>
          <table:table-cell office:value-type="string">
            <text:p>Document / Transaction type ID</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sotransaction</text:p>
          </table:table-cell>
          <table:table-cell office:value-type="string">
            <text:p>TRANSACTIONID</text:p>
          </table:table-cell>
          <table:table-cell/>
          <table:table-cell office:value-type="string">
            <text:p>System generated transaction key. The create_sotransaction response will contain an element ‘key’ containing this value.</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sotransaction</text:p>
          </table:table-cell>
          <table:table-cell office:value-type="string">
            <text:p>DATECREATED</text:p>
          </table:table-cell>
          <table:table-cell/>
          <table:table-cell office:value-type="string">
            <text:p>Transaction date</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sotransaction</text:p>
          </table:table-cell>
          <table:table-cell office:value-type="string">
            <text:p>CREATEDFROM</text:p>
          </table:table-cell>
          <table:table-cell office:value-type="string">
            <text:p>potransaction</text:p>
          </table:table-cell>
          <table:table-cell office:value-type="string">
            <text:p>Key to document originating this document</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sotransaction</text:p>
          </table:table-cell>
          <table:table-cell office:value-type="string">
            <text:p>CUSTOMERID</text:p>
          </table:table-cell>
          <table:table-cell/>
          <table:table-cell office:value-type="string">
            <text:p>ID of the customer linked to this docu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sotransaction</text:p>
          </table:table-cell>
          <table:table-cell office:value-type="string">
            <text:p>REFERENCENO</text:p>
          </table:table-cell>
          <table:table-cell/>
          <table:table-cell office:value-type="string">
            <text:p>Document reference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sotransaction</text:p>
          </table:table-cell>
          <table:table-cell office:value-type="string">
            <text:p>TERMNAME</text:p>
          </table:table-cell>
          <table:table-cell/>
          <table:table-cell office:value-type="string">
            <text:p>ID of the term used in this docu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sotransaction</text:p>
          </table:table-cell>
          <table:table-cell office:value-type="string">
            <text:p>DATEDUE</text:p>
          </table:table-cell>
          <table:table-cell/>
          <table:table-cell office:value-type="string">
            <text:p>Due date. If not populated, the systemwill calculate it based on the term</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sotransaction</text:p>
          </table:table-cell>
          <table:table-cell office:value-type="string">
            <text:p>MESSAGE</text:p>
          </table:table-cell>
          <table:table-cell/>
          <table:table-cell office:value-type="string">
            <text:p>Message to display on document</text:p>
          </table:table-cell>
          <table:table-cell office:value-type="string">
            <text:p>ALPHANUMERIC</text:p>
          </table:table-cell>
          <table:table-cell office:value-type="float" office:value="4000">
            <text:p>4000</text:p>
          </table:table-cell>
          <table:table-cell table:number-columns-repeated="4"/>
        </table:table-row>
        <table:table-row table:style-name="ro1">
          <table:table-cell office:value-type="string">
            <text:p>sotransaction</text:p>
          </table:table-cell>
          <table:table-cell office:value-type="string">
            <text:p>SHIPPINGMETHOD</text:p>
          </table:table-cell>
          <table:table-cell/>
          <table:table-cell office:value-type="string">
            <text:p>Shipping method</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sotransaction</text:p>
          </table:table-cell>
          <table:table-cell office:value-type="string">
            <text:p>SHIPTO</text:p>
          </table:table-cell>
          <table:table-cell office:value-type="string">
            <text:p>contact</text:p>
          </table:table-cell>
          <table:table-cell office:value-type="string">
            <text:p>ID of contact for shipping</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sotransaction</text:p>
          </table:table-cell>
          <table:table-cell office:value-type="string">
            <text:p>BILLTO</text:p>
          </table:table-cell>
          <table:table-cell office:value-type="string">
            <text:p>contact</text:p>
          </table:table-cell>
          <table:table-cell office:value-type="string">
            <text:p>ID of contact for billing</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sotransaction</text:p>
          </table:table-cell>
          <table:table-cell office:value-type="string">
            <text:p>TRANSACTIONSTATE</text:p>
          </table:table-cell>
          <table:table-cell/>
          <table:table-cell office:value-type="string">
            <text:p>Enumeration of “pending”, “closed”</text:p>
          </table:table-cell>
          <table:table-cell office:value-type="string">
            <text:p>ALPHANUMERIC</text:p>
          </table:table-cell>
          <table:table-cell office:value-type="float" office:value="7">
            <text:p>7</text:p>
          </table:table-cell>
          <table:table-cell table:number-columns-repeated="4"/>
        </table:table-row>
        <table:table-row table:style-name="ro1">
          <table:table-cell office:value-type="string">
            <text:p>sotransaction</text:p>
          </table:table-cell>
          <table:table-cell office:value-type="string">
            <text:p>WHENMODIFIED</text:p>
          </table:table-cell>
          <table:table-cell/>
          <table:table-cell office:value-type="string">
            <text:p>Timestamp when transaction was last modified</text:p>
          </table:table-cell>
          <table:table-cell office:value-type="string">
            <text:p>DATE</text:p>
          </table:table-cell>
          <table:table-cell table:number-columns-repeated="5"/>
        </table:table-row>
        <table:table-row table:style-name="ro1">
          <table:table-cell office:value-type="string">
            <text:p>sotransaction</text:p>
          </table:table-cell>
          <table:table-cell office:value-type="string">
            <text:p>EXTERNALID</text:p>
          </table:table-cell>
          <table:table-cell/>
          <table:table-cell office:value-type="string">
            <text:p>ID for referencing this document outside the Intacct system.</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sotransaction</text:p>
          </table:table-cell>
          <table:table-cell office:value-type="string">
            <text:p>SOTRANSITEMS</text:p>
          </table:table-cell>
          <table:table-cell/>
          <table:table-cell office:value-type="string">
            <text:p>Transaction line items</text:p>
          </table:table-cell>
          <table:table-cell office:value-type="string">
            <text:p>LIST</text:p>
          </table:table-cell>
          <table:table-cell table:number-columns-repeated="5"/>
        </table:table-row>
        <table:table-row table:style-name="ro1">
          <table:table-cell table:style-name="ce3" office:value-type="string">
            <text:p>sotransitem</text:p>
          </table:table-cell>
          <table:table-cell office:value-type="string">
            <text:p>ITEMID</text:p>
          </table:table-cell>
          <table:table-cell office:value-type="string">
            <text:p>icitem</text:p>
          </table:table-cell>
          <table:table-cell office:value-type="string">
            <text:p>Key to an icitem</text:p>
          </table:table-cell>
          <table:table-cell office:value-type="string">
            <text:p>ALPHANUMERIC</text:p>
          </table:table-cell>
          <table:table-cell office:value-type="float" office:value="30">
            <text:p>30</text:p>
          </table:table-cell>
          <table:table-cell table:number-columns-repeated="4"/>
        </table:table-row>
        <table:table-row table:style-name="ro1">
          <table:table-cell table:style-name="ce3" office:value-type="string">
            <text:p>sotransitem</text:p>
          </table:table-cell>
          <table:table-cell office:value-type="string">
            <text:p>ITEMDESC</text:p>
          </table:table-cell>
          <table:table-cell office:value-type="string">
            <text:p>Item</text:p>
          </table:table-cell>
          <table:table-cell office:value-type="string">
            <text:p>description</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table:style-name="ce3" office:value-type="string">
            <text:p>sotransitem</text:p>
          </table:table-cell>
          <table:table-cell office:value-type="string">
            <text:p>WAREHOUSEID</text:p>
          </table:table-cell>
          <table:table-cell office:value-type="string">
            <text:p>warehouse</text:p>
          </table:table-cell>
          <table:table-cell office:value-type="string">
            <text:p>Key to a warehouse</text:p>
          </table:table-cell>
          <table:table-cell office:value-type="string">
            <text:p>ALPHANUMERIC</text:p>
          </table:table-cell>
          <table:table-cell office:value-type="float" office:value="30">
            <text:p>30</text:p>
          </table:table-cell>
          <table:table-cell table:number-columns-repeated="4"/>
        </table:table-row>
        <table:table-row table:style-name="ro1">
          <table:table-cell table:style-name="ce3" office:value-type="string">
            <text:p>sotransitem</text:p>
          </table:table-cell>
          <table:table-cell office:value-type="string">
            <text:p>QUANTITY</text:p>
          </table:table-cell>
          <table:table-cell/>
          <table:table-cell office:value-type="string">
            <text:p>Quantity of items</text:p>
          </table:table-cell>
          <table:table-cell office:value-type="string">
            <text:p>NUMBER</text:p>
          </table:table-cell>
          <table:table-cell office:value-type="string">
            <text:p>16,4</text:p>
          </table:table-cell>
          <table:table-cell table:number-columns-repeated="4"/>
        </table:table-row>
        <table:table-row table:style-name="ro1">
          <table:table-cell table:style-name="ce3" office:value-type="string">
            <text:p>sotransitem</text:p>
          </table:table-cell>
          <table:table-cell office:value-type="string">
            <text:p>UNIT</text:p>
          </table:table-cell>
          <table:table-cell/>
          <table:table-cell office:value-type="string">
            <text:p>Item unit of measure</text:p>
          </table:table-cell>
          <table:table-cell office:value-type="string">
            <text:p>ALPHANUMERIC</text:p>
          </table:table-cell>
          <table:table-cell office:value-type="float" office:value="30">
            <text:p>30</text:p>
          </table:table-cell>
          <table:table-cell table:number-columns-repeated="4"/>
        </table:table-row>
        <table:table-row table:style-name="ro1">
          <table:table-cell table:style-name="ce3" office:value-type="string">
            <text:p>sotransitem</text:p>
          </table:table-cell>
          <table:table-cell office:value-type="string">
            <text:p>PRICE</text:p>
          </table:table-cell>
          <table:table-cell/>
          <table:table-cell office:value-type="string">
            <text:p>Item Price</text:p>
          </table:table-cell>
          <table:table-cell office:value-type="string">
            <text:p>NUMBER</text:p>
          </table:table-cell>
          <table:table-cell office:value-type="string">
            <text:p>38,2</text:p>
          </table:table-cell>
          <table:table-cell table:number-columns-repeated="4"/>
        </table:table-row>
        <table:table-row table:style-name="ro1">
          <table:table-cell table:style-name="ce3" office:value-type="string">
            <text:p>sotransitem</text:p>
          </table:table-cell>
          <table:table-cell office:value-type="string">
            <text:p>LOCATIONID</text:p>
          </table:table-cell>
          <table:table-cell office:value-type="string">
            <text:p>location</text:p>
          </table:table-cell>
          <table:table-cell office:value-type="string">
            <text:p>Key to the location to which this subtotal is posted</text:p>
          </table:table-cell>
          <table:table-cell office:value-type="string">
            <text:p>ALPHANUMERIC 40</text:p>
          </table:table-cell>
          <table:table-cell table:number-columns-repeated="5"/>
        </table:table-row>
        <table:table-row table:style-name="ro1">
          <table:table-cell table:style-name="ce3" office:value-type="string">
            <text:p>sotransitem</text:p>
          </table:table-cell>
          <table:table-cell office:value-type="string">
            <text:p>DEPARTMENTID</text:p>
          </table:table-cell>
          <table:table-cell office:value-type="string">
            <text:p>department</text:p>
          </table:table-cell>
          <table:table-cell office:value-type="string">
            <text:p>Key to the department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table:style-name="ce3" office:value-type="string">
            <text:p>subtotal</text:p>
          </table:table-cell>
          <table:table-cell office:value-type="string">
            <text:p>SUBTOTALS</text:p>
          </table:table-cell>
          <table:table-cell/>
          <table:table-cell office:value-type="string">
            <text:p>Subtotal line items</text:p>
          </table:table-cell>
          <table:table-cell office:value-type="string">
            <text:p>LIST</text:p>
          </table:table-cell>
          <table:table-cell table:number-columns-repeated="5"/>
        </table:table-row>
        <table:table-row table:style-name="ro1">
          <table:table-cell table:style-name="ce3" office:value-type="string">
            <text:p>subtotal</text:p>
          </table:table-cell>
          <table:table-cell office:value-type="string">
            <text:p>DESCRIPTION</text:p>
          </table:table-cell>
          <table:table-cell/>
          <table:table-cell office:value-type="string">
            <text:p>Subtotal 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table:style-name="ce3" office:value-type="string">
            <text:p>subtotal</text:p>
          </table:table-cell>
          <table:table-cell office:value-type="string">
            <text:p>TOTAL</text:p>
          </table:table-cell>
          <table:table-cell/>
          <table:table-cell office:value-type="string">
            <text:p>Subtotal amount</text:p>
          </table:table-cell>
          <table:table-cell office:value-type="string">
            <text:p>NUMBER</text:p>
          </table:table-cell>
          <table:table-cell office:value-type="string">
            <text:p>16,2</text:p>
          </table:table-cell>
          <table:table-cell table:number-columns-repeated="4"/>
        </table:table-row>
        <table:table-row table:style-name="ro1">
          <table:table-cell table:style-name="ce3" office:value-type="string">
            <text:p>subtotal</text:p>
          </table:table-cell>
          <table:table-cell office:value-type="string">
            <text:p>ABSVAL</text:p>
          </table:table-cell>
          <table:table-cell/>
          <table:table-cell office:value-type="string">
            <text:p>The absolute subtotal amount</text:p>
          </table:table-cell>
          <table:table-cell office:value-type="string">
            <text:p>NUMBER</text:p>
          </table:table-cell>
          <table:table-cell office:value-type="string">
            <text:p>16,2</text:p>
          </table:table-cell>
          <table:table-cell table:number-columns-repeated="4"/>
        </table:table-row>
        <table:table-row table:style-name="ro1">
          <table:table-cell table:style-name="ce3" office:value-type="string">
            <text:p>subtotal</text:p>
          </table:table-cell>
          <table:table-cell office:value-type="string">
            <text:p>PERCENTVAL</text:p>
          </table:table-cell>
          <table:table-cell/>
          <table:table-cell office:value-type="string">
            <text:p>The percentage subtotal amount</text:p>
          </table:table-cell>
          <table:table-cell office:value-type="string">
            <text:p>NUMBER</text:p>
          </table:table-cell>
          <table:table-cell office:value-type="string">
            <text:p>16,2</text:p>
          </table:table-cell>
          <table:table-cell table:number-columns-repeated="4"/>
        </table:table-row>
        <table:table-row table:style-name="ro1">
          <table:table-cell table:style-name="ce3" office:value-type="string">
            <text:p>subtotal</text:p>
          </table:table-cell>
          <table:table-cell office:value-type="string">
            <text:p>LOCATIONID</text:p>
          </table:table-cell>
          <table:table-cell office:value-type="string">
            <text:p>location</text:p>
          </table:table-cell>
          <table:table-cell office:value-type="string">
            <text:p>Key to the location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table:style-name="ce3" office:value-type="string">
            <text:p>subtotal</text:p>
          </table:table-cell>
          <table:table-cell office:value-type="string">
            <text:p>DEPARTMENTID</text:p>
          </table:table-cell>
          <table:table-cell office:value-type="string">
            <text:p>department</text:p>
          </table:table-cell>
          <table:table-cell office:value-type="string">
            <text:p>Key to the department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potransaction</text:p>
          </table:table-cell>
          <table:table-cell office:value-type="string">
            <text:p>TRANSACTIONTYPE</text:p>
          </table:table-cell>
          <table:table-cell office:value-type="string">
            <text:p>POTRANSACTIONDEF</text:p>
          </table:table-cell>
          <table:table-cell office:value-type="string">
            <text:p>Document / Transaction type ID</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otransaction</text:p>
          </table:table-cell>
          <table:table-cell office:value-type="string">
            <text:p>TRANSACTIONID</text:p>
          </table:table-cell>
          <table:table-cell/>
          <table:table-cell office:value-type="string">
            <text:p>System generated transaction key. The create_potransaction response will contain an element ‘key’ containing this value.</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otransaction</text:p>
          </table:table-cell>
          <table:table-cell office:value-type="string">
            <text:p>DATECREATED</text:p>
          </table:table-cell>
          <table:table-cell/>
          <table:table-cell office:value-type="string">
            <text:p>Transaction date</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potransaction</text:p>
          </table:table-cell>
          <table:table-cell office:value-type="string">
            <text:p>CREATEDFROM</text:p>
          </table:table-cell>
          <table:table-cell office:value-type="string">
            <text:p>potransaction</text:p>
          </table:table-cell>
          <table:table-cell office:value-type="string">
            <text:p>Key to document originating this document</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otransaction</text:p>
          </table:table-cell>
          <table:table-cell office:value-type="string">
            <text:p>REFERENCENO</text:p>
          </table:table-cell>
          <table:table-cell/>
          <table:table-cell office:value-type="string">
            <text:p>Document reference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otransaction</text:p>
          </table:table-cell>
          <table:table-cell office:value-type="string">
            <text:p>MESSAGE</text:p>
          </table:table-cell>
          <table:table-cell/>
          <table:table-cell office:value-type="string">
            <text:p>Message to display on document</text:p>
          </table:table-cell>
          <table:table-cell office:value-type="string">
            <text:p>ALPHANUMERIC</text:p>
          </table:table-cell>
          <table:table-cell office:value-type="float" office:value="4000">
            <text:p>4000</text:p>
          </table:table-cell>
          <table:table-cell table:number-columns-repeated="4"/>
        </table:table-row>
        <table:table-row table:style-name="ro1">
          <table:table-cell office:value-type="string">
            <text:p>potransaction</text:p>
          </table:table-cell>
          <table:table-cell office:value-type="string">
            <text:p>TRANSACTIONSTATE</text:p>
          </table:table-cell>
          <table:table-cell/>
          <table:table-cell office:value-type="string">
            <text:p>Enumeration of “pending”, “closed”</text:p>
          </table:table-cell>
          <table:table-cell office:value-type="string">
            <text:p>ALPHANUMERIC</text:p>
          </table:table-cell>
          <table:table-cell office:value-type="float" office:value="7">
            <text:p>7</text:p>
          </table:table-cell>
          <table:table-cell table:number-columns-repeated="4"/>
        </table:table-row>
        <table:table-row table:style-name="ro1">
          <table:table-cell office:value-type="string">
            <text:p>potransaction</text:p>
          </table:table-cell>
          <table:table-cell office:value-type="string">
            <text:p>WHENMODIFIED</text:p>
          </table:table-cell>
          <table:table-cell/>
          <table:table-cell office:value-type="string">
            <text:p>Timestamp when transaction was last modified</text:p>
          </table:table-cell>
          <table:table-cell office:value-type="string">
            <text:p>DATE</text:p>
          </table:table-cell>
          <table:table-cell table:number-columns-repeated="5"/>
        </table:table-row>
        <table:table-row table:style-name="ro1">
          <table:table-cell office:value-type="string">
            <text:p>potransaction</text:p>
          </table:table-cell>
          <table:table-cell office:value-type="string">
            <text:p>EXTERNALID ID</text:p>
          </table:table-cell>
          <table:table-cell/>
          <table:table-cell office:value-type="string">
            <text:p>for referencing this document outside the Intacct system.</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potransaction</text:p>
          </table:table-cell>
          <table:table-cell office:value-type="string">
            <text:p>POTRANSITEMS</text:p>
          </table:table-cell>
          <table:table-cell/>
          <table:table-cell office:value-type="string">
            <text:p>Transaction line items</text:p>
          </table:table-cell>
          <table:table-cell office:value-type="string">
            <text:p>LIST</text:p>
          </table:table-cell>
          <table:table-cell table:number-columns-repeated="5"/>
        </table:table-row>
        <table:table-row table:style-name="ro1">
          <table:table-cell office:value-type="string">
            <text:p>potransaction</text:p>
          </table:table-cell>
          <table:table-cell office:value-type="string">
            <text:p>ITEMID</text:p>
          </table:table-cell>
          <table:table-cell office:value-type="string">
            <text:p>icitem</text:p>
          </table:table-cell>
          <table:table-cell office:value-type="string">
            <text:p>Key to an icitem</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otransaction</text:p>
          </table:table-cell>
          <table:table-cell office:value-type="string">
            <text:p>ITEMDESC</text:p>
          </table:table-cell>
          <table:table-cell/>
          <table:table-cell office:value-type="string">
            <text:p>Item description</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office:value-type="string">
            <text:p>potransaction</text:p>
          </table:table-cell>
          <table:table-cell office:value-type="string">
            <text:p>WAREHOUSEID</text:p>
          </table:table-cell>
          <table:table-cell office:value-type="string">
            <text:p>warehouse</text:p>
          </table:table-cell>
          <table:table-cell office:value-type="string">
            <text:p>Key to a warehouse</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otransaction</text:p>
          </table:table-cell>
          <table:table-cell office:value-type="string">
            <text:p>QUANTITY</text:p>
          </table:table-cell>
          <table:table-cell/>
          <table:table-cell office:value-type="string">
            <text:p>Quantity of items</text:p>
          </table:table-cell>
          <table:table-cell office:value-type="string">
            <text:p>NUMBER</text:p>
          </table:table-cell>
          <table:table-cell office:value-type="string">
            <text:p>16,4</text:p>
          </table:table-cell>
          <table:table-cell table:number-columns-repeated="4"/>
        </table:table-row>
        <table:table-row table:style-name="ro1">
          <table:table-cell office:value-type="string">
            <text:p>potransaction</text:p>
          </table:table-cell>
          <table:table-cell office:value-type="string">
            <text:p>UNIT</text:p>
          </table:table-cell>
          <table:table-cell/>
          <table:table-cell office:value-type="string">
            <text:p>Item unit of measure</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otransaction</text:p>
          </table:table-cell>
          <table:table-cell office:value-type="string">
            <text:p>COST</text:p>
          </table:table-cell>
          <table:table-cell/>
          <table:table-cell office:value-type="string">
            <text:p>Item cost</text:p>
          </table:table-cell>
          <table:table-cell office:value-type="string">
            <text:p>ALPHANUMERIC</text:p>
          </table:table-cell>
          <table:table-cell office:value-type="string">
            <text:p>38,2</text:p>
          </table:table-cell>
          <table:table-cell table:number-columns-repeated="4"/>
        </table:table-row>
        <table:table-row table:style-name="ro1">
          <table:table-cell office:value-type="string">
            <text:p>potransaction</text:p>
          </table:table-cell>
          <table:table-cell office:value-type="string">
            <text:p>LOCATIONID</text:p>
          </table:table-cell>
          <table:table-cell office:value-type="string">
            <text:p>location</text:p>
          </table:table-cell>
          <table:table-cell office:value-type="string">
            <text:p>Key to the location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potransaction</text:p>
          </table:table-cell>
          <table:table-cell office:value-type="string">
            <text:p>DEPARTMENTID</text:p>
          </table:table-cell>
          <table:table-cell office:value-type="string">
            <text:p>department</text:p>
          </table:table-cell>
          <table:table-cell office:value-type="string">
            <text:p>Key to the department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table:style-name="ce3" office:value-type="string">
            <text:p>subtotal</text:p>
          </table:table-cell>
          <table:table-cell office:value-type="string">
            <text:p>SUBTOTALS</text:p>
          </table:table-cell>
          <table:table-cell/>
          <table:table-cell office:value-type="string">
            <text:p>Subtotal line items LIST</text:p>
          </table:table-cell>
          <table:table-cell table:number-columns-repeated="6"/>
        </table:table-row>
        <table:table-row table:style-name="ro1">
          <table:table-cell table:style-name="ce3" office:value-type="string">
            <text:p>subtotal</text:p>
          </table:table-cell>
          <table:table-cell office:value-type="string">
            <text:p>DESCRIPTION</text:p>
          </table:table-cell>
          <table:table-cell/>
          <table:table-cell office:value-type="string">
            <text:p>Subtotal 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table:style-name="ce3" office:value-type="string">
            <text:p>subtotal</text:p>
          </table:table-cell>
          <table:table-cell office:value-type="string">
            <text:p>TOTAL</text:p>
          </table:table-cell>
          <table:table-cell/>
          <table:table-cell office:value-type="string">
            <text:p>Subtotal amount</text:p>
          </table:table-cell>
          <table:table-cell office:value-type="string">
            <text:p>NUMBER</text:p>
          </table:table-cell>
          <table:table-cell office:value-type="string">
            <text:p>16,2</text:p>
          </table:table-cell>
          <table:table-cell table:number-columns-repeated="4"/>
        </table:table-row>
        <table:table-row table:style-name="ro1">
          <table:table-cell table:style-name="ce3" office:value-type="string">
            <text:p>subtotal</text:p>
          </table:table-cell>
          <table:table-cell office:value-type="string">
            <text:p>ABSVAL</text:p>
          </table:table-cell>
          <table:table-cell/>
          <table:table-cell office:value-type="string">
            <text:p>The absolute subtotal amount</text:p>
          </table:table-cell>
          <table:table-cell office:value-type="string">
            <text:p>NUMBER</text:p>
          </table:table-cell>
          <table:table-cell office:value-type="string">
            <text:p>16,2</text:p>
          </table:table-cell>
          <table:table-cell table:number-columns-repeated="4"/>
        </table:table-row>
        <table:table-row table:style-name="ro1">
          <table:table-cell table:style-name="ce3" office:value-type="string">
            <text:p>subtotal</text:p>
          </table:table-cell>
          <table:table-cell office:value-type="string">
            <text:p>PERCENTVAL</text:p>
          </table:table-cell>
          <table:table-cell/>
          <table:table-cell office:value-type="string">
            <text:p>The percentage subtotal amount</text:p>
          </table:table-cell>
          <table:table-cell office:value-type="string">
            <text:p>NUMBER</text:p>
          </table:table-cell>
          <table:table-cell office:value-type="string">
            <text:p>16,2</text:p>
          </table:table-cell>
          <table:table-cell table:number-columns-repeated="4"/>
        </table:table-row>
        <table:table-row table:style-name="ro1">
          <table:table-cell table:style-name="ce3" office:value-type="string">
            <text:p>subtotal</text:p>
          </table:table-cell>
          <table:table-cell office:value-type="string">
            <text:p>LOCATIONID</text:p>
          </table:table-cell>
          <table:table-cell office:value-type="string">
            <text:p>location</text:p>
          </table:table-cell>
          <table:table-cell office:value-type="string">
            <text:p>Key to the location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table:style-name="ce3" office:value-type="string">
            <text:p>subtotal</text:p>
          </table:table-cell>
          <table:table-cell office:value-type="string">
            <text:p>DEPARTMENTID</text:p>
          </table:table-cell>
          <table:table-cell office:value-type="string">
            <text:p>department</text:p>
          </table:table-cell>
          <table:table-cell office:value-type="string">
            <text:p>Key to the department to which this subtotal is posted</text:p>
          </table:table-cell>
          <table:table-cell office:value-type="string">
            <text:p>ALPHANUMERIC</text:p>
          </table:table-cell>
          <table:table-cell office:value-type="float" office:value="40">
            <text:p>40</text:p>
          </table:table-cell>
          <table:table-cell table:number-columns-repeated="4"/>
        </table:table-row>
        <table:table-row table:style-name="ro1">
          <table:table-cell office:value-type="string">
            <text:p>potransactiondef</text:p>
          </table:table-cell>
          <table:table-cell office:value-type="string">
            <text:p>TRANSDEFID</text:p>
          </table:table-cell>
          <table:table-cell/>
          <table:table-cell office:value-type="string">
            <text:p>POTransactionDef ID</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otransactiondef</text:p>
          </table:table-cell>
          <table:table-cell office:value-type="string">
            <text:p>TRANSCLASS</text:p>
          </table:table-cell>
          <table:table-cell/>
          <table:table-cell office:value-type="string">
            <text:p>Enumeration of “Quote", "Order", "Invoice", "List", "Adjustment", "Other"</text:p>
          </table:table-cell>
          <table:table-cell office:value-type="string">
            <text:p>ALPHANUMERIC</text:p>
          </table:table-cell>
          <table:table-cell office:value-type="float" office:value="10">
            <text:p>10</text:p>
          </table:table-cell>
          <table:table-cell table:number-columns-repeated="4"/>
        </table:table-row>
        <table:table-row table:style-name="ro1">
          <table:table-cell office:value-type="string">
            <text:p>productline</text:p>
          </table:table-cell>
          <table:table-cell office:value-type="string">
            <text:p>PRODUCTLINEID</text:p>
          </table:table-cell>
          <table:table-cell/>
          <table:table-cell office:value-type="string">
            <text:p>Product Line ID</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roductline</text:p>
          </table:table-cell>
          <table:table-cell office:value-type="string">
            <text:p>PARENTID</text:p>
          </table:table-cell>
          <table:table-cell/>
          <table:table-cell office:value-type="string">
            <text:p>PRODUCTLINE</text:p>
          </table:table-cell>
          <table:table-cell office:value-type="string">
            <text:p>ID of this Product Line’s parent in the</text:p>
          </table:table-cell>
          <table:table-cell office:value-type="string">
            <text:p>-</text:p>
          </table:table-cell>
          <table:table-cell table:number-columns-repeated="4"/>
        </table:table-row>
        <table:table-row table:style-name="ro1">
          <table:table-cell office:value-type="string">
            <text:p>productline</text:p>
          </table:table-cell>
          <table:table-cell office:value-type="string">
            <text:p>hierarchy</text:p>
          </table:table-cell>
          <table:table-cell/>
          <table:table-cell office:value-type="string">
            <text:p>ALPHANUMERIC</text:p>
          </table:table-cell>
          <table:table-cell office:value-type="float" office:value="30">
            <text:p>30</text:p>
          </table:table-cell>
          <table:table-cell table:number-columns-repeated="5"/>
        </table:table-row>
        <table:table-row table:style-name="ro1">
          <table:table-cell office:value-type="string">
            <text:p>productline</text:p>
          </table:table-cell>
          <table:table-cell office:value-type="string">
            <text:p>PRODUCTLINEDESC</text:p>
          </table:table-cell>
          <table:table-cell/>
          <table:table-cell office:value-type="string">
            <text:p>Product line description</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productline</text:p>
          </table:table-cell>
          <table:table-cell office:value-type="string">
            <text:p>STATUS</text:p>
          </table:table-cell>
          <table:table-cell/>
          <table:table-cell office:value-type="string">
            <text:p>Enumeration of ‘active’, ‘inactive’</text:p>
          </table:table-cell>
          <table:table-cell office:value-type="string">
            <text:p>ALPHANUMERIC</text:p>
          </table:table-cell>
          <table:table-cell office:value-type="float" office:value="7">
            <text:p>7</text:p>
          </table:table-cell>
          <table:table-cell table:number-columns-repeated="4"/>
        </table:table-row>
        <table:table-row table:style-name="ro1">
          <table:table-cell table:style-name="Default" office:value-type="string">
            <text:p>get_salestotals</text:p>
          </table:table-cell>
          <table:table-cell office:value-type="string">
            <text:p>CUSTOMERID</text:p>
          </table:table-cell>
          <table:table-cell/>
          <table:table-cell office:value-type="string">
            <text:p>Customer ID</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Default" office:value-type="string">
            <text:p>get_salestotals</text:p>
          </table:table-cell>
          <table:table-cell office:value-type="string">
            <text:p>ITEMID</text:p>
          </table:table-cell>
          <table:table-cell/>
          <table:table-cell office:value-type="string">
            <text:p>ID of Item Sold</text:p>
          </table:table-cell>
          <table:table-cell office:value-type="string">
            <text:p>ALPHANUMERIC</text:p>
          </table:table-cell>
          <table:table-cell office:value-type="float" office:value="30">
            <text:p>30</text:p>
          </table:table-cell>
          <table:table-cell table:number-columns-repeated="4"/>
        </table:table-row>
        <table:table-row table:style-name="ro1">
          <table:table-cell table:style-name="Default" office:value-type="string">
            <text:p>get_salestotals</text:p>
          </table:table-cell>
          <table:table-cell office:value-type="string">
            <text:p>PRODUCTLINEID</text:p>
          </table:table-cell>
          <table:table-cell/>
          <table:table-cell office:value-type="string">
            <text:p>ID of Product Line Item belongs to</text:p>
          </table:table-cell>
          <table:table-cell office:value-type="string">
            <text:p>ALPHANUMERIC 30</text:p>
          </table:table-cell>
          <table:table-cell table:number-columns-repeated="5"/>
        </table:table-row>
        <table:table-row table:style-name="ro1">
          <table:table-cell table:style-name="Default" office:value-type="string">
            <text:p>get_salestotals</text:p>
          </table:table-cell>
          <table:table-cell office:value-type="string">
            <text:p>QUANITTY</text:p>
          </table:table-cell>
          <table:table-cell/>
          <table:table-cell office:value-type="string">
            <text:p>Total item quantity sold in period</text:p>
          </table:table-cell>
          <table:table-cell office:value-type="string">
            <text:p>NUMERIC</text:p>
          </table:table-cell>
          <table:table-cell office:value-type="string">
            <text:p>16,4</text:p>
          </table:table-cell>
          <table:table-cell table:number-columns-repeated="4"/>
        </table:table-row>
        <table:table-row table:style-name="ro1">
          <table:table-cell table:style-name="Default" office:value-type="string">
            <text:p>get_salestotals</text:p>
          </table:table-cell>
          <table:table-cell office:value-type="string">
            <text:p>TOTALAMOUNT</text:p>
          </table:table-cell>
          <table:table-cell/>
          <table:table-cell office:value-type="string">
            <text:p>Total sales amount for item in period</text:p>
          </table:table-cell>
          <table:table-cell office:value-type="string">
            <text:p>NUMERIC</text:p>
          </table:table-cell>
          <table:table-cell office:value-type="string">
            <text:p>38,2</text:p>
          </table:table-cell>
          <table:table-cell table:number-columns-repeated="4"/>
        </table:table-row>
        <table:table-row table:style-name="ro1">
          <table:table-cell office:value-type="string">
            <text:p>sopricelist</text:p>
          </table:table-cell>
          <table:table-cell office:value-type="string">
            <text:p>PRICELISTNAME</text:p>
          </table:table-cell>
          <table:table-cell/>
          <table:table-cell office:value-type="string">
            <text:p>PriceListName is the ID of SOPriceList</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sopricelist</text:p>
          </table:table-cell>
          <table:table-cell office:value-type="string">
            <text:p>DATEFROM</text:p>
          </table:table-cell>
          <table:table-cell/>
          <table:table-cell office:value-type="string">
            <text:p>Date price list becomes effective</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sopricelist</text:p>
          </table:table-cell>
          <table:table-cell office:value-type="string">
            <text:p>DATETO</text:p>
          </table:table-cell>
          <table:table-cell/>
          <table:table-cell office:value-type="string">
            <text:p>Date price list is no longer effective</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sopricelist</text:p>
          </table:table-cell>
          <table:table-cell office:value-type="string">
            <text:p>STATUS</text:p>
          </table:table-cell>
          <table:table-cell/>
          <table:table-cell office:value-type="string">
            <text:p>Enumeration of ‘active’, ‘inactive’</text:p>
          </table:table-cell>
          <table:table-cell office:value-type="string">
            <text:p>ALPHANUMERIC</text:p>
          </table:table-cell>
          <table:table-cell office:value-type="float" office:value="7">
            <text:p>7</text:p>
          </table:table-cell>
          <table:table-cell table:number-columns-repeated="4"/>
        </table:table-row>
        <table:table-row table:style-name="ro1">
          <table:table-cell office:value-type="string">
            <text:p>sotransactiondef</text:p>
          </table:table-cell>
          <table:table-cell table:style-name="ce1" office:value-type="string">
            <text:p>TRANSDEFID</text:p>
          </table:table-cell>
          <table:table-cell/>
          <table:table-cell table:style-name="ce1" office:value-type="string">
            <text:p>SOTransactionDef ID</text:p>
          </table:table-cell>
          <table:table-cell table:number-columns-repeated="6"/>
        </table:table-row>
        <table:table-row table:style-name="ro1">
          <table:table-cell office:value-type="string">
            <text:p>uom</text:p>
          </table:table-cell>
          <table:table-cell office:value-type="string">
            <text:p>UNIT</text:p>
          </table:table-cell>
          <table:table-cell/>
          <table:table-cell office:value-type="string">
            <text:p>Unit of Measure Identifi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uom</text:p>
          </table:table-cell>
          <table:table-cell office:value-type="string">
            <text:p>NUMDECIMALS</text:p>
          </table:table-cell>
          <table:table-cell/>
          <table:table-cell office:value-type="string">
            <text:p>Number of decimals</text:p>
          </table:table-cell>
          <table:table-cell office:value-type="string">
            <text:p>INTEGER</text:p>
          </table:table-cell>
          <table:table-cell office:value-type="float" office:value="-0">
            <text:p>-0</text:p>
          </table:table-cell>
          <table:table-cell table:number-columns-repeated="4"/>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JEMHGE+Webdings" svg:font-family="JEMHGE+Webdings"/>
    <style:font-face style:name="F" svg:font-family="" style:font-family-generic="roman"/>
    <style:font-face style:name="TimesNewRomanPSMT" svg:font-family="TimesNewRomanPSMT" style:font-family-generic="roman"/>
    <style:font-face style:name="Verdana" svg:font-family="Verdana" style:font-family-generic="swiss"/>
    <style:font-face style:name="Monospace" svg:font-family="Monospace" style:font-pitch="fixed"/>
    <style:font-face style:name="CourierNewPSMT" svg:font-family="CourierNewPSMT" style:font-family-generic="roma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3">02/03/2011</text:date>, <text:time>13:02: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2-02T17:31:02</meta:creation-date>
    <dc:date>2011-02-03T13:02:16</dc:date>
    <dc:creator>juan </dc:creator>
    <meta:editing-duration>PT05H28M34S</meta:editing-duration>
    <meta:editing-cycles>17</meta:editing-cycles>
    <meta:generator>OpenOffice.org/3.2$Unix OpenOffice.org_project/320m19$Build-9505</meta:generator>
    <meta:document-statistic meta:table-count="3" meta:cell-count="2713" meta:object-count="0"/>
  </office:meta>
</office:document-meta>
</file>